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Pictures/200000330000184A00000289D78E6B0F.svm" manifest:media-type=""/>
  <manifest:file-entry manifest:full-path="Pictures/20000033000018B400000289029DEAC7.svm" manifest:media-type=""/>
  <manifest:file-entry manifest:full-path="Pictures/20000033000018B40000028963681682.svm" manifest:media-type=""/>
  <manifest:file-entry manifest:full-path="Pictures/20000033000018B400000289D47BD4D7.svm" manifest:media-type=""/>
  <manifest:file-entry manifest:full-path="Pictures/20000033000018B4000002895F4028BE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9591in"/>
    </style:style>
    <style:style style:name="co4" style:family="table-column">
      <style:table-column-properties fo:break-before="auto" style:column-width="1.0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2.4894in" svg:height="0.2551in" svg:x="0.8886in" svg:y="1.6311in">
            <draw:image xlink:href="Pictures/20000033000018B4000002895F4028BE.svm" xlink:type="simple" xlink:show="embed" xlink:actuate="onLoad">
              <text:p/>
            </draw:image>
          </draw:frame>
          <draw:frame draw:z-index="1" draw:name="Image 2" draw:style-name="gr1" draw:text-style-name="P1" svg:width="2.4894in" svg:height="0.2551in" svg:x="0.8886in" svg:y="0.1776in">
            <draw:image xlink:href="Pictures/20000033000018B400000289D47BD4D7.svm" xlink:type="simple" xlink:show="embed" xlink:actuate="onLoad">
              <text:p/>
            </draw:image>
          </draw:frame>
          <draw:frame draw:z-index="2" draw:name="Image 3" draw:style-name="gr1" draw:text-style-name="P1" svg:width="2.4894in" svg:height="0.2551in" svg:x="0.8886in" svg:y="0.5331in">
            <draw:image xlink:href="Pictures/20000033000018B40000028963681682.svm" xlink:type="simple" xlink:show="embed" xlink:actuate="onLoad">
              <text:p/>
            </draw:image>
          </draw:frame>
          <draw:frame draw:z-index="3" draw:name="Image 4" draw:style-name="gr1" draw:text-style-name="P1" svg:width="2.4894in" svg:height="0.2551in" svg:x="0.8886in" svg:y="0.8886in">
            <draw:image xlink:href="Pictures/20000033000018B400000289029DEAC7.svm" xlink:type="simple" xlink:show="embed" xlink:actuate="onLoad">
              <text:p/>
            </draw:image>
          </draw:frame>
          <draw:frame draw:z-index="4" draw:name="Image 5" draw:style-name="gr1" draw:text-style-name="P1" svg:width="2.4476in" svg:height="0.2551in" svg:x="0.8886in" svg:y="1.2441in">
            <draw:image xlink:href="Pictures/200000330000184A00000289D78E6B0F.svm" xlink:type="simple" xlink:show="embed" xlink:actuate="onLoad">
              <text:p/>
            </draw:image>
          </draw:frame>
          <draw:frame draw:z-index="5" draw:style-name="gr2" draw:text-style-name="P1" svg:width="6.298in" svg:height="3.5449in" svg:x="1.5827in" svg:y="2.7398in">
            <draw:object draw:notify-on-update-of-ranges="Sheet1.E2:Sheet1.E6 Sheet1.F2:Sheet1.F6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1.88469" calcext:value-type="float">
            <text:p>1.884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3.84933" calcext:value-type="float">
            <text:p>3.849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5.56995" calcext:value-type="float">
            <text:p>5.569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7.714095" calcext:value-type="float">
            <text:p>7.71409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9.47543" calcext:value-type="float">
            <text:p>9.47543</text:p>
          </table:table-cell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formula="of:=19.064245/6" office:value-type="float" office:value="3.17737416666667" calcext:value-type="float">
            <text:p>3.1773741667</text:p>
          </table:table-cell>
        </table:table-row>
      </table:table>
      <table:table table:name="0.1_1" table:style-name="ta1">
        <table:shapes>
          <draw:frame draw:z-index="0" draw:style-name="gr2" draw:text-style-name="P1" svg:width="6.2957in" svg:height="3.5453in" svg:x="4.172in" svg:y="4.9358in">
            <draw:object draw:notify-on-update-of-ranges="'0.1_1'.A1:'0.1_1'.A42 '0.1_1'.C1:'0.1_1'.C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6.2988in" svg:height="3.5429in" svg:x="4.2807in" svg:y="0.8969in">
            <draw:object draw:notify-on-update-of-ranges="'0.1_1'.A1:'0.1_1'.A42 '0.1_1'.B1:'0.1_1'.B4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.115000114461346" calcext:value-type="float">
            <text:p>0.1150001145</text:p>
          </table:table-cell>
          <table:table-cell office:value-type="float" office:value="0.5725727771931" calcext:value-type="float">
            <text:p>0.5725727772</text:p>
          </table:table-cell>
          <table:table-cell table:formula="of:=1/[.B1]^2" office:value-type="float" office:value="3.05027228314409" calcext:value-type="float">
            <text:p>3.0502722831</text:p>
          </table:table-cell>
        </table:table-row>
        <table:table-row table:style-name="ro1">
          <table:table-cell office:value-type="float" office:value="3.04392979826877" calcext:value-type="float">
            <text:p>3.0439297983</text:p>
          </table:table-cell>
          <table:table-cell office:value-type="float" office:value="0.338895045048145" calcext:value-type="float">
            <text:p>0.338895045</text:p>
          </table:table-cell>
          <table:table-cell table:formula="of:=1/[.B2]^2" office:value-type="float" office:value="8.7070203960463" calcext:value-type="float">
            <text:p>8.707020396</text:p>
          </table:table-cell>
        </table:table-row>
        <table:table-row table:style-name="ro1">
          <table:table-cell office:value-type="float" office:value="5.75729388301322" calcext:value-type="float">
            <text:p>5.757293883</text:p>
          </table:table-cell>
          <table:table-cell office:value-type="float" office:value="0.27006735531448" calcext:value-type="float">
            <text:p>0.2700673553</text:p>
          </table:table-cell>
          <table:table-cell table:formula="of:=1/[.B3]^2" office:value-type="float" office:value="13.7105796759885" calcext:value-type="float">
            <text:p>13.710579676</text:p>
          </table:table-cell>
        </table:table-row>
        <table:table-row table:style-name="ro1">
          <table:table-cell office:value-type="float" office:value="8.40548539854574" calcext:value-type="float">
            <text:p>8.4054853985</text:p>
          </table:table-cell>
          <table:table-cell office:value-type="float" office:value="0.231527141284822" calcext:value-type="float">
            <text:p>0.2315271413</text:p>
          </table:table-cell>
          <table:table-cell table:formula="of:=1/[.B4]^2" office:value-type="float" office:value="18.6550398478808" calcext:value-type="float">
            <text:p>18.6550398479</text:p>
          </table:table-cell>
        </table:table-row>
        <table:table-row table:style-name="ro1">
          <table:table-cell office:value-type="float" office:value="10.79902428929" calcext:value-type="float">
            <text:p>10.7990242893</text:p>
          </table:table-cell>
          <table:table-cell office:value-type="float" office:value="0.209847651296772" calcext:value-type="float">
            <text:p>0.2098476513</text:p>
          </table:table-cell>
          <table:table-cell table:formula="of:=1/[.B5]^2" office:value-type="float" office:value="22.7086739337785" calcext:value-type="float">
            <text:p>22.7086739338</text:p>
          </table:table-cell>
        </table:table-row>
        <table:table-row table:style-name="ro1">
          <table:table-cell office:value-type="float" office:value="13.5192254815559" calcext:value-type="float">
            <text:p>13.5192254816</text:p>
          </table:table-cell>
          <table:table-cell office:value-type="float" office:value="0.180032066945955" calcext:value-type="float">
            <text:p>0.1800320669</text:p>
          </table:table-cell>
          <table:table-cell table:formula="of:=1/[.B6]^2" office:value-type="float" office:value="30.8532035737603" calcext:value-type="float">
            <text:p>30.8532035738</text:p>
          </table:table-cell>
        </table:table-row>
        <table:table-row table:style-name="ro1">
          <table:table-cell office:value-type="float" office:value="16.244699221651" calcext:value-type="float">
            <text:p>16.2446992217</text:p>
          </table:table-cell>
          <table:table-cell office:value-type="float" office:value="0.173472871601213" calcext:value-type="float">
            <text:p>0.1734728716</text:p>
          </table:table-cell>
          <table:table-cell table:formula="of:=1/[.B7]^2" office:value-type="float" office:value="33.2304991372633" calcext:value-type="float">
            <text:p>33.2304991373</text:p>
          </table:table-cell>
        </table:table-row>
        <table:table-row table:style-name="ro1">
          <table:table-cell office:value-type="float" office:value="18.8247425607695" calcext:value-type="float">
            <text:p>18.8247425608</text:p>
          </table:table-cell>
          <table:table-cell office:value-type="float" office:value="0.161558291595037" calcext:value-type="float">
            <text:p>0.1615582916</text:p>
          </table:table-cell>
          <table:table-cell table:formula="of:=1/[.B8]^2" office:value-type="float" office:value="38.3125885728513" calcext:value-type="float">
            <text:p>38.3125885729</text:p>
          </table:table-cell>
        </table:table-row>
        <table:table-row table:style-name="ro1">
          <table:table-cell office:value-type="float" office:value="21.5085430533072" calcext:value-type="float">
            <text:p>21.5085430533</text:p>
          </table:table-cell>
          <table:table-cell office:value-type="float" office:value="0.148086395721671" calcext:value-type="float">
            <text:p>0.1480863957</text:p>
          </table:table-cell>
          <table:table-cell table:formula="of:=1/[.B9]^2" office:value-type="float" office:value="45.6005072937284" calcext:value-type="float">
            <text:p>45.6005072937</text:p>
          </table:table-cell>
        </table:table-row>
        <table:table-row table:style-name="ro1">
          <table:table-cell office:value-type="float" office:value="23.8208309902848" calcext:value-type="float">
            <text:p>23.8208309903</text:p>
          </table:table-cell>
          <table:table-cell office:value-type="float" office:value="0.139871135207342" calcext:value-type="float">
            <text:p>0.1398711352</text:p>
          </table:table-cell>
          <table:table-cell table:formula="of:=1/[.B10]^2" office:value-type="float" office:value="51.1144627799882" calcext:value-type="float">
            <text:p>51.11446278</text:p>
          </table:table-cell>
        </table:table-row>
        <table:table-row table:style-name="ro1">
          <table:table-cell office:value-type="float" office:value="26.5932306239639" calcext:value-type="float">
            <text:p>26.593230624</text:p>
          </table:table-cell>
          <table:table-cell office:value-type="float" office:value="0.136233702219229" calcext:value-type="float">
            <text:p>0.1362337022</text:p>
          </table:table-cell>
          <table:table-cell table:formula="of:=1/[.B11]^2" office:value-type="float" office:value="53.8804087957878" calcext:value-type="float">
            <text:p>53.8804087958</text:p>
          </table:table-cell>
        </table:table-row>
        <table:table-row table:style-name="ro1">
          <table:table-cell office:value-type="float" office:value="29.1219449761075" calcext:value-type="float">
            <text:p>29.1219449761</text:p>
          </table:table-cell>
          <table:table-cell office:value-type="float" office:value="0.12872393384047" calcext:value-type="float">
            <text:p>0.1287239338</text:p>
          </table:table-cell>
          <table:table-cell table:formula="of:=1/[.B12]^2" office:value-type="float" office:value="60.3505723345246" calcext:value-type="float">
            <text:p>60.3505723345</text:p>
          </table:table-cell>
        </table:table-row>
        <table:table-row table:style-name="ro1">
          <table:table-cell office:value-type="float" office:value="32.1534181473974" calcext:value-type="float">
            <text:p>32.1534181474</text:p>
          </table:table-cell>
          <table:table-cell office:value-type="float" office:value="0.130601865716439" calcext:value-type="float">
            <text:p>0.1306018657</text:p>
          </table:table-cell>
          <table:table-cell table:formula="of:=1/[.B13]^2" office:value-type="float" office:value="58.6274814292552" calcext:value-type="float">
            <text:p>58.6274814293</text:p>
          </table:table-cell>
        </table:table-row>
        <table:table-row table:style-name="ro1">
          <table:table-cell office:value-type="float" office:value="34.5638748322551" calcext:value-type="float">
            <text:p>34.5638748323</text:p>
          </table:table-cell>
          <table:table-cell office:value-type="float" office:value="0.121650357293057" calcext:value-type="float">
            <text:p>0.1216503573</text:p>
          </table:table-cell>
          <table:table-cell table:formula="of:=1/[.B14]^2" office:value-type="float" office:value="67.5730034069281" calcext:value-type="float">
            <text:p>67.5730034069</text:p>
          </table:table-cell>
        </table:table-row>
        <table:table-row table:style-name="ro1">
          <table:table-cell office:value-type="float" office:value="37.3573731928537" calcext:value-type="float">
            <text:p>37.3573731929</text:p>
          </table:table-cell>
          <table:table-cell office:value-type="float" office:value="0.115742883210135" calcext:value-type="float">
            <text:p>0.1157428832</text:p>
          </table:table-cell>
          <table:table-cell table:formula="of:=1/[.B15]^2" office:value-type="float" office:value="74.6468364088635" calcext:value-type="float">
            <text:p>74.6468364089</text:p>
          </table:table-cell>
        </table:table-row>
        <table:table-row table:style-name="ro1">
          <table:table-cell office:value-type="float" office:value="39.7971868115218" calcext:value-type="float">
            <text:p>39.7971868115</text:p>
          </table:table-cell>
          <table:table-cell office:value-type="float" office:value="0.113356602283683" calcext:value-type="float">
            <text:p>0.1133566023</text:p>
          </table:table-cell>
          <table:table-cell table:formula="of:=1/[.B16]^2" office:value-type="float" office:value="77.822711773571" calcext:value-type="float">
            <text:p>77.8227117736</text:p>
          </table:table-cell>
        </table:table-row>
        <table:table-row table:style-name="ro1">
          <table:table-cell office:value-type="float" office:value="42.4862625361639" calcext:value-type="float">
            <text:p>42.4862625362</text:p>
          </table:table-cell>
          <table:table-cell office:value-type="float" office:value="0.109828913291576" calcext:value-type="float">
            <text:p>0.1098289133</text:p>
          </table:table-cell>
          <table:table-cell table:formula="of:=1/[.B17]^2" office:value-type="float" office:value="82.9023090656097" calcext:value-type="float">
            <text:p>82.9023090656</text:p>
          </table:table-cell>
        </table:table-row>
        <table:table-row table:style-name="ro1">
          <table:table-cell office:value-type="float" office:value="44.9674203848953" calcext:value-type="float">
            <text:p>44.9674203849</text:p>
          </table:table-cell>
          <table:table-cell office:value-type="float" office:value="0.102508324981649" calcext:value-type="float">
            <text:p>0.102508325</text:p>
          </table:table-cell>
          <table:table-cell table:formula="of:=1/[.B18]^2" office:value-type="float" office:value="95.1659803565759" calcext:value-type="float">
            <text:p>95.1659803566</text:p>
          </table:table-cell>
        </table:table-row>
        <table:table-row table:style-name="ro1">
          <table:table-cell office:value-type="float" office:value="47.7812167806063" calcext:value-type="float">
            <text:p>47.7812167806</text:p>
          </table:table-cell>
          <table:table-cell office:value-type="float" office:value="0.105868981577961" calcext:value-type="float">
            <text:p>0.1058689816</text:p>
          </table:table-cell>
          <table:table-cell table:formula="of:=1/[.B19]^2" office:value-type="float" office:value="89.2200637701448" calcext:value-type="float">
            <text:p>89.2200637701</text:p>
          </table:table-cell>
        </table:table-row>
        <table:table-row table:style-name="ro1">
          <table:table-cell office:value-type="float" office:value="50.7120941490737" calcext:value-type="float">
            <text:p>50.7120941491</text:p>
          </table:table-cell>
          <table:table-cell office:value-type="float" office:value="0.100753254363518" calcext:value-type="float">
            <text:p>0.1007532544</text:p>
          </table:table-cell>
          <table:table-cell table:formula="of:=1/[.B20]^2" office:value-type="float" office:value="98.5103436760531" calcext:value-type="float">
            <text:p>98.5103436761</text:p>
          </table:table-cell>
        </table:table-row>
        <table:table-row table:style-name="ro1">
          <table:table-cell office:value-type="float" office:value="53.0029771535513" calcext:value-type="float">
            <text:p>53.0029771536</text:p>
          </table:table-cell>
          <table:table-cell office:value-type="float" office:value="0.0963566423362266" calcext:value-type="float">
            <text:p>0.0963566423</text:p>
          </table:table-cell>
          <table:table-cell table:formula="of:=1/[.B21]^2" office:value-type="float" office:value="107.705203060329" calcext:value-type="float">
            <text:p>107.7052030603</text:p>
          </table:table-cell>
        </table:table-row>
        <table:table-row table:style-name="ro1">
          <table:table-cell office:value-type="float" office:value="55.6969866605489" calcext:value-type="float">
            <text:p>55.6969866605</text:p>
          </table:table-cell>
          <table:table-cell office:value-type="float" office:value="0.0948252571918271" calcext:value-type="float">
            <text:p>0.0948252572</text:p>
          </table:table-cell>
          <table:table-cell table:formula="of:=1/[.B22]^2" office:value-type="float" office:value="111.212074356483" calcext:value-type="float">
            <text:p>111.2120743565</text:p>
          </table:table-cell>
        </table:table-row>
        <table:table-row table:style-name="ro1">
          <table:table-cell office:value-type="float" office:value="58.6315533771072" calcext:value-type="float">
            <text:p>58.6315533771</text:p>
          </table:table-cell>
          <table:table-cell office:value-type="float" office:value="0.0939262239828316" calcext:value-type="float">
            <text:p>0.093926224</text:p>
          </table:table-cell>
          <table:table-cell table:formula="of:=1/[.B23]^2" office:value-type="float" office:value="113.351239520499" calcext:value-type="float">
            <text:p>113.3512395205</text:p>
          </table:table-cell>
        </table:table-row>
        <table:table-row table:style-name="ro1">
          <table:table-cell office:value-type="float" office:value="60.8475547437447" calcext:value-type="float">
            <text:p>60.8475547437</text:p>
          </table:table-cell>
          <table:table-cell office:value-type="float" office:value="0.0926997246195015" calcext:value-type="float">
            <text:p>0.0926997246</text:p>
          </table:table-cell>
          <table:table-cell table:formula="of:=1/[.B24]^2" office:value-type="float" office:value="116.370556719638" calcext:value-type="float">
            <text:p>116.3705567196</text:p>
          </table:table-cell>
        </table:table-row>
        <table:table-row table:style-name="ro1">
          <table:table-cell office:value-type="float" office:value="63.508492816731" calcext:value-type="float">
            <text:p>63.5084928167</text:p>
          </table:table-cell>
          <table:table-cell office:value-type="float" office:value="0.0956972993282211" calcext:value-type="float">
            <text:p>0.0956972993</text:p>
          </table:table-cell>
          <table:table-cell table:formula="of:=1/[.B25]^2" office:value-type="float" office:value="109.194467948404" calcext:value-type="float">
            <text:p>109.1944679484</text:p>
          </table:table-cell>
        </table:table-row>
        <table:table-row table:style-name="ro1">
          <table:table-cell office:value-type="float" office:value="66.4267751681239" calcext:value-type="float">
            <text:p>66.4267751681</text:p>
          </table:table-cell>
          <table:table-cell office:value-type="float" office:value="0.0907947061989448" calcext:value-type="float">
            <text:p>0.0907947062</text:p>
          </table:table-cell>
          <table:table-cell table:formula="of:=1/[.B26]^2" office:value-type="float" office:value="121.305067746506" calcext:value-type="float">
            <text:p>121.3050677465</text:p>
          </table:table-cell>
        </table:table-row>
        <table:table-row table:style-name="ro1">
          <table:table-cell office:value-type="float" office:value="69.1897689394255" calcext:value-type="float">
            <text:p>69.1897689394</text:p>
          </table:table-cell>
          <table:table-cell office:value-type="float" office:value="0.0866286703325489" calcext:value-type="float">
            <text:p>0.0866286703</text:p>
          </table:table-cell>
          <table:table-cell table:formula="of:=1/[.B27]^2" office:value-type="float" office:value="133.252910341135" calcext:value-type="float">
            <text:p>133.2529103411</text:p>
          </table:table-cell>
        </table:table-row>
        <table:table-row table:style-name="ro1">
          <table:table-cell office:value-type="float" office:value="71.4158261118064" calcext:value-type="float">
            <text:p>71.4158261118</text:p>
          </table:table-cell>
          <table:table-cell office:value-type="float" office:value="0.0825964818626675" calcext:value-type="float">
            <text:p>0.0825964819</text:p>
          </table:table-cell>
          <table:table-cell table:formula="of:=1/[.B28]^2" office:value-type="float" office:value="146.580737174687" calcext:value-type="float">
            <text:p>146.5807371747</text:p>
          </table:table-cell>
        </table:table-row>
        <table:table-row table:style-name="ro1">
          <table:table-cell office:value-type="float" office:value="74.4179190949463" calcext:value-type="float">
            <text:p>74.4179190949</text:p>
          </table:table-cell>
          <table:table-cell office:value-type="float" office:value="0.0866628728839712" calcext:value-type="float">
            <text:p>0.0866628729</text:p>
          </table:table-cell>
          <table:table-cell table:formula="of:=1/[.B29]^2" office:value-type="float" office:value="133.147751349457" calcext:value-type="float">
            <text:p>133.1477513495</text:p>
          </table:table-cell>
        </table:table-row>
        <table:table-row table:style-name="ro1">
          <table:table-cell office:value-type="float" office:value="77.0948735716451" calcext:value-type="float">
            <text:p>77.0948735716</text:p>
          </table:table-cell>
          <table:table-cell office:value-type="float" office:value="0.0820514284916716" calcext:value-type="float">
            <text:p>0.0820514285</text:p>
          </table:table-cell>
          <table:table-cell table:formula="of:=1/[.B30]^2" office:value-type="float" office:value="148.534626057482" calcext:value-type="float">
            <text:p>148.5346260575</text:p>
          </table:table-cell>
        </table:table-row>
        <table:table-row table:style-name="ro1">
          <table:table-cell office:value-type="float" office:value="79.3828864039854" calcext:value-type="float">
            <text:p>79.382886404</text:p>
          </table:table-cell>
          <table:table-cell office:value-type="float" office:value="0.080124871076104" calcext:value-type="float">
            <text:p>0.0801248711</text:p>
          </table:table-cell>
          <table:table-cell table:formula="of:=1/[.B31]^2" office:value-type="float" office:value="155.763362036511" calcext:value-type="float">
            <text:p>155.7633620365</text:p>
          </table:table-cell>
        </table:table-row>
        <table:table-row table:style-name="ro1">
          <table:table-cell office:value-type="float" office:value="82.3089116046475" calcext:value-type="float">
            <text:p>82.3089116046</text:p>
          </table:table-cell>
          <table:table-cell office:value-type="float" office:value="0.0816997596120829" calcext:value-type="float">
            <text:p>0.0816997596</text:p>
          </table:table-cell>
          <table:table-cell table:formula="of:=1/[.B32]^2" office:value-type="float" office:value="149.81608456096" calcext:value-type="float">
            <text:p>149.816084561</text:p>
          </table:table-cell>
        </table:table-row>
        <table:table-row table:style-name="ro1">
          <table:table-cell office:value-type="float" office:value="84.8825257545221" calcext:value-type="float">
            <text:p>84.8825257545</text:p>
          </table:table-cell>
          <table:table-cell office:value-type="float" office:value="0.0764045407894782" calcext:value-type="float">
            <text:p>0.0764045408</text:p>
          </table:table-cell>
          <table:table-cell table:formula="of:=1/[.B33]^2" office:value-type="float" office:value="171.301695019668" calcext:value-type="float">
            <text:p>171.3016950197</text:p>
          </table:table-cell>
        </table:table-row>
        <table:table-row table:style-name="ro1">
          <table:table-cell office:value-type="float" office:value="87.5131769986944" calcext:value-type="float">
            <text:p>87.5131769987</text:p>
          </table:table-cell>
          <table:table-cell office:value-type="float" office:value="0.0764633035146018" calcext:value-type="float">
            <text:p>0.0764633035</text:p>
          </table:table-cell>
          <table:table-cell table:formula="of:=1/[.B34]^2" office:value-type="float" office:value="171.038502455633" calcext:value-type="float">
            <text:p>171.0385024556</text:p>
          </table:table-cell>
        </table:table-row>
        <table:table-row table:style-name="ro1">
          <table:table-cell office:value-type="float" office:value="90.3883460467026" calcext:value-type="float">
            <text:p>90.3883460467</text:p>
          </table:table-cell>
          <table:table-cell office:value-type="float" office:value="0.0760165487208641" calcext:value-type="float">
            <text:p>0.0760165487</text:p>
          </table:table-cell>
          <table:table-cell table:formula="of:=1/[.B35]^2" office:value-type="float" office:value="173.054821597089" calcext:value-type="float">
            <text:p>173.0548215971</text:p>
          </table:table-cell>
        </table:table-row>
        <table:table-row table:style-name="ro1">
          <table:table-cell office:value-type="float" office:value="92.5706069617539" calcext:value-type="float">
            <text:p>92.5706069618</text:p>
          </table:table-cell>
          <table:table-cell office:value-type="float" office:value="0.0751059537941968" calcext:value-type="float">
            <text:p>0.0751059538</text:p>
          </table:table-cell>
          <table:table-cell table:formula="of:=1/[.B36]^2" office:value-type="float" office:value="177.27654071827" calcext:value-type="float">
            <text:p>177.2765407183</text:p>
          </table:table-cell>
        </table:table-row>
        <table:table-row table:style-name="ro1">
          <table:table-cell office:value-type="float" office:value="95.3350445078038" calcext:value-type="float">
            <text:p>95.3350445078</text:p>
          </table:table-cell>
          <table:table-cell office:value-type="float" office:value="0.0777404475888375" calcext:value-type="float">
            <text:p>0.0777404476</text:p>
          </table:table-cell>
          <table:table-cell table:formula="of:=1/[.B37]^2" office:value-type="float" office:value="165.464917274066" calcext:value-type="float">
            <text:p>165.4649172741</text:p>
          </table:table-cell>
        </table:table-row>
        <table:table-row table:style-name="ro1">
          <table:table-cell office:value-type="float" office:value="98.2051608306739" calcext:value-type="float">
            <text:p>98.2051608307</text:p>
          </table:table-cell>
          <table:table-cell office:value-type="float" office:value="0.0729391607325688" calcext:value-type="float">
            <text:p>0.0729391607</text:p>
          </table:table-cell>
          <table:table-cell table:formula="of:=1/[.B38]^2" office:value-type="float" office:value="187.965643704709" calcext:value-type="float">
            <text:p>187.9656437047</text:p>
          </table:table-cell>
        </table:table-row>
        <table:table-row table:style-name="ro1">
          <table:table-cell office:value-type="float" office:value="100.662363019356" calcext:value-type="float">
            <text:p>100.6623630194</text:p>
          </table:table-cell>
          <table:table-cell office:value-type="float" office:value="0.0701443366960291" calcext:value-type="float">
            <text:p>0.0701443367</text:p>
          </table:table-cell>
          <table:table-cell table:formula="of:=1/[.B39]^2" office:value-type="float" office:value="203.24261517767" calcext:value-type="float">
            <text:p>203.2426151777</text:p>
          </table:table-cell>
        </table:table-row>
        <table:table-row table:style-name="ro1">
          <table:table-cell office:value-type="float" office:value="103.284199819292" calcext:value-type="float">
            <text:p>103.2841998193</text:p>
          </table:table-cell>
          <table:table-cell office:value-type="float" office:value="0.0718085934027643" calcext:value-type="float">
            <text:p>0.0718085934</text:p>
          </table:table-cell>
          <table:table-cell table:formula="of:=1/[.B40]^2" office:value-type="float" office:value="193.930965855383" calcext:value-type="float">
            <text:p>193.9309658554</text:p>
          </table:table-cell>
        </table:table-row>
        <table:table-row table:style-name="ro1">
          <table:table-cell office:value-type="float" office:value="106.131656636402" calcext:value-type="float">
            <text:p>106.1316566364</text:p>
          </table:table-cell>
          <table:table-cell office:value-type="float" office:value="0.0692351156641398" calcext:value-type="float">
            <text:p>0.0692351157</text:p>
          </table:table-cell>
          <table:table-cell table:formula="of:=1/[.B41]^2" office:value-type="float" office:value="208.615779931621" calcext:value-type="float">
            <text:p>208.6157799316</text:p>
          </table:table-cell>
        </table:table-row>
        <table:table-row table:style-name="ro1">
          <table:table-cell office:value-type="float" office:value="108.884542732597" calcext:value-type="float">
            <text:p>108.8845427326</text:p>
          </table:table-cell>
          <table:table-cell office:value-type="float" office:value="0.0680943966432021" calcext:value-type="float">
            <text:p>0.0680943966</text:p>
          </table:table-cell>
          <table:table-cell table:formula="of:=1/[.B42]^2" office:value-type="float" office:value="215.663797283673" calcext:value-type="float">
            <text:p>215.6637972837</text:p>
          </table:table-cell>
        </table:table-row>
      </table:table>
      <table:table table:name="0.2_1" table:style-name="ta1">
        <table:shapes>
          <draw:frame draw:z-index="0" draw:style-name="gr2" draw:text-style-name="P1" svg:width="6.2957in" svg:height="3.5453in" svg:x="8.0185in" svg:y="0.7217in">
            <draw:object draw:notify-on-update-of-ranges="'0.2_1'.A1:'0.2_1'.A42 '0.2_1'.B1:'0.2_1'.B4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6.2957in" svg:height="3.5453in" svg:x="4.2909in" svg:y="4.5909in">
            <draw:object draw:notify-on-update-of-ranges="'0.2_1'.A1:'0.2_1'.A42 '0.2_1'.C1:'0.2_1'.C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.146614924431898" calcext:value-type="float">
            <text:p>0.1466149244</text:p>
          </table:table-cell>
          <table:table-cell office:value-type="float" office:value="0.543580300991739" calcext:value-type="float">
            <text:p>0.543580301</text:p>
          </table:table-cell>
          <table:table-cell table:formula="of:=1/[.B1]^2" office:value-type="float" office:value="3.38432903925433" calcext:value-type="float">
            <text:p>3.3843290393</text:p>
          </table:table-cell>
        </table:table-row>
        <table:table-row table:style-name="ro1">
          <table:table-cell office:value-type="float" office:value="3.45509065225605" calcext:value-type="float">
            <text:p>3.4550906523</text:p>
          </table:table-cell>
          <table:table-cell office:value-type="float" office:value="0.251359835562945" calcext:value-type="float">
            <text:p>0.2513598356</text:p>
          </table:table-cell>
          <table:table-cell table:formula="of:=1/[.B2]^2" office:value-type="float" office:value="15.8273509672649" calcext:value-type="float">
            <text:p>15.8273509673</text:p>
          </table:table-cell>
        </table:table-row>
        <table:table-row table:style-name="ro1">
          <table:table-cell office:value-type="float" office:value="5.96262982100689" calcext:value-type="float">
            <text:p>5.962629821</text:p>
          </table:table-cell>
          <table:table-cell office:value-type="float" office:value="0.202661278418658" calcext:value-type="float">
            <text:p>0.2026612784</text:p>
          </table:table-cell>
          <table:table-cell table:formula="of:=1/[.B3]^2" office:value-type="float" office:value="24.3477281547203" calcext:value-type="float">
            <text:p>24.3477281547</text:p>
          </table:table-cell>
        </table:table-row>
        <table:table-row table:style-name="ro1">
          <table:table-cell office:value-type="float" office:value="9.04992056600333" calcext:value-type="float">
            <text:p>9.049920566</text:p>
          </table:table-cell>
          <table:table-cell office:value-type="float" office:value="0.170596889747623" calcext:value-type="float">
            <text:p>0.1705968897</text:p>
          </table:table-cell>
          <table:table-cell table:formula="of:=1/[.B4]^2" office:value-type="float" office:value="34.3603660589124" calcext:value-type="float">
            <text:p>34.3603660589</text:p>
          </table:table-cell>
        </table:table-row>
        <table:table-row table:style-name="ro1">
          <table:table-cell office:value-type="float" office:value="11.965089845562" calcext:value-type="float">
            <text:p>11.9650898456</text:p>
          </table:table-cell>
          <table:table-cell office:value-type="float" office:value="0.14471268430356" calcext:value-type="float">
            <text:p>0.1447126843</text:p>
          </table:table-cell>
          <table:table-cell table:formula="of:=1/[.B5]^2" office:value-type="float" office:value="47.7514761093482" calcext:value-type="float">
            <text:p>47.7514761093</text:p>
          </table:table-cell>
        </table:table-row>
        <table:table-row table:style-name="ro1">
          <table:table-cell office:value-type="float" office:value="14.9396276313755" calcext:value-type="float">
            <text:p>14.9396276314</text:p>
          </table:table-cell>
          <table:table-cell office:value-type="float" office:value="0.130029811214651" calcext:value-type="float">
            <text:p>0.1300298112</text:p>
          </table:table-cell>
          <table:table-cell table:formula="of:=1/[.B6]^2" office:value-type="float" office:value="59.1444688543869" calcext:value-type="float">
            <text:p>59.1444688544</text:p>
          </table:table-cell>
        </table:table-row>
        <table:table-row table:style-name="ro1">
          <table:table-cell office:value-type="float" office:value="18.1282188941184" calcext:value-type="float">
            <text:p>18.1282188941</text:p>
          </table:table-cell>
          <table:table-cell office:value-type="float" office:value="0.117174816177481" calcext:value-type="float">
            <text:p>0.1171748162</text:p>
          </table:table-cell>
          <table:table-cell table:formula="of:=1/[.B7]^2" office:value-type="float" office:value="72.8335432432344" calcext:value-type="float">
            <text:p>72.8335432432</text:p>
          </table:table-cell>
        </table:table-row>
        <table:table-row table:style-name="ro1">
          <table:table-cell office:value-type="float" office:value="21.2251689003125" calcext:value-type="float">
            <text:p>21.2251689003</text:p>
          </table:table-cell>
          <table:table-cell office:value-type="float" office:value="0.109326154585762" calcext:value-type="float">
            <text:p>0.1093261546</text:p>
          </table:table-cell>
          <table:table-cell table:formula="of:=1/[.B8]^2" office:value-type="float" office:value="83.666548774811" calcext:value-type="float">
            <text:p>83.6665487748</text:p>
          </table:table-cell>
        </table:table-row>
        <table:table-row table:style-name="ro1">
          <table:table-cell office:value-type="float" office:value="23.961573199879" calcext:value-type="float">
            <text:p>23.9615731999</text:p>
          </table:table-cell>
          <table:table-cell office:value-type="float" office:value="0.106334517999713" calcext:value-type="float">
            <text:p>0.106334518</text:p>
          </table:table-cell>
          <table:table-cell table:formula="of:=1/[.B9]^2" office:value-type="float" office:value="88.4405564431844" calcext:value-type="float">
            <text:p>88.4405564432</text:p>
          </table:table-cell>
        </table:table-row>
        <table:table-row table:style-name="ro1">
          <table:table-cell office:value-type="float" office:value="26.8491296334661" calcext:value-type="float">
            <text:p>26.8491296335</text:p>
          </table:table-cell>
          <table:table-cell office:value-type="float" office:value="0.0971180213497739" calcext:value-type="float">
            <text:p>0.0971180213</text:p>
          </table:table-cell>
          <table:table-cell table:formula="of:=1/[.B10]^2" office:value-type="float" office:value="106.023063460474" calcext:value-type="float">
            <text:p>106.0230634605</text:p>
          </table:table-cell>
        </table:table-row>
        <table:table-row table:style-name="ro1">
          <table:table-cell office:value-type="float" office:value="30.1139998832365" calcext:value-type="float">
            <text:p>30.1139998832</text:p>
          </table:table-cell>
          <table:table-cell office:value-type="float" office:value="0.0927292678659546" calcext:value-type="float">
            <text:p>0.0927292679</text:p>
          </table:table-cell>
          <table:table-cell table:formula="of:=1/[.B11]^2" office:value-type="float" office:value="116.296417961639" calcext:value-type="float">
            <text:p>116.2964179616</text:p>
          </table:table-cell>
        </table:table-row>
        <table:table-row table:style-name="ro1">
          <table:table-cell office:value-type="float" office:value="32.7327619112105" calcext:value-type="float">
            <text:p>32.7327619112</text:p>
          </table:table-cell>
          <table:table-cell office:value-type="float" office:value="0.0891053797861951" calcext:value-type="float">
            <text:p>0.0891053798</text:p>
          </table:table-cell>
          <table:table-cell table:formula="of:=1/[.B12]^2" office:value-type="float" office:value="125.948253270685" calcext:value-type="float">
            <text:p>125.9482532707</text:p>
          </table:table-cell>
        </table:table-row>
        <table:table-row table:style-name="ro1">
          <table:table-cell office:value-type="float" office:value="35.9376835709063" calcext:value-type="float">
            <text:p>35.9376835709</text:p>
          </table:table-cell>
          <table:table-cell office:value-type="float" office:value="0.086006773091149" calcext:value-type="float">
            <text:p>0.0860067731</text:p>
          </table:table-cell>
          <table:table-cell table:formula="of:=1/[.B13]^2" office:value-type="float" office:value="135.186926021948" calcext:value-type="float">
            <text:p>135.1869260219</text:p>
          </table:table-cell>
        </table:table-row>
        <table:table-row table:style-name="ro1">
          <table:table-cell office:value-type="float" office:value="38.7140791735092" calcext:value-type="float">
            <text:p>38.7140791735</text:p>
          </table:table-cell>
          <table:table-cell office:value-type="float" office:value="0.0819835992021937" calcext:value-type="float">
            <text:p>0.0819835992</text:p>
          </table:table-cell>
          <table:table-cell table:formula="of:=1/[.B14]^2" office:value-type="float" office:value="148.780508551811" calcext:value-type="float">
            <text:p>148.7805085518</text:p>
          </table:table-cell>
        </table:table-row>
        <table:table-row table:style-name="ro1">
          <table:table-cell office:value-type="float" office:value="41.6960718034431" calcext:value-type="float">
            <text:p>41.6960718034</text:p>
          </table:table-cell>
          <table:table-cell office:value-type="float" office:value="0.0752829751326959" calcext:value-type="float">
            <text:p>0.0752829751</text:p>
          </table:table-cell>
          <table:table-cell table:formula="of:=1/[.B15]^2" office:value-type="float" office:value="176.443820311871" calcext:value-type="float">
            <text:p>176.4438203119</text:p>
          </table:table-cell>
        </table:table-row>
        <table:table-row table:style-name="ro1">
          <table:table-cell office:value-type="float" office:value="44.6952605137517" calcext:value-type="float">
            <text:p>44.6952605138</text:p>
          </table:table-cell>
          <table:table-cell office:value-type="float" office:value="0.0735585320855443" calcext:value-type="float">
            <text:p>0.0735585321</text:p>
          </table:table-cell>
          <table:table-cell table:formula="of:=1/[.B16]^2" office:value-type="float" office:value="184.81358521256" calcext:value-type="float">
            <text:p>184.8135852126</text:p>
          </table:table-cell>
        </table:table-row>
        <table:table-row table:style-name="ro1">
          <table:table-cell office:value-type="float" office:value="48.0006146406415" calcext:value-type="float">
            <text:p>48.0006146406</text:p>
          </table:table-cell>
          <table:table-cell office:value-type="float" office:value="0.075121548202903" calcext:value-type="float">
            <text:p>0.0751215482</text:p>
          </table:table-cell>
          <table:table-cell table:formula="of:=1/[.B17]^2" office:value-type="float" office:value="177.202947030338" calcext:value-type="float">
            <text:p>177.2029470303</text:p>
          </table:table-cell>
        </table:table-row>
        <table:table-row table:style-name="ro1">
          <table:table-cell office:value-type="float" office:value="51.011152814583" calcext:value-type="float">
            <text:p>51.0111528146</text:p>
          </table:table-cell>
          <table:table-cell office:value-type="float" office:value="0.0729245235479916" calcext:value-type="float">
            <text:p>0.0729245235</text:p>
          </table:table-cell>
          <table:table-cell table:formula="of:=1/[.B18]^2" office:value-type="float" office:value="188.041107041381" calcext:value-type="float">
            <text:p>188.0411070414</text:p>
          </table:table-cell>
        </table:table-row>
        <table:table-row table:style-name="ro1">
          <table:table-cell office:value-type="float" office:value="54.0168998650596" calcext:value-type="float">
            <text:p>54.0168998651</text:p>
          </table:table-cell>
          <table:table-cell office:value-type="float" office:value="0.0670115076440155" calcext:value-type="float">
            <text:p>0.0670115076</text:p>
          </table:table-cell>
          <table:table-cell table:formula="of:=1/[.B19]^2" office:value-type="float" office:value="222.690259906066" calcext:value-type="float">
            <text:p>222.6902599061</text:p>
          </table:table-cell>
        </table:table-row>
        <table:table-row table:style-name="ro1">
          <table:table-cell office:value-type="float" office:value="56.6059957826779" calcext:value-type="float">
            <text:p>56.6059957827</text:p>
          </table:table-cell>
          <table:table-cell office:value-type="float" office:value="0.0680008555905747" calcext:value-type="float">
            <text:p>0.0680008556</text:p>
          </table:table-cell>
          <table:table-cell table:formula="of:=1/[.B20]^2" office:value-type="float" office:value="216.257533747029" calcext:value-type="float">
            <text:p>216.257533747</text:p>
          </table:table-cell>
        </table:table-row>
        <table:table-row table:style-name="ro1">
          <table:table-cell office:value-type="float" office:value="59.5124068083694" calcext:value-type="float">
            <text:p>59.5124068084</text:p>
          </table:table-cell>
          <table:table-cell office:value-type="float" office:value="0.0641638421873207" calcext:value-type="float">
            <text:p>0.0641638422</text:p>
          </table:table-cell>
          <table:table-cell table:formula="of:=1/[.B21]^2" office:value-type="float" office:value="242.895392107846" calcext:value-type="float">
            <text:p>242.8953921078</text:p>
          </table:table-cell>
        </table:table-row>
        <table:table-row table:style-name="ro1">
          <table:table-cell office:value-type="float" office:value="62.9384334666324" calcext:value-type="float">
            <text:p>62.9384334666</text:p>
          </table:table-cell>
          <table:table-cell office:value-type="float" office:value="0.0645255256897601" calcext:value-type="float">
            <text:p>0.0645255257</text:p>
          </table:table-cell>
          <table:table-cell table:formula="of:=1/[.B22]^2" office:value-type="float" office:value="240.180031330676" calcext:value-type="float">
            <text:p>240.1800313307</text:p>
          </table:table-cell>
        </table:table-row>
        <table:table-row table:style-name="ro1">
          <table:table-cell office:value-type="float" office:value="65.5247002016662" calcext:value-type="float">
            <text:p>65.5247002017</text:p>
          </table:table-cell>
          <table:table-cell office:value-type="float" office:value="0.0632583269727665" calcext:value-type="float">
            <text:p>0.063258327</text:p>
          </table:table-cell>
          <table:table-cell table:formula="of:=1/[.B23]^2" office:value-type="float" office:value="249.89904507197" calcext:value-type="float">
            <text:p>249.899045072</text:p>
          </table:table-cell>
        </table:table-row>
        <table:table-row table:style-name="ro1">
          <table:table-cell office:value-type="float" office:value="68.6961399495674" calcext:value-type="float">
            <text:p>68.6961399496</text:p>
          </table:table-cell>
          <table:table-cell office:value-type="float" office:value="0.0617012116511101" calcext:value-type="float">
            <text:p>0.0617012117</text:p>
          </table:table-cell>
          <table:table-cell table:formula="of:=1/[.B24]^2" office:value-type="float" office:value="262.671294834937" calcext:value-type="float">
            <text:p>262.6712948349</text:p>
          </table:table-cell>
        </table:table-row>
        <table:table-row table:style-name="ro1">
          <table:table-cell office:value-type="float" office:value="71.4527955858828" calcext:value-type="float">
            <text:p>71.4527955859</text:p>
          </table:table-cell>
          <table:table-cell office:value-type="float" office:value="0.0606083499199528" calcext:value-type="float">
            <text:p>0.0606083499</text:p>
          </table:table-cell>
          <table:table-cell table:formula="of:=1/[.B25]^2" office:value-type="float" office:value="272.229433396986" calcext:value-type="float">
            <text:p>272.229433397</text:p>
          </table:table-cell>
        </table:table-row>
        <table:table-row table:style-name="ro1">
          <table:table-cell office:value-type="float" office:value="74.6695478504308" calcext:value-type="float">
            <text:p>74.6695478504</text:p>
          </table:table-cell>
          <table:table-cell office:value-type="float" office:value="0.0601360751548774" calcext:value-type="float">
            <text:p>0.0601360752</text:p>
          </table:table-cell>
          <table:table-cell table:formula="of:=1/[.B26]^2" office:value-type="float" office:value="276.522095930378" calcext:value-type="float">
            <text:p>276.5220959304</text:p>
          </table:table-cell>
        </table:table-row>
        <table:table-row table:style-name="ro1">
          <table:table-cell office:value-type="float" office:value="77.4845255855388" calcext:value-type="float">
            <text:p>77.4845255855</text:p>
          </table:table-cell>
          <table:table-cell office:value-type="float" office:value="0.0548892703093094" calcext:value-type="float">
            <text:p>0.0548892703</text:p>
          </table:table-cell>
          <table:table-cell table:formula="of:=1/[.B27]^2" office:value-type="float" office:value="331.91362864913" calcext:value-type="float">
            <text:p>331.9136286491</text:p>
          </table:table-cell>
        </table:table-row>
        <table:table-row table:style-name="ro1">
          <table:table-cell office:value-type="float" office:value="80.3712032289561" calcext:value-type="float">
            <text:p>80.371203229</text:p>
          </table:table-cell>
          <table:table-cell office:value-type="float" office:value="0.0584158235997108" calcext:value-type="float">
            <text:p>0.0584158236</text:p>
          </table:table-cell>
          <table:table-cell table:formula="of:=1/[.B28]^2" office:value-type="float" office:value="293.048155160975" calcext:value-type="float">
            <text:p>293.048155161</text:p>
          </table:table-cell>
        </table:table-row>
        <table:table-row table:style-name="ro1">
          <table:table-cell office:value-type="float" office:value="83.3939468285885" calcext:value-type="float">
            <text:p>83.3939468286</text:p>
          </table:table-cell>
          <table:table-cell office:value-type="float" office:value="0.0561488904063646" calcext:value-type="float">
            <text:p>0.0561488904</text:p>
          </table:table-cell>
          <table:table-cell table:formula="of:=1/[.B29]^2" office:value-type="float" office:value="317.188653548332" calcext:value-type="float">
            <text:p>317.1886535483</text:p>
          </table:table-cell>
        </table:table-row>
        <table:table-row table:style-name="ro1">
          <table:table-cell office:value-type="float" office:value="86.6250699319038" calcext:value-type="float">
            <text:p>86.6250699319</text:p>
          </table:table-cell>
          <table:table-cell office:value-type="float" office:value="0.0542631747012091" calcext:value-type="float">
            <text:p>0.0542631747</text:p>
          </table:table-cell>
          <table:table-cell table:formula="of:=1/[.B30]^2" office:value-type="float" office:value="339.617141533044" calcext:value-type="float">
            <text:p>339.617141533</text:p>
          </table:table-cell>
        </table:table-row>
        <table:table-row table:style-name="ro1">
          <table:table-cell office:value-type="float" office:value="89.6117484129404" calcext:value-type="float">
            <text:p>89.6117484129</text:p>
          </table:table-cell>
          <table:table-cell office:value-type="float" office:value="0.0541800370234372" calcext:value-type="float">
            <text:p>0.054180037</text:p>
          </table:table-cell>
          <table:table-cell table:formula="of:=1/[.B31]^2" office:value-type="float" office:value="340.660206281822" calcext:value-type="float">
            <text:p>340.6602062818</text:p>
          </table:table-cell>
        </table:table-row>
        <table:table-row table:style-name="ro1">
          <table:table-cell office:value-type="float" office:value="92.4578266084013" calcext:value-type="float">
            <text:p>92.4578266084</text:p>
          </table:table-cell>
          <table:table-cell office:value-type="float" office:value="0.0533864942159608" calcext:value-type="float">
            <text:p>0.0533864942</text:p>
          </table:table-cell>
          <table:table-cell table:formula="of:=1/[.B32]^2" office:value-type="float" office:value="350.862695007095" calcext:value-type="float">
            <text:p>350.8626950071</text:p>
          </table:table-cell>
        </table:table-row>
        <table:table-row table:style-name="ro1">
          <table:table-cell office:value-type="float" office:value="95.2957647187209" calcext:value-type="float">
            <text:p>95.2957647187</text:p>
          </table:table-cell>
          <table:table-cell office:value-type="float" office:value="0.0525526972136284" calcext:value-type="float">
            <text:p>0.0525526972</text:p>
          </table:table-cell>
          <table:table-cell table:formula="of:=1/[.B33]^2" office:value-type="float" office:value="362.084537193914" calcext:value-type="float">
            <text:p>362.0845371939</text:p>
          </table:table-cell>
        </table:table-row>
        <table:table-row table:style-name="ro1">
          <table:table-cell office:value-type="float" office:value="98.4759129912341" calcext:value-type="float">
            <text:p>98.4759129912</text:p>
          </table:table-cell>
          <table:table-cell office:value-type="float" office:value="0.0517220960866077" calcext:value-type="float">
            <text:p>0.0517220961</text:p>
          </table:table-cell>
          <table:table-cell table:formula="of:=1/[.B34]^2" office:value-type="float" office:value="373.807289773408" calcext:value-type="float">
            <text:p>373.8072897734</text:p>
          </table:table-cell>
        </table:table-row>
        <table:table-row table:style-name="ro1">
          <table:table-cell office:value-type="float" office:value="101.586850226823" calcext:value-type="float">
            <text:p>101.5868502268</text:p>
          </table:table-cell>
          <table:table-cell office:value-type="float" office:value="0.0509127232133842" calcext:value-type="float">
            <text:p>0.0509127232</text:p>
          </table:table-cell>
          <table:table-cell table:formula="of:=1/[.B35]^2" office:value-type="float" office:value="385.786783896122" calcext:value-type="float">
            <text:p>385.7867838961</text:p>
          </table:table-cell>
        </table:table-row>
        <table:table-row table:style-name="ro1">
          <table:table-cell office:value-type="float" office:value="104.479545005548" calcext:value-type="float">
            <text:p>104.4795450055</text:p>
          </table:table-cell>
          <table:table-cell office:value-type="float" office:value="0.0500658213992501" calcext:value-type="float">
            <text:p>0.0500658214</text:p>
          </table:table-cell>
          <table:table-cell table:formula="of:=1/[.B36]^2" office:value-type="float" office:value="398.948933547007" calcext:value-type="float">
            <text:p>398.948933547</text:p>
          </table:table-cell>
        </table:table-row>
        <table:table-row table:style-name="ro1">
          <table:table-cell office:value-type="float" office:value="107.554517336987" calcext:value-type="float">
            <text:p>107.554517337</text:p>
          </table:table-cell>
          <table:table-cell office:value-type="float" office:value="0.0494901006506592" calcext:value-type="float">
            <text:p>0.0494901007</text:p>
          </table:table-cell>
          <table:table-cell table:formula="of:=1/[.B37]^2" office:value-type="float" office:value="408.284907142932" calcext:value-type="float">
            <text:p>408.2849071429</text:p>
          </table:table-cell>
        </table:table-row>
        <table:table-row table:style-name="ro1">
          <table:table-cell office:value-type="float" office:value="110.55846753924" calcext:value-type="float">
            <text:p>110.5584675392</text:p>
          </table:table-cell>
          <table:table-cell office:value-type="float" office:value="0.0488737431222349" calcext:value-type="float">
            <text:p>0.0488737431</text:p>
          </table:table-cell>
          <table:table-cell table:formula="of:=1/[.B38]^2" office:value-type="float" office:value="418.647783548144" calcext:value-type="float">
            <text:p>418.6477835481</text:p>
          </table:table-cell>
        </table:table-row>
        <table:table-row table:style-name="ro1">
          <table:table-cell office:value-type="float" office:value="113.12113365775" calcext:value-type="float">
            <text:p>113.1211336578</text:p>
          </table:table-cell>
          <table:table-cell office:value-type="float" office:value="0.0483345802939616" calcext:value-type="float">
            <text:p>0.0483345803</text:p>
          </table:table-cell>
          <table:table-cell table:formula="of:=1/[.B39]^2" office:value-type="float" office:value="428.039744715011" calcext:value-type="float">
            <text:p>428.039744715</text:p>
          </table:table-cell>
        </table:table-row>
        <table:table-row table:style-name="ro1">
          <table:table-cell office:value-type="float" office:value="116.242110497591" calcext:value-type="float">
            <text:p>116.2421104976</text:p>
          </table:table-cell>
          <table:table-cell office:value-type="float" office:value="0.0468089153252761" calcext:value-type="float">
            <text:p>0.0468089153</text:p>
          </table:table-cell>
          <table:table-cell table:formula="of:=1/[.B40]^2" office:value-type="float" office:value="456.397067003894" calcext:value-type="float">
            <text:p>456.3970670039</text:p>
          </table:table-cell>
        </table:table-row>
        <table:table-row table:style-name="ro1">
          <table:table-cell office:value-type="float" office:value="119.448865154108" calcext:value-type="float">
            <text:p>119.4488651541</text:p>
          </table:table-cell>
          <table:table-cell office:value-type="float" office:value="0.0462256444387717" calcext:value-type="float">
            <text:p>0.0462256444</text:p>
          </table:table-cell>
          <table:table-cell table:formula="of:=1/[.B41]^2" office:value-type="float" office:value="467.987282272954" calcext:value-type="float">
            <text:p>467.987282273</text:p>
          </table:table-cell>
        </table:table-row>
        <table:table-row table:style-name="ro1">
          <table:table-cell office:value-type="float" office:value="122.247715285977" calcext:value-type="float">
            <text:p>122.247715286</text:p>
          </table:table-cell>
          <table:table-cell office:value-type="float" office:value="0.0445860449078829" calcext:value-type="float">
            <text:p>0.0445860449</text:p>
          </table:table-cell>
          <table:table-cell table:formula="of:=1/[.B42]^2" office:value-type="float" office:value="503.039515531958" calcext:value-type="float">
            <text:p>503.039515532</text:p>
          </table:table-cell>
        </table:table-row>
      </table:table>
      <table:table table:name="0.3_1" table:style-name="ta1">
        <table:shapes>
          <draw:frame draw:z-index="0" draw:style-name="gr2" draw:text-style-name="P1" svg:width="6.2988in" svg:height="3.5429in" svg:x="2.0307in" svg:y="0.0394in">
            <draw:object draw:notify-on-update-of-ranges="'0.3_1'.A1:'0.3_1'.A42 '0.3_1'.B1:'0.3_1'.B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float" office:value="0.41945671322099" calcext:value-type="float">
            <text:p>0.4194567132</text:p>
          </table:table-cell>
          <table:table-cell office:value-type="float" office:value="0.448227107490664" calcext:value-type="float">
            <text:p>0.4482271075</text:p>
          </table:table-cell>
        </table:table-row>
        <table:table-row table:style-name="ro1">
          <table:table-cell office:value-type="float" office:value="1.774378756364" calcext:value-type="float">
            <text:p>1.7743787564</text:p>
          </table:table-cell>
          <table:table-cell office:value-type="float" office:value="0.289029778010771" calcext:value-type="float">
            <text:p>0.289029778</text:p>
          </table:table-cell>
        </table:table-row>
        <table:table-row table:style-name="ro1">
          <table:table-cell office:value-type="float" office:value="3.27549233794104" calcext:value-type="float">
            <text:p>3.2754923379</text:p>
          </table:table-cell>
          <table:table-cell office:value-type="float" office:value="0.215286826516609" calcext:value-type="float">
            <text:p>0.2152868265</text:p>
          </table:table-cell>
        </table:table-row>
        <table:table-row table:style-name="ro1">
          <table:table-cell office:value-type="float" office:value="4.84511481642451" calcext:value-type="float">
            <text:p>4.8451148164</text:p>
          </table:table-cell>
          <table:table-cell office:value-type="float" office:value="0.178446523412268" calcext:value-type="float">
            <text:p>0.1784465234</text:p>
          </table:table-cell>
        </table:table-row>
        <table:table-row table:style-name="ro1">
          <table:table-cell office:value-type="float" office:value="6.57465438505838" calcext:value-type="float">
            <text:p>6.5746543851</text:p>
          </table:table-cell>
          <table:table-cell office:value-type="float" office:value="0.156222115173453" calcext:value-type="float">
            <text:p>0.1562221152</text:p>
          </table:table-cell>
        </table:table-row>
        <table:table-row table:style-name="ro1">
          <table:table-cell office:value-type="float" office:value="7.92379892398312" calcext:value-type="float">
            <text:p>7.923798924</text:p>
          </table:table-cell>
          <table:table-cell office:value-type="float" office:value="0.144911694556028" calcext:value-type="float">
            <text:p>0.1449116946</text:p>
          </table:table-cell>
        </table:table-row>
        <table:table-row table:style-name="ro1">
          <table:table-cell office:value-type="float" office:value="9.61411927587221" calcext:value-type="float">
            <text:p>9.6141192759</text:p>
          </table:table-cell>
          <table:table-cell office:value-type="float" office:value="0.126292900564726" calcext:value-type="float">
            <text:p>0.1262929006</text:p>
          </table:table-cell>
        </table:table-row>
        <table:table-row table:style-name="ro1">
          <table:table-cell office:value-type="float" office:value="10.9901158989613" calcext:value-type="float">
            <text:p>10.990115899</text:p>
          </table:table-cell>
          <table:table-cell office:value-type="float" office:value="0.13374945364458" calcext:value-type="float">
            <text:p>0.1337494536</text:p>
          </table:table-cell>
        </table:table-row>
        <table:table-row table:style-name="ro1">
          <table:table-cell office:value-type="float" office:value="12.5214092242131" calcext:value-type="float">
            <text:p>12.5214092242</text:p>
          </table:table-cell>
          <table:table-cell office:value-type="float" office:value="0.122543828050086" calcext:value-type="float">
            <text:p>0.1225438281</text:p>
          </table:table-cell>
        </table:table-row>
        <table:table-row table:style-name="ro1">
          <table:table-cell office:value-type="float" office:value="14.2010806527078" calcext:value-type="float">
            <text:p>14.2010806527</text:p>
          </table:table-cell>
          <table:table-cell office:value-type="float" office:value="0.155276354525338" calcext:value-type="float">
            <text:p>0.1552763545</text:p>
          </table:table-cell>
        </table:table-row>
        <table:table-row table:style-name="ro1">
          <table:table-cell office:value-type="float" office:value="15.3398836640631" calcext:value-type="float">
            <text:p>15.3398836641</text:p>
          </table:table-cell>
          <table:table-cell office:value-type="float" office:value="0.133334183756047" calcext:value-type="float">
            <text:p>0.1333341838</text:p>
          </table:table-cell>
        </table:table-row>
        <table:table-row table:style-name="ro1">
          <table:table-cell office:value-type="float" office:value="17.2308798797884" calcext:value-type="float">
            <text:p>17.2308798798</text:p>
          </table:table-cell>
          <table:table-cell office:value-type="float" office:value="0.104559029243168" calcext:value-type="float">
            <text:p>0.1045590292</text:p>
          </table:table-cell>
        </table:table-row>
        <table:table-row table:style-name="ro1">
          <table:table-cell office:value-type="float" office:value="18.6372535606138" calcext:value-type="float">
            <text:p>18.6372535606</text:p>
          </table:table-cell>
          <table:table-cell office:value-type="float" office:value="0.099237593956852" calcext:value-type="float">
            <text:p>0.099237594</text:p>
          </table:table-cell>
        </table:table-row>
        <table:table-row table:style-name="ro1">
          <table:table-cell office:value-type="float" office:value="20.3268247794196" calcext:value-type="float">
            <text:p>20.3268247794</text:p>
          </table:table-cell>
          <table:table-cell office:value-type="float" office:value="0.410003146965931" calcext:value-type="float">
            <text:p>0.410003147</text:p>
          </table:table-cell>
        </table:table-row>
        <table:table-row table:style-name="ro1">
          <table:table-cell office:value-type="float" office:value="21.5717378960218" calcext:value-type="float">
            <text:p>21.571737896</text:p>
          </table:table-cell>
          <table:table-cell office:value-type="float" office:value="0.133113445273928" calcext:value-type="float">
            <text:p>0.1331134453</text:p>
          </table:table-cell>
        </table:table-row>
        <table:table-row table:style-name="ro1">
          <table:table-cell office:value-type="float" office:value="23.1016504362982" calcext:value-type="float">
            <text:p>23.1016504363</text:p>
          </table:table-cell>
          <table:table-cell office:value-type="float" office:value="0.0867108413937774" calcext:value-type="float">
            <text:p>0.0867108414</text:p>
          </table:table-cell>
        </table:table-row>
        <table:table-row table:style-name="ro1">
          <table:table-cell office:value-type="float" office:value="24.83651282109" calcext:value-type="float">
            <text:p>24.8365128211</text:p>
          </table:table-cell>
          <table:table-cell office:value-type="float" office:value="0.562254996790598" calcext:value-type="float">
            <text:p>0.5622549968</text:p>
          </table:table-cell>
        </table:table-row>
        <table:table-row table:style-name="ro1">
          <table:table-cell office:value-type="float" office:value="26.1736140769165" calcext:value-type="float">
            <text:p>26.1736140769</text:p>
          </table:table-cell>
          <table:table-cell office:value-type="float" office:value="0.112057826323353" calcext:value-type="float">
            <text:p>0.1120578263</text:p>
          </table:table-cell>
        </table:table-row>
        <table:table-row table:style-name="ro1">
          <table:table-cell office:value-type="float" office:value="27.8095332125345" calcext:value-type="float">
            <text:p>27.8095332125</text:p>
          </table:table-cell>
          <table:table-cell office:value-type="float" office:value="0.0742334800789919" calcext:value-type="float">
            <text:p>0.0742334801</text:p>
          </table:table-cell>
        </table:table-row>
        <table:table-row table:style-name="ro1">
          <table:table-cell office:value-type="float" office:value="29.2358708943458" calcext:value-type="float">
            <text:p>29.2358708943</text:p>
          </table:table-cell>
          <table:table-cell office:value-type="float" office:value="0.0775891265145645" calcext:value-type="float">
            <text:p>0.0775891265</text:p>
          </table:table-cell>
        </table:table-row>
        <table:table-row table:style-name="ro1">
          <table:table-cell office:value-type="float" office:value="30.781478742187" calcext:value-type="float">
            <text:p>30.7814787422</text:p>
          </table:table-cell>
          <table:table-cell office:value-type="float" office:value="0.0777953998974827" calcext:value-type="float">
            <text:p>0.0777953999</text:p>
          </table:table-cell>
        </table:table-row>
        <table:table-row table:style-name="ro1">
          <table:table-cell office:value-type="float" office:value="32.2623977218074" calcext:value-type="float">
            <text:p>32.2623977218</text:p>
          </table:table-cell>
          <table:table-cell office:value-type="float" office:value="0.0735231891967924" calcext:value-type="float">
            <text:p>0.0735231892</text:p>
          </table:table-cell>
        </table:table-row>
        <table:table-row table:style-name="ro1">
          <table:table-cell office:value-type="float" office:value="34.0261571805895" calcext:value-type="float">
            <text:p>34.0261571806</text:p>
          </table:table-cell>
          <table:table-cell office:value-type="float" office:value="0.0715151339426093" calcext:value-type="float">
            <text:p>0.0715151339</text:p>
          </table:table-cell>
        </table:table-row>
        <table:table-row table:style-name="ro1">
          <table:table-cell office:value-type="float" office:value="35.3932812210194" calcext:value-type="float">
            <text:p>35.393281221</text:p>
          </table:table-cell>
          <table:table-cell office:value-type="float" office:value="0.071210455791317" calcext:value-type="float">
            <text:p>0.0712104558</text:p>
          </table:table-cell>
        </table:table-row>
        <table:table-row table:style-name="ro1">
          <table:table-cell office:value-type="float" office:value="37.0667617479297" calcext:value-type="float">
            <text:p>37.0667617479</text:p>
          </table:table-cell>
          <table:table-cell office:value-type="float" office:value="0.0649700804850331" calcext:value-type="float">
            <text:p>0.0649700805</text:p>
          </table:table-cell>
        </table:table-row>
        <table:table-row table:style-name="ro1">
          <table:table-cell office:value-type="float" office:value="38.3731240316348" calcext:value-type="float">
            <text:p>38.3731240316</text:p>
          </table:table-cell>
          <table:table-cell office:value-type="float" office:value="0.0726628569117665" calcext:value-type="float">
            <text:p>0.0726628569</text:p>
          </table:table-cell>
        </table:table-row>
        <table:table-row table:style-name="ro1">
          <table:table-cell office:value-type="float" office:value="39.9752310816915" calcext:value-type="float">
            <text:p>39.9752310817</text:p>
          </table:table-cell>
          <table:table-cell office:value-type="float" office:value="0.0656726218036478" calcext:value-type="float">
            <text:p>0.0656726218</text:p>
          </table:table-cell>
        </table:table-row>
        <table:table-row table:style-name="ro1">
          <table:table-cell office:value-type="float" office:value="41.7322273074462" calcext:value-type="float">
            <text:p>41.7322273074</text:p>
          </table:table-cell>
          <table:table-cell office:value-type="float" office:value="0.0633954381501101" calcext:value-type="float">
            <text:p>0.0633954382</text:p>
          </table:table-cell>
        </table:table-row>
        <table:table-row table:style-name="ro1">
          <table:table-cell office:value-type="float" office:value="42.8993759373218" calcext:value-type="float">
            <text:p>42.8993759373</text:p>
          </table:table-cell>
          <table:table-cell office:value-type="float" office:value="0.063487184829955" calcext:value-type="float">
            <text:p>0.0634871848</text:p>
          </table:table-cell>
        </table:table-row>
        <table:table-row table:style-name="ro1">
          <table:table-cell office:value-type="float" office:value="44.4056389518656" calcext:value-type="float">
            <text:p>44.4056389519</text:p>
          </table:table-cell>
          <table:table-cell office:value-type="float" office:value="0.0646652266184627" calcext:value-type="float">
            <text:p>0.0646652266</text:p>
          </table:table-cell>
        </table:table-row>
        <table:table-row table:style-name="ro1">
          <table:table-cell office:value-type="float" office:value="46.2011159193053" calcext:value-type="float">
            <text:p>46.2011159193</text:p>
          </table:table-cell>
          <table:table-cell office:value-type="float" office:value="0.0712351430373027" calcext:value-type="float">
            <text:p>0.071235143</text:p>
          </table:table-cell>
        </table:table-row>
        <table:table-row table:style-name="ro1">
          <table:table-cell office:value-type="float" office:value="47.9092079955621" calcext:value-type="float">
            <text:p>47.9092079956</text:p>
          </table:table-cell>
          <table:table-cell office:value-type="float" office:value="0.0591415212493104" calcext:value-type="float">
            <text:p>0.0591415212</text:p>
          </table:table-cell>
        </table:table-row>
        <table:table-row table:style-name="ro1">
          <table:table-cell office:value-type="float" office:value="49.153156547008" calcext:value-type="float">
            <text:p>49.153156547</text:p>
          </table:table-cell>
          <table:table-cell office:value-type="float" office:value="0.0623828171029198" calcext:value-type="float">
            <text:p>0.0623828171</text:p>
          </table:table-cell>
        </table:table-row>
        <table:table-row table:style-name="ro1">
          <table:table-cell office:value-type="float" office:value="50.5403107033887" calcext:value-type="float">
            <text:p>50.5403107034</text:p>
          </table:table-cell>
          <table:table-cell office:value-type="float" office:value="0.0588136189308534" calcext:value-type="float">
            <text:p>0.0588136189</text:p>
          </table:table-cell>
        </table:table-row>
        <table:table-row table:style-name="ro1">
          <table:table-cell office:value-type="float" office:value="52.2712696996691" calcext:value-type="float">
            <text:p>52.2712696997</text:p>
          </table:table-cell>
          <table:table-cell office:value-type="float" office:value="0.0582108591269013" calcext:value-type="float">
            <text:p>0.0582108591</text:p>
          </table:table-cell>
        </table:table-row>
        <table:table-row table:style-name="ro1">
          <table:table-cell office:value-type="float" office:value="53.8286141190489" calcext:value-type="float">
            <text:p>53.828614119</text:p>
          </table:table-cell>
          <table:table-cell office:value-type="float" office:value="0.0857846132511869" calcext:value-type="float">
            <text:p>0.0857846133</text:p>
          </table:table-cell>
        </table:table-row>
        <table:table-row table:style-name="ro1">
          <table:table-cell office:value-type="float" office:value="55.1769043254779" calcext:value-type="float">
            <text:p>55.1769043255</text:p>
          </table:table-cell>
          <table:table-cell office:value-type="float" office:value="0.0563608571153941" calcext:value-type="float">
            <text:p>0.0563608571</text:p>
          </table:table-cell>
        </table:table-row>
        <table:table-row table:style-name="ro1">
          <table:table-cell office:value-type="float" office:value="56.6457912446404" calcext:value-type="float">
            <text:p>56.6457912446</text:p>
          </table:table-cell>
          <table:table-cell office:value-type="float" office:value="0.0562690629687149" calcext:value-type="float">
            <text:p>0.056269063</text:p>
          </table:table-cell>
        </table:table-row>
        <table:table-row table:style-name="ro1">
          <table:table-cell office:value-type="float" office:value="58.5876855434058" calcext:value-type="float">
            <text:p>58.5876855434</text:p>
          </table:table-cell>
          <table:table-cell office:value-type="float" office:value="0.154014560011004" calcext:value-type="float">
            <text:p>0.15401456</text:p>
          </table:table-cell>
        </table:table-row>
        <table:table-row table:style-name="ro1">
          <table:table-cell office:value-type="float" office:value="59.9778203117342" calcext:value-type="float">
            <text:p>59.9778203117</text:p>
          </table:table-cell>
          <table:table-cell office:value-type="float" office:value="0.165198067084929" calcext:value-type="float">
            <text:p>0.1651980671</text:p>
          </table:table-cell>
        </table:table-row>
        <table:table-row table:style-name="ro1">
          <table:table-cell office:value-type="float" office:value="61.52639773901" calcext:value-type="float">
            <text:p>61.526397739</text:p>
          </table:table-cell>
          <table:table-cell office:value-type="float" office:value="0.0531496288940589" calcext:value-type="float">
            <text:p>0.0531496289</text:p>
          </table:table-cell>
        </table:table-row>
        <table:table-row table:style-name="ro1">
          <table:table-cell office:value-type="float" office:value="62.7839336668215" calcext:value-type="float">
            <text:p>62.7839336668</text:p>
          </table:table-cell>
          <table:table-cell office:value-type="float" office:value="0.0530847653537924" calcext:value-type="float">
            <text:p>0.0530847654</text:p>
          </table:table-cell>
        </table:table-row>
      </table:table>
      <table:table table:name="0.3_2" table:style-name="ta1">
        <table:shapes>
          <draw:frame draw:z-index="0" draw:style-name="gr2" draw:text-style-name="P1" svg:width="6.3039in" svg:height="3.5449in" svg:x="6.6287in" svg:y="0.3453in">
            <draw:object draw:notify-on-update-of-ranges="'0.3_2'.A1:'0.3_2'.A42 '0.3_2'.B1:'0.3_2'.B4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2" draw:text-style-name="P1" svg:width="6.2933in" svg:height="3.5453in" svg:x="3.3902in" svg:y="3.6496in">
            <draw:object draw:notify-on-update-of-ranges="'0.3_2'.A1:'0.3_2'.A42 '0.3_2'.C1:'0.3_2'.C4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.341035659367087" calcext:value-type="float">
            <text:p>0.3410356594</text:p>
          </table:table-cell>
          <table:table-cell office:value-type="float" office:value="0.446519956466979" calcext:value-type="float">
            <text:p>0.4465199565</text:p>
          </table:table-cell>
          <table:table-cell table:formula="of:=1/[.B1]^2" office:value-type="float" office:value="5.01554640019915" calcext:value-type="float">
            <text:p>5.0155464002</text:p>
          </table:table-cell>
        </table:table-row>
        <table:table-row table:style-name="ro1">
          <table:table-cell office:value-type="float" office:value="2.447835405194" calcext:value-type="float">
            <text:p>2.4478354052</text:p>
          </table:table-cell>
          <table:table-cell office:value-type="float" office:value="0.247733589407725" calcext:value-type="float">
            <text:p>0.2477335894</text:p>
          </table:table-cell>
          <table:table-cell table:formula="of:=1/[.B2]^2" office:value-type="float" office:value="16.2940937082831" calcext:value-type="float">
            <text:p>16.2940937083</text:p>
          </table:table-cell>
        </table:table-row>
        <table:table-row table:style-name="ro1">
          <table:table-cell office:value-type="float" office:value="4.69733880571405" calcext:value-type="float">
            <text:p>4.6973388057</text:p>
          </table:table-cell>
          <table:table-cell office:value-type="float" office:value="0.18559300489782" calcext:value-type="float">
            <text:p>0.1855930049</text:p>
          </table:table-cell>
          <table:table-cell table:formula="of:=1/[.B3]^2" office:value-type="float" office:value="29.0319891718226" calcext:value-type="float">
            <text:p>29.0319891718</text:p>
          </table:table-cell>
        </table:table-row>
        <table:table-row table:style-name="ro1">
          <table:table-cell office:value-type="float" office:value="6.59713478255719" calcext:value-type="float">
            <text:p>6.5971347826</text:p>
          </table:table-cell>
          <table:table-cell office:value-type="float" office:value="0.157673889763764" calcext:value-type="float">
            <text:p>0.1576738898</text:p>
          </table:table-cell>
          <table:table-cell table:formula="of:=1/[.B4]^2" office:value-type="float" office:value="40.2235536406575" calcext:value-type="float">
            <text:p>40.2235536407</text:p>
          </table:table-cell>
        </table:table-row>
        <table:table-row table:style-name="ro1">
          <table:table-cell office:value-type="float" office:value="8.6935109973023" calcext:value-type="float">
            <text:p>8.6935109973</text:p>
          </table:table-cell>
          <table:table-cell office:value-type="float" office:value="0.139002743838465" calcext:value-type="float">
            <text:p>0.1390027438</text:p>
          </table:table-cell>
          <table:table-cell table:formula="of:=1/[.B5]^2" office:value-type="float" office:value="51.7551121307806" calcext:value-type="float">
            <text:p>51.7551121308</text:p>
          </table:table-cell>
        </table:table-row>
        <table:table-row table:style-name="ro1">
          <table:table-cell office:value-type="float" office:value="10.6712912751377" calcext:value-type="float">
            <text:p>10.6712912751</text:p>
          </table:table-cell>
          <table:table-cell office:value-type="float" office:value="0.126518828907335" calcext:value-type="float">
            <text:p>0.1265188289</text:p>
          </table:table-cell>
          <table:table-cell table:formula="of:=1/[.B6]^2" office:value-type="float" office:value="62.4726133023087" calcext:value-type="float">
            <text:p>62.4726133023</text:p>
          </table:table-cell>
        </table:table-row>
        <table:table-row table:style-name="ro1">
          <table:table-cell office:value-type="float" office:value="13.0935187177067" calcext:value-type="float">
            <text:p>13.0935187177</text:p>
          </table:table-cell>
          <table:table-cell office:value-type="float" office:value="0.115106191615004" calcext:value-type="float">
            <text:p>0.1151061916</text:p>
          </table:table-cell>
          <table:table-cell table:formula="of:=1/[.B7]^2" office:value-type="float" office:value="75.4749144945751" calcext:value-type="float">
            <text:p>75.4749144946</text:p>
          </table:table-cell>
        </table:table-row>
        <table:table-row table:style-name="ro1">
          <table:table-cell office:value-type="float" office:value="15.175471654623" calcext:value-type="float">
            <text:p>15.1754716546</text:p>
          </table:table-cell>
          <table:table-cell office:value-type="float" office:value="0.102001782633858" calcext:value-type="float">
            <text:p>0.1020017826</text:p>
          </table:table-cell>
          <table:table-cell table:formula="of:=1/[.B8]^2" office:value-type="float" office:value="96.1135185804725" calcext:value-type="float">
            <text:p>96.1135185805</text:p>
          </table:table-cell>
        </table:table-row>
        <table:table-row table:style-name="ro1">
          <table:table-cell office:value-type="float" office:value="16.933728587437" calcext:value-type="float">
            <text:p>16.9337285874</text:p>
          </table:table-cell>
          <table:table-cell office:value-type="float" office:value="0.100070620565539" calcext:value-type="float">
            <text:p>0.1000706206</text:p>
          </table:table-cell>
          <table:table-cell table:formula="of:=1/[.B9]^2" office:value-type="float" office:value="99.8589083460941" calcext:value-type="float">
            <text:p>99.8589083461</text:p>
          </table:table-cell>
        </table:table-row>
        <table:table-row table:style-name="ro1">
          <table:table-cell office:value-type="float" office:value="19.3968019632989" calcext:value-type="float">
            <text:p>19.3968019633</text:p>
          </table:table-cell>
          <table:table-cell office:value-type="float" office:value="0.0943591584198937" calcext:value-type="float">
            <text:p>0.0943591584</text:p>
          </table:table-cell>
          <table:table-cell table:formula="of:=1/[.B10]^2" office:value-type="float" office:value="112.313479601357" calcext:value-type="float">
            <text:p>112.3134796014</text:p>
          </table:table-cell>
        </table:table-row>
        <table:table-row table:style-name="ro1">
          <table:table-cell office:value-type="float" office:value="21.2987459206966" calcext:value-type="float">
            <text:p>21.2987459207</text:p>
          </table:table-cell>
          <table:table-cell office:value-type="float" office:value="0.0900898769047703" calcext:value-type="float">
            <text:p>0.0900898769</text:p>
          </table:table-cell>
          <table:table-cell table:formula="of:=1/[.B11]^2" office:value-type="float" office:value="123.210583119774" calcext:value-type="float">
            <text:p>123.2105831198</text:p>
          </table:table-cell>
        </table:table-row>
        <table:table-row table:style-name="ro1">
          <table:table-cell office:value-type="float" office:value="23.543017053119" calcext:value-type="float">
            <text:p>23.5430170531</text:p>
          </table:table-cell>
          <table:table-cell office:value-type="float" office:value="0.0861597896116277" calcext:value-type="float">
            <text:p>0.0861597896</text:p>
          </table:table-cell>
          <table:table-cell table:formula="of:=1/[.B12]^2" office:value-type="float" office:value="134.707178694348" calcext:value-type="float">
            <text:p>134.7071786943</text:p>
          </table:table-cell>
        </table:table-row>
        <table:table-row table:style-name="ro1">
          <table:table-cell office:value-type="float" office:value="25.4397926938959" calcext:value-type="float">
            <text:p>25.4397926939</text:p>
          </table:table-cell>
          <table:table-cell office:value-type="float" office:value="0.082666473968592" calcext:value-type="float">
            <text:p>0.082666474</text:p>
          </table:table-cell>
          <table:table-cell table:formula="of:=1/[.B13]^2" office:value-type="float" office:value="146.33262809896" calcext:value-type="float">
            <text:p>146.332628099</text:p>
          </table:table-cell>
        </table:table-row>
        <table:table-row table:style-name="ro1">
          <table:table-cell office:value-type="float" office:value="27.5927163564747" calcext:value-type="float">
            <text:p>27.5927163565</text:p>
          </table:table-cell>
          <table:table-cell office:value-type="float" office:value="0.0784157911361717" calcext:value-type="float">
            <text:p>0.0784157911</text:p>
          </table:table-cell>
          <table:table-cell table:formula="of:=1/[.B14]^2" office:value-type="float" office:value="162.627109565024" calcext:value-type="float">
            <text:p>162.627109565</text:p>
          </table:table-cell>
        </table:table-row>
        <table:table-row table:style-name="ro1">
          <table:table-cell office:value-type="float" office:value="29.8867798066763" calcext:value-type="float">
            <text:p>29.8867798067</text:p>
          </table:table-cell>
          <table:table-cell office:value-type="float" office:value="0.0806716864963958" calcext:value-type="float">
            <text:p>0.0806716865</text:p>
          </table:table-cell>
          <table:table-cell table:formula="of:=1/[.B15]^2" office:value-type="float" office:value="153.658902691987" calcext:value-type="float">
            <text:p>153.658902692</text:p>
          </table:table-cell>
        </table:table-row>
        <table:table-row table:style-name="ro1">
          <table:table-cell office:value-type="float" office:value="31.7088425532263" calcext:value-type="float">
            <text:p>31.7088425532</text:p>
          </table:table-cell>
          <table:table-cell office:value-type="float" office:value="0.0714672804623587" calcext:value-type="float">
            <text:p>0.0714672805</text:p>
          </table:table-cell>
          <table:table-cell table:formula="of:=1/[.B16]^2" office:value-type="float" office:value="195.787737384252" calcext:value-type="float">
            <text:p>195.7877373843</text:p>
          </table:table-cell>
        </table:table-row>
        <table:table-row table:style-name="ro1">
          <table:table-cell office:value-type="float" office:value="33.9171580432982" calcext:value-type="float">
            <text:p>33.9171580433</text:p>
          </table:table-cell>
          <table:table-cell office:value-type="float" office:value="0.0717197594724739" calcext:value-type="float">
            <text:p>0.0717197595</text:p>
          </table:table-cell>
          <table:table-cell table:formula="of:=1/[.B17]^2" office:value-type="float" office:value="194.411679101853" calcext:value-type="float">
            <text:p>194.4116791019</text:p>
          </table:table-cell>
        </table:table-row>
        <table:table-row table:style-name="ro1">
          <table:table-cell office:value-type="float" office:value="36.0079902085895" calcext:value-type="float">
            <text:p>36.0079902086</text:p>
          </table:table-cell>
          <table:table-cell office:value-type="float" office:value="0.0692196586693175" calcext:value-type="float">
            <text:p>0.0692196587</text:p>
          </table:table-cell>
          <table:table-cell table:formula="of:=1/[.B18]^2" office:value-type="float" office:value="208.708959618477" calcext:value-type="float">
            <text:p>208.7089596185</text:p>
          </table:table-cell>
        </table:table-row>
        <table:table-row table:style-name="ro1">
          <table:table-cell office:value-type="float" office:value="38.0509207169373" calcext:value-type="float">
            <text:p>38.0509207169</text:p>
          </table:table-cell>
          <table:table-cell office:value-type="float" office:value="0.0645666911423091" calcext:value-type="float">
            <text:p>0.0645666911</text:p>
          </table:table-cell>
          <table:table-cell table:formula="of:=1/[.B19]^2" office:value-type="float" office:value="239.873868271422" calcext:value-type="float">
            <text:p>239.8738682714</text:p>
          </table:table-cell>
        </table:table-row>
        <table:table-row table:style-name="ro1">
          <table:table-cell office:value-type="float" office:value="40.365027058619" calcext:value-type="float">
            <text:p>40.3650270586</text:p>
          </table:table-cell>
          <table:table-cell office:value-type="float" office:value="0.0680033889891582" calcext:value-type="float">
            <text:p>0.068003389</text:p>
          </table:table-cell>
          <table:table-cell table:formula="of:=1/[.B20]^2" office:value-type="float" office:value="216.24142112874" calcext:value-type="float">
            <text:p>216.2414211287</text:p>
          </table:table-cell>
        </table:table-row>
        <table:table-row table:style-name="ro1">
          <table:table-cell office:value-type="float" office:value="42.1475011909516" calcext:value-type="float">
            <text:p>42.147501191</text:p>
          </table:table-cell>
          <table:table-cell office:value-type="float" office:value="0.0637690033658192" calcext:value-type="float">
            <text:p>0.0637690034</text:p>
          </table:table-cell>
          <table:table-cell table:formula="of:=1/[.B21]^2" office:value-type="float" office:value="245.912576995292" calcext:value-type="float">
            <text:p>245.9125769953</text:p>
          </table:table-cell>
        </table:table-row>
        <table:table-row table:style-name="ro1">
          <table:table-cell office:value-type="float" office:value="44.6373883208835" calcext:value-type="float">
            <text:p>44.6373883209</text:p>
          </table:table-cell>
          <table:table-cell office:value-type="float" office:value="0.0626180110153795" calcext:value-type="float">
            <text:p>0.062618011</text:p>
          </table:table-cell>
          <table:table-cell table:formula="of:=1/[.B22]^2" office:value-type="float" office:value="255.035984965862" calcext:value-type="float">
            <text:p>255.0359849659</text:p>
          </table:table-cell>
        </table:table-row>
        <table:table-row table:style-name="ro1">
          <table:table-cell office:value-type="float" office:value="46.3873736204976" calcext:value-type="float">
            <text:p>46.3873736205</text:p>
          </table:table-cell>
          <table:table-cell office:value-type="float" office:value="0.0599083239319244" calcext:value-type="float">
            <text:p>0.0599083239</text:p>
          </table:table-cell>
          <table:table-cell table:formula="of:=1/[.B23]^2" office:value-type="float" office:value="278.628579717426" calcext:value-type="float">
            <text:p>278.6285797174</text:p>
          </table:table-cell>
        </table:table-row>
        <table:table-row table:style-name="ro1">
          <table:table-cell office:value-type="float" office:value="48.819716488709" calcext:value-type="float">
            <text:p>48.8197164887</text:p>
          </table:table-cell>
          <table:table-cell office:value-type="float" office:value="0.0610404249542707" calcext:value-type="float">
            <text:p>0.061040425</text:p>
          </table:table-cell>
          <table:table-cell table:formula="of:=1/[.B24]^2" office:value-type="float" office:value="268.389117987231" calcext:value-type="float">
            <text:p>268.3891179872</text:p>
          </table:table-cell>
        </table:table-row>
        <table:table-row table:style-name="ro1">
          <table:table-cell office:value-type="float" office:value="50.6997909668743" calcext:value-type="float">
            <text:p>50.6997909669</text:p>
          </table:table-cell>
          <table:table-cell office:value-type="float" office:value="0.0588928187350612" calcext:value-type="float">
            <text:p>0.0588928187</text:p>
          </table:table-cell>
          <table:table-cell table:formula="of:=1/[.B25]^2" office:value-type="float" office:value="288.320364178305" calcext:value-type="float">
            <text:p>288.3203641783</text:p>
          </table:table-cell>
        </table:table-row>
        <table:table-row table:style-name="ro1">
          <table:table-cell office:value-type="float" office:value="53.0446862968939" calcext:value-type="float">
            <text:p>53.0446862969</text:p>
          </table:table-cell>
          <table:table-cell office:value-type="float" office:value="0.0565435166149875" calcext:value-type="float">
            <text:p>0.0565435166</text:p>
          </table:table-cell>
          <table:table-cell table:formula="of:=1/[.B26]^2" office:value-type="float" office:value="312.776683115059" calcext:value-type="float">
            <text:p>312.7766831151</text:p>
          </table:table-cell>
        </table:table-row>
        <table:table-row table:style-name="ro1">
          <table:table-cell office:value-type="float" office:value="54.8361773114584" calcext:value-type="float">
            <text:p>54.8361773115</text:p>
          </table:table-cell>
          <table:table-cell office:value-type="float" office:value="0.0564632762773843" calcext:value-type="float">
            <text:p>0.0564632763</text:p>
          </table:table-cell>
          <table:table-cell table:formula="of:=1/[.B27]^2" office:value-type="float" office:value="313.666292832317" calcext:value-type="float">
            <text:p>313.6662928323</text:p>
          </table:table-cell>
        </table:table-row>
        <table:table-row table:style-name="ro1">
          <table:table-cell office:value-type="float" office:value="57.1376653705729" calcext:value-type="float">
            <text:p>57.1376653706</text:p>
          </table:table-cell>
          <table:table-cell office:value-type="float" office:value="0.0524284738760848" calcext:value-type="float">
            <text:p>0.0524284739</text:p>
          </table:table-cell>
          <table:table-cell table:formula="of:=1/[.B28]^2" office:value-type="float" office:value="363.802406629894" calcext:value-type="float">
            <text:p>363.8024066299</text:p>
          </table:table-cell>
        </table:table-row>
        <table:table-row table:style-name="ro1">
          <table:table-cell office:value-type="float" office:value="59.2138477402931" calcext:value-type="float">
            <text:p>59.2138477403</text:p>
          </table:table-cell>
          <table:table-cell office:value-type="float" office:value="0.0544325993416925" calcext:value-type="float">
            <text:p>0.0544325993</text:p>
          </table:table-cell>
          <table:table-cell table:formula="of:=1/[.B29]^2" office:value-type="float" office:value="337.506275424969" calcext:value-type="float">
            <text:p>337.506275425</text:p>
          </table:table-cell>
        </table:table-row>
        <table:table-row table:style-name="ro1">
          <table:table-cell office:value-type="float" office:value="61.5014156073635" calcext:value-type="float">
            <text:p>61.5014156074</text:p>
          </table:table-cell>
          <table:table-cell office:value-type="float" office:value="0.0515573999444695" calcext:value-type="float">
            <text:p>0.0515573999</text:p>
          </table:table-cell>
          <table:table-cell table:formula="of:=1/[.B30]^2" office:value-type="float" office:value="376.199301407458" calcext:value-type="float">
            <text:p>376.1993014075</text:p>
          </table:table-cell>
        </table:table-row>
        <table:table-row table:style-name="ro1">
          <table:table-cell office:value-type="float" office:value="63.4246431988481" calcext:value-type="float">
            <text:p>63.4246431988</text:p>
          </table:table-cell>
          <table:table-cell office:value-type="float" office:value="0.0524018415198613" calcext:value-type="float">
            <text:p>0.0524018415</text:p>
          </table:table-cell>
          <table:table-cell table:formula="of:=1/[.B31]^2" office:value-type="float" office:value="364.172293531634" calcext:value-type="float">
            <text:p>364.1722935316</text:p>
          </table:table-cell>
        </table:table-row>
        <table:table-row table:style-name="ro1">
          <table:table-cell office:value-type="float" office:value="65.6593427176908" calcext:value-type="float">
            <text:p>65.6593427177</text:p>
          </table:table-cell>
          <table:table-cell office:value-type="float" office:value="0.0492546386047074" calcext:value-type="float">
            <text:p>0.0492546386</text:p>
          </table:table-cell>
          <table:table-cell table:formula="of:=1/[.B32]^2" office:value-type="float" office:value="412.197853848217" calcext:value-type="float">
            <text:p>412.1978538482</text:p>
          </table:table-cell>
        </table:table-row>
        <table:table-row table:style-name="ro1">
          <table:table-cell office:value-type="float" office:value="67.819807778069" calcext:value-type="float">
            <text:p>67.8198077781</text:p>
          </table:table-cell>
          <table:table-cell office:value-type="float" office:value="0.0508909955085332" calcext:value-type="float">
            <text:p>0.0508909955</text:p>
          </table:table-cell>
          <table:table-cell table:formula="of:=1/[.B33]^2" office:value-type="float" office:value="386.11627443481" calcext:value-type="float">
            <text:p>386.1162744348</text:p>
          </table:table-cell>
        </table:table-row>
        <table:table-row table:style-name="ro1">
          <table:table-cell office:value-type="float" office:value="69.7742184168708" calcext:value-type="float">
            <text:p>69.7742184169</text:p>
          </table:table-cell>
          <table:table-cell office:value-type="float" office:value="0.0500696843410726" calcext:value-type="float">
            <text:p>0.0500696843</text:p>
          </table:table-cell>
          <table:table-cell table:formula="of:=1/[.B34]^2" office:value-type="float" office:value="398.887377054646" calcext:value-type="float">
            <text:p>398.8873770546</text:p>
          </table:table-cell>
        </table:table-row>
        <table:table-row table:style-name="ro1">
          <table:table-cell office:value-type="float" office:value="72.1274454065869" calcext:value-type="float">
            <text:p>72.1274454066</text:p>
          </table:table-cell>
          <table:table-cell office:value-type="float" office:value="0.0514535844657398" calcext:value-type="float">
            <text:p>0.0514535845</text:p>
          </table:table-cell>
          <table:table-cell table:formula="of:=1/[.B35]^2" office:value-type="float" office:value="377.718912179438" calcext:value-type="float">
            <text:p>377.7189121794</text:p>
          </table:table-cell>
        </table:table-row>
        <table:table-row table:style-name="ro1">
          <table:table-cell office:value-type="float" office:value="73.885506400361" calcext:value-type="float">
            <text:p>73.8855064004</text:p>
          </table:table-cell>
          <table:table-cell office:value-type="float" office:value="0.0489933276729978" calcext:value-type="float">
            <text:p>0.0489933277</text:p>
          </table:table-cell>
          <table:table-cell table:formula="of:=1/[.B36]^2" office:value-type="float" office:value="416.606578723241" calcext:value-type="float">
            <text:p>416.6065787232</text:p>
          </table:table-cell>
        </table:table-row>
        <table:table-row table:style-name="ro1">
          <table:table-cell office:value-type="float" office:value="76.2842342737592" calcext:value-type="float">
            <text:p>76.2842342738</text:p>
          </table:table-cell>
          <table:table-cell office:value-type="float" office:value="0.0479862292351704" calcext:value-type="float">
            <text:p>0.0479862292</text:p>
          </table:table-cell>
          <table:table-cell table:formula="of:=1/[.B37]^2" office:value-type="float" office:value="434.276922257642" calcext:value-type="float">
            <text:p>434.2769222576</text:p>
          </table:table-cell>
        </table:table-row>
        <table:table-row table:style-name="ro1">
          <table:table-cell office:value-type="float" office:value="78.321150754427" calcext:value-type="float">
            <text:p>78.3211507544</text:p>
          </table:table-cell>
          <table:table-cell office:value-type="float" office:value="0.047380933136071" calcext:value-type="float">
            <text:p>0.0473809331</text:p>
          </table:table-cell>
          <table:table-cell table:formula="of:=1/[.B38]^2" office:value-type="float" office:value="445.443658741079" calcext:value-type="float">
            <text:p>445.4436587411</text:p>
          </table:table-cell>
        </table:table-row>
        <table:table-row table:style-name="ro1">
          <table:table-cell office:value-type="float" office:value="80.2488709433406" calcext:value-type="float">
            <text:p>80.2488709433</text:p>
          </table:table-cell>
          <table:table-cell office:value-type="float" office:value="0.0492342881823429" calcext:value-type="float">
            <text:p>0.0492342882</text:p>
          </table:table-cell>
          <table:table-cell table:formula="of:=1/[.B39]^2" office:value-type="float" office:value="412.538678682183" calcext:value-type="float">
            <text:p>412.5386786822</text:p>
          </table:table-cell>
        </table:table-row>
        <table:table-row table:style-name="ro1">
          <table:table-cell office:value-type="float" office:value="82.2030007247078" calcext:value-type="float">
            <text:p>82.2030007247</text:p>
          </table:table-cell>
          <table:table-cell office:value-type="float" office:value="0.0445446364495271" calcext:value-type="float">
            <text:p>0.0445446364</text:p>
          </table:table-cell>
          <table:table-cell table:formula="of:=1/[.B40]^2" office:value-type="float" office:value="503.975195975775" calcext:value-type="float">
            <text:p>503.9751959758</text:p>
          </table:table-cell>
        </table:table-row>
        <table:table-row table:style-name="ro1">
          <table:table-cell office:value-type="float" office:value="84.7753519303018" calcext:value-type="float">
            <text:p>84.7753519303</text:p>
          </table:table-cell>
          <table:table-cell office:value-type="float" office:value="0.0460845842016061" calcext:value-type="float">
            <text:p>0.0460845842</text:p>
          </table:table-cell>
          <table:table-cell table:formula="of:=1/[.B41]^2" office:value-type="float" office:value="470.856590084213" calcext:value-type="float">
            <text:p>470.8565900842</text:p>
          </table:table-cell>
        </table:table-row>
        <table:table-row table:style-name="ro1">
          <table:table-cell office:value-type="float" office:value="86.7875306130625" calcext:value-type="float">
            <text:p>86.7875306131</text:p>
          </table:table-cell>
          <table:table-cell office:value-type="float" office:value="0.0477295049046951" calcext:value-type="float">
            <text:p>0.0477295049</text:p>
          </table:table-cell>
          <table:table-cell table:formula="of:=1/[.B42]^2" office:value-type="float" office:value="438.961206681165" calcext:value-type="float">
            <text:p>438.9612066812</text:p>
          </table:table-cell>
        </table:table-row>
      </table:table>
      <table:table table:name="0.4_1" table:style-name="ta1">
        <table:shapes>
          <draw:frame draw:z-index="0" draw:style-name="gr2" draw:text-style-name="P1" svg:width="6.2988in" svg:height="3.5429in" svg:x="5.9819in" svg:y="0.6146in">
            <draw:object draw:notify-on-update-of-ranges="'0.4_1'.A1:'0.4_1'.A42 '0.4_1'.B1:'0.4_1'.B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2" draw:text-style-name="P1" svg:width="6.2988in" svg:height="3.5429in" svg:x="2.9917in" svg:y="0.0394in">
            <draw:object draw:notify-on-update-of-ranges="'0.4_1'.A1:'0.4_1'.A42 '0.4_1'.C1:'0.4_1'.C4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.0620464324865625" calcext:value-type="float">
            <text:p>0.0620464325</text:p>
          </table:table-cell>
          <table:table-cell office:value-type="float" office:value="0.563280090797872" calcext:value-type="float">
            <text:p>0.5632800908</text:p>
          </table:table-cell>
          <table:table-cell table:formula="of:=1/[.B1]^2" office:value-type="float" office:value="3.15174590595339" calcext:value-type="float">
            <text:p>3.151745906</text:p>
          </table:table-cell>
        </table:table-row>
        <table:table-row table:style-name="ro1">
          <table:table-cell office:value-type="float" office:value="3.01703982026105" calcext:value-type="float">
            <text:p>3.0170398203</text:p>
          </table:table-cell>
          <table:table-cell office:value-type="float" office:value="0.199636496830351" calcext:value-type="float">
            <text:p>0.1996364968</text:p>
          </table:table-cell>
          <table:table-cell table:formula="of:=1/[.B2]^2" office:value-type="float" office:value="25.0911241464603" calcext:value-type="float">
            <text:p>25.0911241465</text:p>
          </table:table-cell>
        </table:table-row>
        <table:table-row table:style-name="ro1">
          <table:table-cell office:value-type="float" office:value="5.45149341786009" calcext:value-type="float">
            <text:p>5.4514934179</text:p>
          </table:table-cell>
          <table:table-cell office:value-type="float" office:value="0.142897191168258" calcext:value-type="float">
            <text:p>0.1428971912</text:p>
          </table:table-cell>
          <table:table-cell table:formula="of:=1/[.B3]^2" office:value-type="float" office:value="48.9725384069139" calcext:value-type="float">
            <text:p>48.9725384069</text:p>
          </table:table-cell>
        </table:table-row>
        <table:table-row table:style-name="ro1">
          <table:table-cell office:value-type="float" office:value="7.88194264527775" calcext:value-type="float">
            <text:p>7.8819426453</text:p>
          </table:table-cell>
          <table:table-cell office:value-type="float" office:value="0.127004127592861" calcext:value-type="float">
            <text:p>0.1270041276</text:p>
          </table:table-cell>
          <table:table-cell table:formula="of:=1/[.B4]^2" office:value-type="float" office:value="61.9960940979837" calcext:value-type="float">
            <text:p>61.996094098</text:p>
          </table:table-cell>
        </table:table-row>
        <table:table-row table:style-name="ro1">
          <table:table-cell office:value-type="float" office:value="10.4645917907979" calcext:value-type="float">
            <text:p>10.4645917908</text:p>
          </table:table-cell>
          <table:table-cell office:value-type="float" office:value="0.110720637248821" calcext:value-type="float">
            <text:p>0.1107206372</text:p>
          </table:table-cell>
          <table:table-cell table:formula="of:=1/[.B5]^2" office:value-type="float" office:value="81.5723260791004" calcext:value-type="float">
            <text:p>81.5723260791</text:p>
          </table:table-cell>
        </table:table-row>
        <table:table-row table:style-name="ro1">
          <table:table-cell office:value-type="float" office:value="13.0577930592216" calcext:value-type="float">
            <text:p>13.0577930592</text:p>
          </table:table-cell>
          <table:table-cell office:value-type="float" office:value="0.0968978771316291" calcext:value-type="float">
            <text:p>0.0968978771</text:p>
          </table:table-cell>
          <table:table-cell table:formula="of:=1/[.B6]^2" office:value-type="float" office:value="106.505362532901" calcext:value-type="float">
            <text:p>106.5053625329</text:p>
          </table:table-cell>
        </table:table-row>
        <table:table-row table:style-name="ro1">
          <table:table-cell office:value-type="float" office:value="15.5035247894771" calcext:value-type="float">
            <text:p>15.5035247895</text:p>
          </table:table-cell>
          <table:table-cell office:value-type="float" office:value="0.0899371268866769" calcext:value-type="float">
            <text:p>0.0899371269</text:p>
          </table:table-cell>
          <table:table-cell table:formula="of:=1/[.B7]^2" office:value-type="float" office:value="123.629462437725" calcext:value-type="float">
            <text:p>123.6294624377</text:p>
          </table:table-cell>
        </table:table-row>
        <table:table-row table:style-name="ro1">
          <table:table-cell office:value-type="float" office:value="18.3988667406267" calcext:value-type="float">
            <text:p>18.3988667406</text:p>
          </table:table-cell>
          <table:table-cell office:value-type="float" office:value="0.0841127120253557" calcext:value-type="float">
            <text:p>0.084112712</text:p>
          </table:table-cell>
          <table:table-cell table:formula="of:=1/[.B8]^2" office:value-type="float" office:value="141.34378855757" calcext:value-type="float">
            <text:p>141.3437885576</text:p>
          </table:table-cell>
        </table:table-row>
        <table:table-row table:style-name="ro1">
          <table:table-cell office:value-type="float" office:value="20.7561089504583" calcext:value-type="float">
            <text:p>20.7561089505</text:p>
          </table:table-cell>
          <table:table-cell office:value-type="float" office:value="0.0805841030053427" calcext:value-type="float">
            <text:p>0.080584103</text:p>
          </table:table-cell>
          <table:table-cell table:formula="of:=1/[.B9]^2" office:value-type="float" office:value="153.993095072033" calcext:value-type="float">
            <text:p>153.993095072</text:p>
          </table:table-cell>
        </table:table-row>
        <table:table-row table:style-name="ro1">
          <table:table-cell office:value-type="float" office:value="23.5680386810301" calcext:value-type="float">
            <text:p>23.568038681</text:p>
          </table:table-cell>
          <table:table-cell office:value-type="float" office:value="0.0741412552647924" calcext:value-type="float">
            <text:p>0.0741412553</text:p>
          </table:table-cell>
          <table:table-cell table:formula="of:=1/[.B10]^2" office:value-type="float" office:value="181.919867342407" calcext:value-type="float">
            <text:p>181.9198673424</text:p>
          </table:table-cell>
        </table:table-row>
        <table:table-row table:style-name="ro1">
          <table:table-cell office:value-type="float" office:value="25.7374847469068" calcext:value-type="float">
            <text:p>25.7374847469</text:p>
          </table:table-cell>
          <table:table-cell office:value-type="float" office:value="0.0705265487673472" calcext:value-type="float">
            <text:p>0.0705265488</text:p>
          </table:table-cell>
          <table:table-cell table:formula="of:=1/[.B11]^2" office:value-type="float" office:value="201.045675509192" calcext:value-type="float">
            <text:p>201.0456755092</text:p>
          </table:table-cell>
        </table:table-row>
        <table:table-row table:style-name="ro1">
          <table:table-cell office:value-type="float" office:value="28.6792272101445" calcext:value-type="float">
            <text:p>28.6792272101</text:p>
          </table:table-cell>
          <table:table-cell office:value-type="float" office:value="0.0715032196220396" calcext:value-type="float">
            <text:p>0.0715032196</text:p>
          </table:table-cell>
          <table:table-cell table:formula="of:=1/[.B12]^2" office:value-type="float" office:value="195.590972023062" calcext:value-type="float">
            <text:p>195.5909720231</text:p>
          </table:table-cell>
        </table:table-row>
        <table:table-row table:style-name="ro1">
          <table:table-cell office:value-type="float" office:value="31.2195273404322" calcext:value-type="float">
            <text:p>31.2195273404</text:p>
          </table:table-cell>
          <table:table-cell office:value-type="float" office:value="0.0672521049112055" calcext:value-type="float">
            <text:p>0.0672521049</text:p>
          </table:table-cell>
          <table:table-cell table:formula="of:=1/[.B13]^2" office:value-type="float" office:value="221.099742314043" calcext:value-type="float">
            <text:p>221.099742314</text:p>
          </table:table-cell>
        </table:table-row>
        <table:table-row table:style-name="ro1">
          <table:table-cell office:value-type="float" office:value="33.4052728675807" calcext:value-type="float">
            <text:p>33.4052728676</text:p>
          </table:table-cell>
          <table:table-cell office:value-type="float" office:value="0.062526267302126" calcext:value-type="float">
            <text:p>0.0625262673</text:p>
          </table:table-cell>
          <table:table-cell table:formula="of:=1/[.B14]^2" office:value-type="float" office:value="255.784953838858" calcext:value-type="float">
            <text:p>255.7849538389</text:p>
          </table:table-cell>
        </table:table-row>
        <table:table-row table:style-name="ro1">
          <table:table-cell office:value-type="float" office:value="36.0784055084982" calcext:value-type="float">
            <text:p>36.0784055085</text:p>
          </table:table-cell>
          <table:table-cell office:value-type="float" office:value="0.0604480929181585" calcext:value-type="float">
            <text:p>0.0604480929</text:p>
          </table:table-cell>
          <table:table-cell table:formula="of:=1/[.B15]^2" office:value-type="float" office:value="273.674789276015" calcext:value-type="float">
            <text:p>273.674789276</text:p>
          </table:table-cell>
        </table:table-row>
        <table:table-row table:style-name="ro1">
          <table:table-cell office:value-type="float" office:value="38.9819338083796" calcext:value-type="float">
            <text:p>38.9819338084</text:p>
          </table:table-cell>
          <table:table-cell office:value-type="float" office:value="0.0604863096754325" calcext:value-type="float">
            <text:p>0.0604863097</text:p>
          </table:table-cell>
          <table:table-cell table:formula="of:=1/[.B16]^2" office:value-type="float" office:value="273.329069428559" calcext:value-type="float">
            <text:p>273.3290694286</text:p>
          </table:table-cell>
        </table:table-row>
        <table:table-row table:style-name="ro1">
          <table:table-cell office:value-type="float" office:value="41.3965777494632" calcext:value-type="float">
            <text:p>41.3965777495</text:p>
          </table:table-cell>
          <table:table-cell office:value-type="float" office:value="0.0573728583064765" calcext:value-type="float">
            <text:p>0.0573728583</text:p>
          </table:table-cell>
          <table:table-cell table:formula="of:=1/[.B17]^2" office:value-type="float" office:value="303.799480021829" calcext:value-type="float">
            <text:p>303.7994800218</text:p>
          </table:table-cell>
        </table:table-row>
        <table:table-row table:style-name="ro1">
          <table:table-cell office:value-type="float" office:value="43.8448620588736" calcext:value-type="float">
            <text:p>43.8448620589</text:p>
          </table:table-cell>
          <table:table-cell office:value-type="float" office:value="0.05599363368443" calcext:value-type="float">
            <text:p>0.0559936337</text:p>
          </table:table-cell>
          <table:table-cell table:formula="of:=1/[.B18]^2" office:value-type="float" office:value="318.950066068682" calcext:value-type="float">
            <text:p>318.9500660687</text:p>
          </table:table-cell>
        </table:table-row>
        <table:table-row table:style-name="ro1">
          <table:table-cell office:value-type="float" office:value="46.5074694664467" calcext:value-type="float">
            <text:p>46.5074694664</text:p>
          </table:table-cell>
          <table:table-cell office:value-type="float" office:value="0.0551557054723808" calcext:value-type="float">
            <text:p>0.0551557055</text:p>
          </table:table-cell>
          <table:table-cell table:formula="of:=1/[.B19]^2" office:value-type="float" office:value="328.714689657446" calcext:value-type="float">
            <text:p>328.7146896574</text:p>
          </table:table-cell>
        </table:table-row>
        <table:table-row table:style-name="ro1">
          <table:table-cell office:value-type="float" office:value="49.1575762436432" calcext:value-type="float">
            <text:p>49.1575762436</text:p>
          </table:table-cell>
          <table:table-cell office:value-type="float" office:value="0.0517580417354244" calcext:value-type="float">
            <text:p>0.0517580417</text:p>
          </table:table-cell>
          <table:table-cell table:formula="of:=1/[.B20]^2" office:value-type="float" office:value="373.288256238002" calcext:value-type="float">
            <text:p>373.288256238</text:p>
          </table:table-cell>
        </table:table-row>
        <table:table-row table:style-name="ro1">
          <table:table-cell office:value-type="float" office:value="51.4035005060635" calcext:value-type="float">
            <text:p>51.4035005061</text:p>
          </table:table-cell>
          <table:table-cell office:value-type="float" office:value="0.0493796188692249" calcext:value-type="float">
            <text:p>0.0493796189</text:p>
          </table:table-cell>
          <table:table-cell table:formula="of:=1/[.B21]^2" office:value-type="float" office:value="410.113941355648" calcext:value-type="float">
            <text:p>410.1139413556</text:p>
          </table:table-cell>
        </table:table-row>
        <table:table-row table:style-name="ro1">
          <table:table-cell office:value-type="float" office:value="54.2986751332012" calcext:value-type="float">
            <text:p>54.2986751332</text:p>
          </table:table-cell>
          <table:table-cell office:value-type="float" office:value="0.049269257177513" calcext:value-type="float">
            <text:p>0.0492692572</text:p>
          </table:table-cell>
          <table:table-cell table:formula="of:=1/[.B22]^2" office:value-type="float" office:value="411.953285501167" calcext:value-type="float">
            <text:p>411.9532855012</text:p>
          </table:table-cell>
        </table:table-row>
        <table:table-row table:style-name="ro1">
          <table:table-cell office:value-type="float" office:value="56.8212518915842" calcext:value-type="float">
            <text:p>56.8212518916</text:p>
          </table:table-cell>
          <table:table-cell office:value-type="float" office:value="0.0479200805178359" calcext:value-type="float">
            <text:p>0.0479200805</text:p>
          </table:table-cell>
          <table:table-cell table:formula="of:=1/[.B23]^2" office:value-type="float" office:value="435.476698564189" calcext:value-type="float">
            <text:p>435.4766985642</text:p>
          </table:table-cell>
        </table:table-row>
        <table:table-row table:style-name="ro1">
          <table:table-cell office:value-type="float" office:value="59.2158390980411" calcext:value-type="float">
            <text:p>59.215839098</text:p>
          </table:table-cell>
          <table:table-cell office:value-type="float" office:value="0.0471799996654934" calcext:value-type="float">
            <text:p>0.0471799997</text:p>
          </table:table-cell>
          <table:table-cell table:formula="of:=1/[.B24]^2" office:value-type="float" office:value="449.24591117942" calcext:value-type="float">
            <text:p>449.2459111794</text:p>
          </table:table-cell>
        </table:table-row>
        <table:table-row table:style-name="ro1">
          <table:table-cell office:value-type="float" office:value="62.0676581937941" calcext:value-type="float">
            <text:p>62.0676581938</text:p>
          </table:table-cell>
          <table:table-cell office:value-type="float" office:value="0.0444866156728613" calcext:value-type="float">
            <text:p>0.0444866157</text:p>
          </table:table-cell>
          <table:table-cell table:formula="of:=1/[.B25]^2" office:value-type="float" office:value="505.290652337799" calcext:value-type="float">
            <text:p>505.2906523378</text:p>
          </table:table-cell>
        </table:table-row>
        <table:table-row table:style-name="ro1">
          <table:table-cell office:value-type="float" office:value="64.5241794768453" calcext:value-type="float">
            <text:p>64.5241794768</text:p>
          </table:table-cell>
          <table:table-cell office:value-type="float" office:value="0.0452015198165969" calcext:value-type="float">
            <text:p>0.0452015198</text:p>
          </table:table-cell>
          <table:table-cell table:formula="of:=1/[.B26]^2" office:value-type="float" office:value="489.433762858111" calcext:value-type="float">
            <text:p>489.4337628581</text:p>
          </table:table-cell>
        </table:table-row>
        <table:table-row table:style-name="ro1">
          <table:table-cell office:value-type="float" office:value="66.936199872893" calcext:value-type="float">
            <text:p>66.9361998729</text:p>
          </table:table-cell>
          <table:table-cell office:value-type="float" office:value="0.0440800680913892" calcext:value-type="float">
            <text:p>0.0440800681</text:p>
          </table:table-cell>
          <table:table-cell table:formula="of:=1/[.B27]^2" office:value-type="float" office:value="514.654158830786" calcext:value-type="float">
            <text:p>514.6541588308</text:p>
          </table:table-cell>
        </table:table-row>
        <table:table-row table:style-name="ro1">
          <table:table-cell office:value-type="float" office:value="69.3359272809012" calcext:value-type="float">
            <text:p>69.3359272809</text:p>
          </table:table-cell>
          <table:table-cell office:value-type="float" office:value="0.0436298411689442" calcext:value-type="float">
            <text:p>0.0436298412</text:p>
          </table:table-cell>
          <table:table-cell table:formula="of:=1/[.B28]^2" office:value-type="float" office:value="525.330645091494" calcext:value-type="float">
            <text:p>525.3306450915</text:p>
          </table:table-cell>
        </table:table-row>
        <table:table-row table:style-name="ro1">
          <table:table-cell office:value-type="float" office:value="71.9354652558461" calcext:value-type="float">
            <text:p>71.9354652558</text:p>
          </table:table-cell>
          <table:table-cell office:value-type="float" office:value="0.0418796947730587" calcext:value-type="float">
            <text:p>0.0418796948</text:p>
          </table:table-cell>
          <table:table-cell table:formula="of:=1/[.B29]^2" office:value-type="float" office:value="570.155061912275" calcext:value-type="float">
            <text:p>570.1550619123</text:p>
          </table:table-cell>
        </table:table-row>
        <table:table-row table:style-name="ro1">
          <table:table-cell office:value-type="float" office:value="74.8635811981733" calcext:value-type="float">
            <text:p>74.8635811982</text:p>
          </table:table-cell>
          <table:table-cell office:value-type="float" office:value="0.0401535520259608" calcext:value-type="float">
            <text:p>0.040153552</text:p>
          </table:table-cell>
          <table:table-cell table:formula="of:=1/[.B30]^2" office:value-type="float" office:value="620.228989171121" calcext:value-type="float">
            <text:p>620.2289891711</text:p>
          </table:table-cell>
        </table:table-row>
        <table:table-row table:style-name="ro1">
          <table:table-cell office:value-type="float" office:value="77.2303858154175" calcext:value-type="float">
            <text:p>77.2303858154</text:p>
          </table:table-cell>
          <table:table-cell office:value-type="float" office:value="0.0412972912447678" calcext:value-type="float">
            <text:p>0.0412972912</text:p>
          </table:table-cell>
          <table:table-cell table:formula="of:=1/[.B31]^2" office:value-type="float" office:value="586.349915573009" calcext:value-type="float">
            <text:p>586.349915573</text:p>
          </table:table-cell>
        </table:table-row>
        <table:table-row table:style-name="ro1">
          <table:table-cell office:value-type="float" office:value="79.7371169470696" calcext:value-type="float">
            <text:p>79.7371169471</text:p>
          </table:table-cell>
          <table:table-cell office:value-type="float" office:value="0.0414256411889506" calcext:value-type="float">
            <text:p>0.0414256412</text:p>
          </table:table-cell>
          <table:table-cell table:formula="of:=1/[.B32]^2" office:value-type="float" office:value="582.722143493626" calcext:value-type="float">
            <text:p>582.7221434936</text:p>
          </table:table-cell>
        </table:table-row>
        <table:table-row table:style-name="ro1">
          <table:table-cell office:value-type="float" office:value="82.2554360168289" calcext:value-type="float">
            <text:p>82.2554360168</text:p>
          </table:table-cell>
          <table:table-cell office:value-type="float" office:value="0.0423845194275202" calcext:value-type="float">
            <text:p>0.0423845194</text:p>
          </table:table-cell>
          <table:table-cell table:formula="of:=1/[.B33]^2" office:value-type="float" office:value="556.654178415909" calcext:value-type="float">
            <text:p>556.6541784159</text:p>
          </table:table-cell>
        </table:table-row>
        <table:table-row table:style-name="ro1">
          <table:table-cell office:value-type="float" office:value="85.019209903953" calcext:value-type="float">
            <text:p>85.019209904</text:p>
          </table:table-cell>
          <table:table-cell office:value-type="float" office:value="0.0374488978093719" calcext:value-type="float">
            <text:p>0.0374488978</text:p>
          </table:table-cell>
          <table:table-cell table:formula="of:=1/[.B34]^2" office:value-type="float" office:value="713.053177859905" calcext:value-type="float">
            <text:p>713.0531778599</text:p>
          </table:table-cell>
        </table:table-row>
        <table:table-row table:style-name="ro1">
          <table:table-cell office:value-type="float" office:value="87.5165947925159" calcext:value-type="float">
            <text:p>87.5165947925</text:p>
          </table:table-cell>
          <table:table-cell office:value-type="float" office:value="0.0388586642740266" calcext:value-type="float">
            <text:p>0.0388586643</text:p>
          </table:table-cell>
          <table:table-cell table:formula="of:=1/[.B35]^2" office:value-type="float" office:value="662.253502412275" calcext:value-type="float">
            <text:p>662.2535024123</text:p>
          </table:table-cell>
        </table:table-row>
        <table:table-row table:style-name="ro1">
          <table:table-cell office:value-type="float" office:value="90.150974909992" calcext:value-type="float">
            <text:p>90.15097491</text:p>
          </table:table-cell>
          <table:table-cell office:value-type="float" office:value="0.038267888299291" calcext:value-type="float">
            <text:p>0.0382678883</text:p>
          </table:table-cell>
          <table:table-cell table:formula="of:=1/[.B36]^2" office:value-type="float" office:value="682.858948145008" calcext:value-type="float">
            <text:p>682.858948145</text:p>
          </table:table-cell>
        </table:table-row>
        <table:table-row table:style-name="ro1">
          <table:table-cell office:value-type="float" office:value="92.7392062341963" calcext:value-type="float">
            <text:p>92.7392062342</text:p>
          </table:table-cell>
          <table:table-cell office:value-type="float" office:value="0.0364812960813199" calcext:value-type="float">
            <text:p>0.0364812961</text:p>
          </table:table-cell>
          <table:table-cell table:formula="of:=1/[.B37]^2" office:value-type="float" office:value="751.379741465482" calcext:value-type="float">
            <text:p>751.3797414655</text:p>
          </table:table-cell>
        </table:table-row>
        <table:table-row table:style-name="ro1">
          <table:table-cell office:value-type="float" office:value="95.2625989192077" calcext:value-type="float">
            <text:p>95.2625989192</text:p>
          </table:table-cell>
          <table:table-cell office:value-type="float" office:value="0.0372109568140678" calcext:value-type="float">
            <text:p>0.0372109568</text:p>
          </table:table-cell>
          <table:table-cell table:formula="of:=1/[.B38]^2" office:value-type="float" office:value="722.201399100041" calcext:value-type="float">
            <text:p>722.2013991</text:p>
          </table:table-cell>
        </table:table-row>
        <table:table-row table:style-name="ro1">
          <table:table-cell office:value-type="float" office:value="97.7182016823499" calcext:value-type="float">
            <text:p>97.7182016824</text:p>
          </table:table-cell>
          <table:table-cell office:value-type="float" office:value="0.0367256013861484" calcext:value-type="float">
            <text:p>0.0367256014</text:p>
          </table:table-cell>
          <table:table-cell table:formula="of:=1/[.B39]^2" office:value-type="float" office:value="741.416364820034" calcext:value-type="float">
            <text:p>741.41636482</text:p>
          </table:table-cell>
        </table:table-row>
        <table:table-row table:style-name="ro1">
          <table:table-cell office:value-type="float" office:value="100.144564284163" calcext:value-type="float">
            <text:p>100.1445642842</text:p>
          </table:table-cell>
          <table:table-cell office:value-type="float" office:value="0.036328527536877" calcext:value-type="float">
            <text:p>0.0363285275</text:p>
          </table:table-cell>
          <table:table-cell table:formula="of:=1/[.B40]^2" office:value-type="float" office:value="757.712425363644" calcext:value-type="float">
            <text:p>757.7124253636</text:p>
          </table:table-cell>
        </table:table-row>
        <table:table-row table:style-name="ro1">
          <table:table-cell office:value-type="float" office:value="103.082624016635" calcext:value-type="float">
            <text:p>103.0826240166</text:p>
          </table:table-cell>
          <table:table-cell office:value-type="float" office:value="0.0350786375917501" calcext:value-type="float">
            <text:p>0.0350786376</text:p>
          </table:table-cell>
          <table:table-cell table:formula="of:=1/[.B41]^2" office:value-type="float" office:value="812.670630417505" calcext:value-type="float">
            <text:p>812.6706304175</text:p>
          </table:table-cell>
        </table:table-row>
        <table:table-row table:style-name="ro1">
          <table:table-cell office:value-type="float" office:value="105.716585350961" calcext:value-type="float">
            <text:p>105.716585351</text:p>
          </table:table-cell>
          <table:table-cell office:value-type="float" office:value="0.0351769727897683" calcext:value-type="float">
            <text:p>0.0351769728</text:p>
          </table:table-cell>
          <table:table-cell table:formula="of:=1/[.B42]^2" office:value-type="float" office:value="808.133433304139" calcext:value-type="float">
            <text:p>808.1334333041</text:p>
          </table:table-cell>
        </table:table-row>
      </table:table>
      <table:table table:name="0.5_1" table:style-name="ta1">
        <table:shapes>
          <draw:frame draw:z-index="0" draw:style-name="gr2" draw:text-style-name="P1" svg:width="6.2988in" svg:height="3.5429in" svg:x="5.6051in" svg:y="0.2902in">
            <draw:object draw:notify-on-update-of-ranges="'0.5_1'.A1:'0.5_1'.A42 '0.5_1'.B1:'0.5_1'.B4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2" draw:text-style-name="P1" svg:width="6.2988in" svg:height="3.5429in" svg:x="2.9193in" svg:y="0.0394in">
            <draw:object draw:notify-on-update-of-ranges="'0.5_1'.A1:'0.5_1'.A42 '0.5_1'.C1:'0.5_1'.C4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.268422657909613" calcext:value-type="float">
            <text:p>0.2684226579</text:p>
          </table:table-cell>
          <table:table-cell office:value-type="float" office:value="0.449833182673794" calcext:value-type="float">
            <text:p>0.4498331827</text:p>
          </table:table-cell>
          <table:table-cell table:formula="of:=1/[.B1]^2" office:value-type="float" office:value="4.94193492745447" calcext:value-type="float">
            <text:p>4.9419349275</text:p>
          </table:table-cell>
        </table:table-row>
        <table:table-row table:style-name="ro1">
          <table:table-cell office:value-type="float" office:value="2.2122628553246" calcext:value-type="float">
            <text:p>2.2122628553</text:p>
          </table:table-cell>
          <table:table-cell office:value-type="float" office:value="0.210340629176716" calcext:value-type="float">
            <text:p>0.2103406292</text:p>
          </table:table-cell>
          <table:table-cell table:formula="of:=1/[.B2]^2" office:value-type="float" office:value="22.6023534839904" calcext:value-type="float">
            <text:p>22.602353484</text:p>
          </table:table-cell>
        </table:table-row>
        <table:table-row table:style-name="ro1">
          <table:table-cell office:value-type="float" office:value="3.91772810628948" calcext:value-type="float">
            <text:p>3.9177281063</text:p>
          </table:table-cell>
          <table:table-cell office:value-type="float" office:value="0.15752409807018" calcext:value-type="float">
            <text:p>0.1575240981</text:p>
          </table:table-cell>
          <table:table-cell table:formula="of:=1/[.B3]^2" office:value-type="float" office:value="40.3000882025948" calcext:value-type="float">
            <text:p>40.3000882026</text:p>
          </table:table-cell>
        </table:table-row>
        <table:table-row table:style-name="ro1">
          <table:table-cell office:value-type="float" office:value="5.32942739595751" calcext:value-type="float">
            <text:p>5.329427396</text:p>
          </table:table-cell>
          <table:table-cell office:value-type="float" office:value="0.139797123938672" calcext:value-type="float">
            <text:p>0.1397971239</text:p>
          </table:table-cell>
          <table:table-cell table:formula="of:=1/[.B4]^2" office:value-type="float" office:value="51.1685990531763" calcext:value-type="float">
            <text:p>51.1685990532</text:p>
          </table:table-cell>
        </table:table-row>
        <table:table-row table:style-name="ro1">
          <table:table-cell office:value-type="float" office:value="7.13915062290281" calcext:value-type="float">
            <text:p>7.1391506229</text:p>
          </table:table-cell>
          <table:table-cell office:value-type="float" office:value="0.12335052009659" calcext:value-type="float">
            <text:p>0.1233505201</text:p>
          </table:table-cell>
          <table:table-cell table:formula="of:=1/[.B5]^2" office:value-type="float" office:value="65.7230985083627" calcext:value-type="float">
            <text:p>65.7230985084</text:p>
          </table:table-cell>
        </table:table-row>
        <table:table-row table:style-name="ro1">
          <table:table-cell office:value-type="float" office:value="8.96547785296498" calcext:value-type="float">
            <text:p>8.965477853</text:p>
          </table:table-cell>
          <table:table-cell office:value-type="float" office:value="0.102609954783359" calcext:value-type="float">
            <text:p>0.1026099548</text:p>
          </table:table-cell>
          <table:table-cell table:formula="of:=1/[.B6]^2" office:value-type="float" office:value="94.9775598455864" calcext:value-type="float">
            <text:p>94.9775598456</text:p>
          </table:table-cell>
        </table:table-row>
        <table:table-row table:style-name="ro1">
          <table:table-cell office:value-type="float" office:value="10.5809441531671" calcext:value-type="float">
            <text:p>10.5809441532</text:p>
          </table:table-cell>
          <table:table-cell office:value-type="float" office:value="0.0986594005123615" calcext:value-type="float">
            <text:p>0.0986594005</text:p>
          </table:table-cell>
          <table:table-cell table:formula="of:=1/[.B7]^2" office:value-type="float" office:value="102.736095332467" calcext:value-type="float">
            <text:p>102.7360953325</text:p>
          </table:table-cell>
        </table:table-row>
        <table:table-row table:style-name="ro1">
          <table:table-cell office:value-type="float" office:value="12.6024049694178" calcext:value-type="float">
            <text:p>12.6024049694</text:p>
          </table:table-cell>
          <table:table-cell office:value-type="float" office:value="0.0907194721918569" calcext:value-type="float">
            <text:p>0.0907194722</text:p>
          </table:table-cell>
          <table:table-cell table:formula="of:=1/[.B8]^2" office:value-type="float" office:value="121.506348691598" calcext:value-type="float">
            <text:p>121.5063486916</text:p>
          </table:table-cell>
        </table:table-row>
        <table:table-row table:style-name="ro1">
          <table:table-cell office:value-type="float" office:value="14.2819850360334" calcext:value-type="float">
            <text:p>14.281985036</text:p>
          </table:table-cell>
          <table:table-cell office:value-type="float" office:value="0.0891146134669948" calcext:value-type="float">
            <text:p>0.0891146135</text:p>
          </table:table-cell>
          <table:table-cell table:formula="of:=1/[.B9]^2" office:value-type="float" office:value="125.922154168149" calcext:value-type="float">
            <text:p>125.9221541681</text:p>
          </table:table-cell>
        </table:table-row>
        <table:table-row table:style-name="ro1">
          <table:table-cell office:value-type="float" office:value="16.0964480793296" calcext:value-type="float">
            <text:p>16.0964480793</text:p>
          </table:table-cell>
          <table:table-cell office:value-type="float" office:value="0.0827484187676389" calcext:value-type="float">
            <text:p>0.0827484188</text:p>
          </table:table-cell>
          <table:table-cell table:formula="of:=1/[.B10]^2" office:value-type="float" office:value="146.042948595471" calcext:value-type="float">
            <text:p>146.0429485955</text:p>
          </table:table-cell>
        </table:table-row>
        <table:table-row table:style-name="ro1">
          <table:table-cell office:value-type="float" office:value="17.6597979780732" calcext:value-type="float">
            <text:p>17.6597979781</text:p>
          </table:table-cell>
          <table:table-cell office:value-type="float" office:value="0.071939626206003" calcext:value-type="float">
            <text:p>0.0719396262</text:p>
          </table:table-cell>
          <table:table-cell table:formula="of:=1/[.B11]^2" office:value-type="float" office:value="193.225146907056" calcext:value-type="float">
            <text:p>193.2251469071</text:p>
          </table:table-cell>
        </table:table-row>
        <table:table-row table:style-name="ro1">
          <table:table-cell office:value-type="float" office:value="19.4755781841973" calcext:value-type="float">
            <text:p>19.4755781842</text:p>
          </table:table-cell>
          <table:table-cell office:value-type="float" office:value="0.0712296940148244" calcext:value-type="float">
            <text:p>0.071229694</text:p>
          </table:table-cell>
          <table:table-cell table:formula="of:=1/[.B12]^2" office:value-type="float" office:value="197.096014542833" calcext:value-type="float">
            <text:p>197.0960145428</text:p>
          </table:table-cell>
        </table:table-row>
        <table:table-row table:style-name="ro1">
          <table:table-cell office:value-type="float" office:value="21.055859838073" calcext:value-type="float">
            <text:p>21.0558598381</text:p>
          </table:table-cell>
          <table:table-cell office:value-type="float" office:value="0.0684107179119114" calcext:value-type="float">
            <text:p>0.0684107179</text:p>
          </table:table-cell>
          <table:table-cell table:formula="of:=1/[.B13]^2" office:value-type="float" office:value="213.674011748711" calcext:value-type="float">
            <text:p>213.6740117487</text:p>
          </table:table-cell>
        </table:table-row>
        <table:table-row table:style-name="ro1">
          <table:table-cell office:value-type="float" office:value="23.0394009961512" calcext:value-type="float">
            <text:p>23.0394009962</text:p>
          </table:table-cell>
          <table:table-cell office:value-type="float" office:value="0.0681736073924025" calcext:value-type="float">
            <text:p>0.0681736074</text:p>
          </table:table-cell>
          <table:table-cell table:formula="of:=1/[.B14]^2" office:value-type="float" office:value="215.162929944347" calcext:value-type="float">
            <text:p>215.1629299443</text:p>
          </table:table-cell>
        </table:table-row>
        <table:table-row table:style-name="ro1">
          <table:table-cell office:value-type="float" office:value="24.8421300890857" calcext:value-type="float">
            <text:p>24.8421300891</text:p>
          </table:table-cell>
          <table:table-cell office:value-type="float" office:value="0.0640912245547136" calcext:value-type="float">
            <text:p>0.0640912246</text:p>
          </table:table-cell>
          <table:table-cell table:formula="of:=1/[.B15]^2" office:value-type="float" office:value="243.446122133225" calcext:value-type="float">
            <text:p>243.4461221332</text:p>
          </table:table-cell>
        </table:table-row>
        <table:table-row table:style-name="ro1">
          <table:table-cell office:value-type="float" office:value="26.3241714191218" calcext:value-type="float">
            <text:p>26.3241714191</text:p>
          </table:table-cell>
          <table:table-cell office:value-type="float" office:value="0.0621802248164204" calcext:value-type="float">
            <text:p>0.0621802248</text:p>
          </table:table-cell>
          <table:table-cell table:formula="of:=1/[.B16]^2" office:value-type="float" office:value="258.639840716609" calcext:value-type="float">
            <text:p>258.6398407166</text:p>
          </table:table-cell>
        </table:table-row>
        <table:table-row table:style-name="ro1">
          <table:table-cell office:value-type="float" office:value="28.3133363338614" calcext:value-type="float">
            <text:p>28.3133363339</text:p>
          </table:table-cell>
          <table:table-cell office:value-type="float" office:value="0.0597843069627134" calcext:value-type="float">
            <text:p>0.059784307</text:p>
          </table:table-cell>
          <table:table-cell table:formula="of:=1/[.B17]^2" office:value-type="float" office:value="279.785756708234" calcext:value-type="float">
            <text:p>279.7857567082</text:p>
          </table:table-cell>
        </table:table-row>
        <table:table-row table:style-name="ro1">
          <table:table-cell office:value-type="float" office:value="29.9414751128023" calcext:value-type="float">
            <text:p>29.9414751128</text:p>
          </table:table-cell>
          <table:table-cell office:value-type="float" office:value="0.0591818608959733" calcext:value-type="float">
            <text:p>0.0591818609</text:p>
          </table:table-cell>
          <table:table-cell table:formula="of:=1/[.B18]^2" office:value-type="float" office:value="285.510948152568" calcext:value-type="float">
            <text:p>285.5109481526</text:p>
          </table:table-cell>
        </table:table-row>
        <table:table-row table:style-name="ro1">
          <table:table-cell office:value-type="float" office:value="31.5482180513206" calcext:value-type="float">
            <text:p>31.5482180513</text:p>
          </table:table-cell>
          <table:table-cell office:value-type="float" office:value="0.0583874309346245" calcext:value-type="float">
            <text:p>0.0583874309</text:p>
          </table:table-cell>
          <table:table-cell table:formula="of:=1/[.B19]^2" office:value-type="float" office:value="293.333231624134" calcext:value-type="float">
            <text:p>293.3332316241</text:p>
          </table:table-cell>
        </table:table-row>
        <table:table-row table:style-name="ro1">
          <table:table-cell office:value-type="float" office:value="33.3392924856246" calcext:value-type="float">
            <text:p>33.3392924856</text:p>
          </table:table-cell>
          <table:table-cell office:value-type="float" office:value="0.0561519503305297" calcext:value-type="float">
            <text:p>0.0561519503</text:p>
          </table:table-cell>
          <table:table-cell table:formula="of:=1/[.B20]^2" office:value-type="float" office:value="317.154084961661" calcext:value-type="float">
            <text:p>317.1540849617</text:p>
          </table:table-cell>
        </table:table-row>
        <table:table-row table:style-name="ro1">
          <table:table-cell office:value-type="float" office:value="35.1371830290578" calcext:value-type="float">
            <text:p>35.1371830291</text:p>
          </table:table-cell>
          <table:table-cell office:value-type="float" office:value="0.0545358717390839" calcext:value-type="float">
            <text:p>0.0545358717</text:p>
          </table:table-cell>
          <table:table-cell table:formula="of:=1/[.B21]^2" office:value-type="float" office:value="336.229241456305" calcext:value-type="float">
            <text:p>336.2292414563</text:p>
          </table:table-cell>
        </table:table-row>
        <table:table-row table:style-name="ro1">
          <table:table-cell office:value-type="float" office:value="36.7263779005434" calcext:value-type="float">
            <text:p>36.7263779005</text:p>
          </table:table-cell>
          <table:table-cell office:value-type="float" office:value="0.0535710274219579" calcext:value-type="float">
            <text:p>0.0535710274</text:p>
          </table:table-cell>
          <table:table-cell table:formula="of:=1/[.B22]^2" office:value-type="float" office:value="348.449662893092" calcext:value-type="float">
            <text:p>348.4496628931</text:p>
          </table:table-cell>
        </table:table-row>
        <table:table-row table:style-name="ro1">
          <table:table-cell office:value-type="float" office:value="38.3816440763623" calcext:value-type="float">
            <text:p>38.3816440764</text:p>
          </table:table-cell>
          <table:table-cell office:value-type="float" office:value="0.0523659776098942" calcext:value-type="float">
            <text:p>0.0523659776</text:p>
          </table:table-cell>
          <table:table-cell table:formula="of:=1/[.B23]^2" office:value-type="float" office:value="364.671286021336" calcext:value-type="float">
            <text:p>364.6712860213</text:p>
          </table:table-cell>
        </table:table-row>
        <table:table-row table:style-name="ro1">
          <table:table-cell office:value-type="float" office:value="40.1267110435106" calcext:value-type="float">
            <text:p>40.1267110435</text:p>
          </table:table-cell>
          <table:table-cell office:value-type="float" office:value="0.0492956284649923" calcext:value-type="float">
            <text:p>0.0492956285</text:p>
          </table:table-cell>
          <table:table-cell table:formula="of:=1/[.B24]^2" office:value-type="float" office:value="411.512644697323" calcext:value-type="float">
            <text:p>411.5126446973</text:p>
          </table:table-cell>
        </table:table-row>
        <table:table-row table:style-name="ro1">
          <table:table-cell office:value-type="float" office:value="41.9784679516494" calcext:value-type="float">
            <text:p>41.9784679516</text:p>
          </table:table-cell>
          <table:table-cell office:value-type="float" office:value="0.0502649724134706" calcext:value-type="float">
            <text:p>0.0502649724</text:p>
          </table:table-cell>
          <table:table-cell table:formula="of:=1/[.B25]^2" office:value-type="float" office:value="395.793905805475" calcext:value-type="float">
            <text:p>395.7939058055</text:p>
          </table:table-cell>
        </table:table-row>
        <table:table-row table:style-name="ro1">
          <table:table-cell office:value-type="float" office:value="43.9176141343431" calcext:value-type="float">
            <text:p>43.9176141343</text:p>
          </table:table-cell>
          <table:table-cell office:value-type="float" office:value="0.0495098179526712" calcext:value-type="float">
            <text:p>0.049509818</text:p>
          </table:table-cell>
          <table:table-cell table:formula="of:=1/[.B26]^2" office:value-type="float" office:value="407.959772689155" calcext:value-type="float">
            <text:p>407.9597726892</text:p>
          </table:table-cell>
        </table:table-row>
        <table:table-row table:style-name="ro1">
          <table:table-cell office:value-type="float" office:value="45.6694087239905" calcext:value-type="float">
            <text:p>45.669408724</text:p>
          </table:table-cell>
          <table:table-cell office:value-type="float" office:value="0.0481294937626962" calcext:value-type="float">
            <text:p>0.0481294938</text:p>
          </table:table-cell>
          <table:table-cell table:formula="of:=1/[.B27]^2" office:value-type="float" office:value="431.69539168376" calcext:value-type="float">
            <text:p>431.6953916838</text:p>
          </table:table-cell>
        </table:table-row>
        <table:table-row table:style-name="ro1">
          <table:table-cell office:value-type="float" office:value="47.5751308403748" calcext:value-type="float">
            <text:p>47.5751308404</text:p>
          </table:table-cell>
          <table:table-cell office:value-type="float" office:value="0.0470696549527705" calcext:value-type="float">
            <text:p>0.047069655</text:p>
          </table:table-cell>
          <table:table-cell table:formula="of:=1/[.B28]^2" office:value-type="float" office:value="451.354701499577" calcext:value-type="float">
            <text:p>451.3547014996</text:p>
          </table:table-cell>
        </table:table-row>
        <table:table-row table:style-name="ro1">
          <table:table-cell office:value-type="float" office:value="48.9380214945068" calcext:value-type="float">
            <text:p>48.9380214945</text:p>
          </table:table-cell>
          <table:table-cell office:value-type="float" office:value="0.0465054750670528" calcext:value-type="float">
            <text:p>0.0465054751</text:p>
          </table:table-cell>
          <table:table-cell table:formula="of:=1/[.B29]^2" office:value-type="float" office:value="462.372322732811" calcext:value-type="float">
            <text:p>462.3723227328</text:p>
          </table:table-cell>
        </table:table-row>
        <table:table-row table:style-name="ro1">
          <table:table-cell office:value-type="float" office:value="50.7213793544898" calcext:value-type="float">
            <text:p>50.7213793545</text:p>
          </table:table-cell>
          <table:table-cell office:value-type="float" office:value="0.0459328198630634" calcext:value-type="float">
            <text:p>0.0459328199</text:p>
          </table:table-cell>
          <table:table-cell table:formula="of:=1/[.B30]^2" office:value-type="float" office:value="473.973197843507" calcext:value-type="float">
            <text:p>473.9731978435</text:p>
          </table:table-cell>
        </table:table-row>
        <table:table-row table:style-name="ro1">
          <table:table-cell office:value-type="float" office:value="52.8007658080213" calcext:value-type="float">
            <text:p>52.800765808</text:p>
          </table:table-cell>
          <table:table-cell office:value-type="float" office:value="0.0449896597513671" calcext:value-type="float">
            <text:p>0.0449896598</text:p>
          </table:table-cell>
          <table:table-cell table:formula="of:=1/[.B31]^2" office:value-type="float" office:value="494.054185212617" calcext:value-type="float">
            <text:p>494.0541852126</text:p>
          </table:table-cell>
        </table:table-row>
        <table:table-row table:style-name="ro1">
          <table:table-cell office:value-type="float" office:value="54.4662546537768" calcext:value-type="float">
            <text:p>54.4662546538</text:p>
          </table:table-cell>
          <table:table-cell office:value-type="float" office:value="0.0453883262113085" calcext:value-type="float">
            <text:p>0.0453883262</text:p>
          </table:table-cell>
          <table:table-cell table:formula="of:=1/[.B32]^2" office:value-type="float" office:value="485.413292630117" calcext:value-type="float">
            <text:p>485.4132926301</text:p>
          </table:table-cell>
        </table:table-row>
        <table:table-row table:style-name="ro1">
          <table:table-cell office:value-type="float" office:value="56.1769820161225" calcext:value-type="float">
            <text:p>56.1769820161</text:p>
          </table:table-cell>
          <table:table-cell office:value-type="float" office:value="0.0426380734042678" calcext:value-type="float">
            <text:p>0.0426380734</text:p>
          </table:table-cell>
          <table:table-cell table:formula="of:=1/[.B33]^2" office:value-type="float" office:value="550.053400836925" calcext:value-type="float">
            <text:p>550.0534008369</text:p>
          </table:table-cell>
        </table:table-row>
        <table:table-row table:style-name="ro1">
          <table:table-cell office:value-type="float" office:value="58.0344321937561" calcext:value-type="float">
            <text:p>58.0344321938</text:p>
          </table:table-cell>
          <table:table-cell office:value-type="float" office:value="0.042655693383578" calcext:value-type="float">
            <text:p>0.0426556934</text:p>
          </table:table-cell>
          <table:table-cell table:formula="of:=1/[.B34]^2" office:value-type="float" office:value="549.599068623374" calcext:value-type="float">
            <text:p>549.5990686234</text:p>
          </table:table-cell>
        </table:table-row>
        <table:table-row table:style-name="ro1">
          <table:table-cell office:value-type="float" office:value="59.5809431150784" calcext:value-type="float">
            <text:p>59.5809431151</text:p>
          </table:table-cell>
          <table:table-cell office:value-type="float" office:value="0.0410196986490721" calcext:value-type="float">
            <text:p>0.0410196986</text:p>
          </table:table-cell>
          <table:table-cell table:formula="of:=1/[.B35]^2" office:value-type="float" office:value="594.312779510059" calcext:value-type="float">
            <text:p>594.3127795101</text:p>
          </table:table-cell>
        </table:table-row>
        <table:table-row table:style-name="ro1">
          <table:table-cell office:value-type="float" office:value="61.4374653636508" calcext:value-type="float">
            <text:p>61.4374653637</text:p>
          </table:table-cell>
          <table:table-cell office:value-type="float" office:value="0.0432021314930445" calcext:value-type="float">
            <text:p>0.0432021315</text:p>
          </table:table-cell>
          <table:table-cell table:formula="of:=1/[.B36]^2" office:value-type="float" office:value="535.783890104875" calcext:value-type="float">
            <text:p>535.7838901049</text:p>
          </table:table-cell>
        </table:table-row>
        <table:table-row table:style-name="ro1">
          <table:table-cell office:value-type="float" office:value="63.0588841262878" calcext:value-type="float">
            <text:p>63.0588841263</text:p>
          </table:table-cell>
          <table:table-cell office:value-type="float" office:value="0.0392674243772935" calcext:value-type="float">
            <text:p>0.0392674244</text:p>
          </table:table-cell>
          <table:table-cell table:formula="of:=1/[.B37]^2" office:value-type="float" office:value="648.537611762807" calcext:value-type="float">
            <text:p>648.5376117628</text:p>
          </table:table-cell>
        </table:table-row>
        <table:table-row table:style-name="ro1">
          <table:table-cell office:value-type="float" office:value="65.0206959481846" calcext:value-type="float">
            <text:p>65.0206959482</text:p>
          </table:table-cell>
          <table:table-cell office:value-type="float" office:value="0.0405723558385384" calcext:value-type="float">
            <text:p>0.0405723558</text:p>
          </table:table-cell>
          <table:table-cell table:formula="of:=1/[.B38]^2" office:value-type="float" office:value="607.49058060914" calcext:value-type="float">
            <text:p>607.4905806091</text:p>
          </table:table-cell>
        </table:table-row>
        <table:table-row table:style-name="ro1">
          <table:table-cell office:value-type="float" office:value="66.4772177412271" calcext:value-type="float">
            <text:p>66.4772177412</text:p>
          </table:table-cell>
          <table:table-cell office:value-type="float" office:value="0.0398594912264371" calcext:value-type="float">
            <text:p>0.0398594912</text:p>
          </table:table-cell>
          <table:table-cell table:formula="of:=1/[.B39]^2" office:value-type="float" office:value="629.414144006662" calcext:value-type="float">
            <text:p>629.4141440067</text:p>
          </table:table-cell>
        </table:table-row>
        <table:table-row table:style-name="ro1">
          <table:table-cell office:value-type="float" office:value="68.3603583786438" calcext:value-type="float">
            <text:p>68.3603583786</text:p>
          </table:table-cell>
          <table:table-cell office:value-type="float" office:value="0.0374880482884208" calcext:value-type="float">
            <text:p>0.0374880483</text:p>
          </table:table-cell>
          <table:table-cell table:formula="of:=1/[.B40]^2" office:value-type="float" office:value="711.564607630016" calcext:value-type="float">
            <text:p>711.56460763</text:p>
          </table:table-cell>
        </table:table-row>
        <table:table-row table:style-name="ro1">
          <table:table-cell office:value-type="float" office:value="70.0535366871006" calcext:value-type="float">
            <text:p>70.0535366871</text:p>
          </table:table-cell>
          <table:table-cell office:value-type="float" office:value="0.0396286710751387" calcext:value-type="float">
            <text:p>0.0396286711</text:p>
          </table:table-cell>
          <table:table-cell table:formula="of:=1/[.B41]^2" office:value-type="float" office:value="636.76763658517" calcext:value-type="float">
            <text:p>636.7676365852</text:p>
          </table:table-cell>
        </table:table-row>
        <table:table-row table:style-name="ro1">
          <table:table-cell office:value-type="float" office:value="71.7989718968136" calcext:value-type="float">
            <text:p>71.7989718968</text:p>
          </table:table-cell>
          <table:table-cell office:value-type="float" office:value="0.0383588127315123" calcext:value-type="float">
            <text:p>0.0383588127</text:p>
          </table:table-cell>
          <table:table-cell table:formula="of:=1/[.B42]^2" office:value-type="float" office:value="679.625533374452" calcext:value-type="float">
            <text:p>679.62553337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2:43:37.048330954</meta:creation-date>
    <dc:date>2016-04-06T13:06:06.772379121</dc:date>
    <meta:editing-duration>PT1M21S</meta:editing-duration>
    <meta:editing-cycles>1</meta:editing-cycles>
    <meta:document-statistic meta:table-count="7" meta:cell-count="725" meta:object-count="17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legend chart:legend-position="end" svg:x="11.896cm" svg:y="3.955cm" style:legend-expansion="high" chart:style-name="ch2"/>
        <chart:plot-area chart:style-name="ch3" table:cell-range-address="'0.1_1'.A1:'0.1_1'.A42 '0.1_1'.C1:'0.1_1'.C42" svg:x="0.319cm" svg:y="0.18cm" svg:width="11.258cm" svg:height="8.646cm">
          <chartooo:coordinate-region svg:x="1.126cm" svg:y="0.379cm" svg:width="10.17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1_1'.C1:'0.1_1'.C42" chart:class="chart:scatter">
            <chart:domain table:cell-range-address="'0.1_1'.A1:'0.1_1'.A42"/>
            <chart:regression-curve chart:style-name="ch7">
              <chart:equation chart:display-equation="true" chart:display-r-square="false" svg:x="1.135cm" svg:y="2.077cm"/>
            </chart:regression-curve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5000114461346">
                <text:p>0.115000114461346</text:p>
                <draw:g>
                  <svg:desc>'0.1_1'.A1:'0.1_1'.A42</svg:desc>
                </draw:g>
              </table:table-cell>
              <table:table-cell office:value-type="float" office:value="3.05027228314409">
                <text:p>3.05027228314409</text:p>
                <draw:g>
                  <svg:desc>'0.1_1'.C1:'0.1_1'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4392979826877">
                <text:p>3.04392979826877</text:p>
              </table:table-cell>
              <table:table-cell office:value-type="float" office:value="8.7070203960463">
                <text:p>8.7070203960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5729388301322">
                <text:p>5.75729388301322</text:p>
              </table:table-cell>
              <table:table-cell office:value-type="float" office:value="13.7105796759885">
                <text:p>13.7105796759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0548539854574">
                <text:p>8.40548539854574</text:p>
              </table:table-cell>
              <table:table-cell office:value-type="float" office:value="18.6550398478808">
                <text:p>18.6550398478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79902428929">
                <text:p>10.79902428929</text:p>
              </table:table-cell>
              <table:table-cell office:value-type="float" office:value="22.7086739337785">
                <text:p>22.7086739337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5192254815559">
                <text:p>13.5192254815559</text:p>
              </table:table-cell>
              <table:table-cell office:value-type="float" office:value="30.8532035737603">
                <text:p>30.8532035737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44699221651">
                <text:p>16.244699221651</text:p>
              </table:table-cell>
              <table:table-cell office:value-type="float" office:value="33.2304991372633">
                <text:p>33.2304991372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8247425607695">
                <text:p>18.8247425607695</text:p>
              </table:table-cell>
              <table:table-cell office:value-type="float" office:value="38.3125885728513">
                <text:p>38.3125885728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5085430533072">
                <text:p>21.5085430533072</text:p>
              </table:table-cell>
              <table:table-cell office:value-type="float" office:value="45.6005072937284">
                <text:p>45.60050729372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8208309902848">
                <text:p>23.8208309902848</text:p>
              </table:table-cell>
              <table:table-cell office:value-type="float" office:value="51.1144627799882">
                <text:p>51.1144627799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5932306239639">
                <text:p>26.5932306239639</text:p>
              </table:table-cell>
              <table:table-cell office:value-type="float" office:value="53.8804087957878">
                <text:p>53.88040879578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1219449761075">
                <text:p>29.1219449761075</text:p>
              </table:table-cell>
              <table:table-cell office:value-type="float" office:value="60.3505723345246">
                <text:p>60.3505723345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1534181473974">
                <text:p>32.1534181473974</text:p>
              </table:table-cell>
              <table:table-cell office:value-type="float" office:value="58.6274814292552">
                <text:p>58.62748142925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5638748322551">
                <text:p>34.5638748322551</text:p>
              </table:table-cell>
              <table:table-cell office:value-type="float" office:value="67.5730034069281">
                <text:p>67.57300340692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3573731928537">
                <text:p>37.3573731928537</text:p>
              </table:table-cell>
              <table:table-cell office:value-type="float" office:value="74.6468364088635">
                <text:p>74.6468364088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7971868115218">
                <text:p>39.7971868115218</text:p>
              </table:table-cell>
              <table:table-cell office:value-type="float" office:value="77.822711773571">
                <text:p>77.822711773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4862625361639">
                <text:p>42.4862625361639</text:p>
              </table:table-cell>
              <table:table-cell office:value-type="float" office:value="82.9023090656097">
                <text:p>82.90230906560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9674203848953">
                <text:p>44.9674203848953</text:p>
              </table:table-cell>
              <table:table-cell office:value-type="float" office:value="95.1659803565759">
                <text:p>95.16598035657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7812167806063">
                <text:p>47.7812167806063</text:p>
              </table:table-cell>
              <table:table-cell office:value-type="float" office:value="89.2200637701448">
                <text:p>89.22006377014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.7120941490737">
                <text:p>50.7120941490737</text:p>
              </table:table-cell>
              <table:table-cell office:value-type="float" office:value="98.5103436760531">
                <text:p>98.51034367605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.0029771535513">
                <text:p>53.0029771535513</text:p>
              </table:table-cell>
              <table:table-cell office:value-type="float" office:value="107.705203060329">
                <text:p>107.7052030603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6969866605489">
                <text:p>55.6969866605489</text:p>
              </table:table-cell>
              <table:table-cell office:value-type="float" office:value="111.212074356483">
                <text:p>111.2120743564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.6315533771072">
                <text:p>58.6315533771072</text:p>
              </table:table-cell>
              <table:table-cell office:value-type="float" office:value="113.351239520499">
                <text:p>113.3512395204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.8475547437447">
                <text:p>60.8475547437447</text:p>
              </table:table-cell>
              <table:table-cell office:value-type="float" office:value="116.370556719638">
                <text:p>116.3705567196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.508492816731">
                <text:p>63.508492816731</text:p>
              </table:table-cell>
              <table:table-cell office:value-type="float" office:value="109.194467948404">
                <text:p>109.1944679484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267751681239">
                <text:p>66.4267751681239</text:p>
              </table:table-cell>
              <table:table-cell office:value-type="float" office:value="121.305067746506">
                <text:p>121.3050677465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.1897689394255">
                <text:p>69.1897689394255</text:p>
              </table:table-cell>
              <table:table-cell office:value-type="float" office:value="133.252910341135">
                <text:p>133.252910341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.4158261118064">
                <text:p>71.4158261118064</text:p>
              </table:table-cell>
              <table:table-cell office:value-type="float" office:value="146.580737174687">
                <text:p>146.5807371746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.4179190949463">
                <text:p>74.4179190949463</text:p>
              </table:table-cell>
              <table:table-cell office:value-type="float" office:value="133.147751349457">
                <text:p>133.1477513494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.0948735716451">
                <text:p>77.0948735716451</text:p>
              </table:table-cell>
              <table:table-cell office:value-type="float" office:value="148.534626057482">
                <text:p>148.5346260574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3828864039854">
                <text:p>79.3828864039854</text:p>
              </table:table-cell>
              <table:table-cell office:value-type="float" office:value="155.763362036511">
                <text:p>155.7633620365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.3089116046475">
                <text:p>82.3089116046475</text:p>
              </table:table-cell>
              <table:table-cell office:value-type="float" office:value="149.81608456096">
                <text:p>149.81608456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.8825257545221">
                <text:p>84.8825257545221</text:p>
              </table:table-cell>
              <table:table-cell office:value-type="float" office:value="171.301695019668">
                <text:p>171.3016950196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.5131769986944">
                <text:p>87.5131769986944</text:p>
              </table:table-cell>
              <table:table-cell office:value-type="float" office:value="171.038502455633">
                <text:p>171.0385024556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.3883460467026">
                <text:p>90.3883460467026</text:p>
              </table:table-cell>
              <table:table-cell office:value-type="float" office:value="173.054821597089">
                <text:p>173.0548215970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.5706069617539">
                <text:p>92.5706069617539</text:p>
              </table:table-cell>
              <table:table-cell office:value-type="float" office:value="177.27654071827">
                <text:p>177.276540718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.3350445078038">
                <text:p>95.3350445078038</text:p>
              </table:table-cell>
              <table:table-cell office:value-type="float" office:value="165.464917274066">
                <text:p>165.4649172740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8.2051608306739">
                <text:p>98.2051608306739</text:p>
              </table:table-cell>
              <table:table-cell office:value-type="float" office:value="187.965643704709">
                <text:p>187.9656437047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.662363019356">
                <text:p>100.662363019356</text:p>
              </table:table-cell>
              <table:table-cell office:value-type="float" office:value="203.24261517767">
                <text:p>203.242615177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84199819292">
                <text:p>103.284199819292</text:p>
              </table:table-cell>
              <table:table-cell office:value-type="float" office:value="193.930965855383">
                <text:p>193.9309658553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6.131656636402">
                <text:p>106.131656636402</text:p>
              </table:table-cell>
              <table:table-cell office:value-type="float" office:value="208.615779931621">
                <text:p>208.6157799316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8.884542732597">
                <text:p>108.884542732597</text:p>
              </table:table-cell>
              <table:table-cell office:value-type="float" office:value="215.663797283673">
                <text:p>215.6637972836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'0.5_1'.A1:'0.5_1'.A42 '0.5_1'.C1:'0.5_1'.C42" svg:x="0.32cm" svg:y="0.18cm" svg:width="11.264cm" svg:height="8.64cm">
          <chartooo:coordinate-region svg:x="1.127cm" svg:y="0.38cm" svg:width="10.2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5_1'.C1:'0.5_1'.C42" chart:class="chart:scatter">
            <chart:domain table:cell-range-address="'0.5_1'.A1:'0.5_1'.A42"/>
            <chart:regression-curve chart:style-name="ch7">
              <chart:equation chart:display-equation="true" chart:display-r-square="false"/>
            </chart:regression-curve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8422657909613">
                <text:p>0.268422657909613</text:p>
                <draw:g>
                  <svg:desc>'0.5_1'.A1:'0.5_1'.A42</svg:desc>
                </draw:g>
              </table:table-cell>
              <table:table-cell office:value-type="float" office:value="4.94193492745447">
                <text:p>4.94193492745447</text:p>
                <draw:g>
                  <svg:desc>'0.5_1'.C1:'0.5_1'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122628553246">
                <text:p>2.2122628553246</text:p>
              </table:table-cell>
              <table:table-cell office:value-type="float" office:value="22.6023534839904">
                <text:p>22.6023534839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1772810628948">
                <text:p>3.91772810628948</text:p>
              </table:table-cell>
              <table:table-cell office:value-type="float" office:value="40.3000882025948">
                <text:p>40.3000882025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2942739595751">
                <text:p>5.32942739595751</text:p>
              </table:table-cell>
              <table:table-cell office:value-type="float" office:value="51.1685990531763">
                <text:p>51.1685990531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3915062290281">
                <text:p>7.13915062290281</text:p>
              </table:table-cell>
              <table:table-cell office:value-type="float" office:value="65.7230985083627">
                <text:p>65.72309850836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96547785296498">
                <text:p>8.96547785296498</text:p>
              </table:table-cell>
              <table:table-cell office:value-type="float" office:value="94.9775598455864">
                <text:p>94.9775598455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809441531671">
                <text:p>10.5809441531671</text:p>
              </table:table-cell>
              <table:table-cell office:value-type="float" office:value="102.736095332467">
                <text:p>102.7360953324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6024049694178">
                <text:p>12.6024049694178</text:p>
              </table:table-cell>
              <table:table-cell office:value-type="float" office:value="121.506348691598">
                <text:p>121.5063486915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2819850360334">
                <text:p>14.2819850360334</text:p>
              </table:table-cell>
              <table:table-cell office:value-type="float" office:value="125.922154168149">
                <text:p>125.922154168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964480793296">
                <text:p>16.0964480793296</text:p>
              </table:table-cell>
              <table:table-cell office:value-type="float" office:value="146.042948595471">
                <text:p>146.0429485954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6597979780732">
                <text:p>17.6597979780732</text:p>
              </table:table-cell>
              <table:table-cell office:value-type="float" office:value="193.225146907056">
                <text:p>193.225146907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4755781841973">
                <text:p>19.4755781841973</text:p>
              </table:table-cell>
              <table:table-cell office:value-type="float" office:value="197.096014542833">
                <text:p>197.0960145428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055859838073">
                <text:p>21.055859838073</text:p>
              </table:table-cell>
              <table:table-cell office:value-type="float" office:value="213.674011748711">
                <text:p>213.674011748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0394009961512">
                <text:p>23.0394009961512</text:p>
              </table:table-cell>
              <table:table-cell office:value-type="float" office:value="215.162929944347">
                <text:p>215.162929944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8421300890857">
                <text:p>24.8421300890857</text:p>
              </table:table-cell>
              <table:table-cell office:value-type="float" office:value="243.446122133225">
                <text:p>243.446122133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3241714191218">
                <text:p>26.3241714191218</text:p>
              </table:table-cell>
              <table:table-cell office:value-type="float" office:value="258.639840716609">
                <text:p>258.6398407166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3133363338614">
                <text:p>28.3133363338614</text:p>
              </table:table-cell>
              <table:table-cell office:value-type="float" office:value="279.785756708234">
                <text:p>279.7857567082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9414751128023">
                <text:p>29.9414751128023</text:p>
              </table:table-cell>
              <table:table-cell office:value-type="float" office:value="285.510948152568">
                <text:p>285.5109481525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5482180513206">
                <text:p>31.5482180513206</text:p>
              </table:table-cell>
              <table:table-cell office:value-type="float" office:value="293.333231624134">
                <text:p>293.333231624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3392924856246">
                <text:p>33.3392924856246</text:p>
              </table:table-cell>
              <table:table-cell office:value-type="float" office:value="317.154084961661">
                <text:p>317.1540849616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.1371830290578">
                <text:p>35.1371830290578</text:p>
              </table:table-cell>
              <table:table-cell office:value-type="float" office:value="336.229241456305">
                <text:p>336.2292414563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7263779005434">
                <text:p>36.7263779005434</text:p>
              </table:table-cell>
              <table:table-cell office:value-type="float" office:value="348.449662893092">
                <text:p>348.449662893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.3816440763623">
                <text:p>38.3816440763623</text:p>
              </table:table-cell>
              <table:table-cell office:value-type="float" office:value="364.671286021336">
                <text:p>364.6712860213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.1267110435106">
                <text:p>40.1267110435106</text:p>
              </table:table-cell>
              <table:table-cell office:value-type="float" office:value="411.512644697323">
                <text:p>411.512644697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.9784679516494">
                <text:p>41.9784679516494</text:p>
              </table:table-cell>
              <table:table-cell office:value-type="float" office:value="395.793905805475">
                <text:p>395.7939058054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.9176141343431">
                <text:p>43.9176141343431</text:p>
              </table:table-cell>
              <table:table-cell office:value-type="float" office:value="407.959772689155">
                <text:p>407.959772689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.6694087239905">
                <text:p>45.6694087239905</text:p>
              </table:table-cell>
              <table:table-cell office:value-type="float" office:value="431.69539168376">
                <text:p>431.695391683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5751308403748">
                <text:p>47.5751308403748</text:p>
              </table:table-cell>
              <table:table-cell office:value-type="float" office:value="451.354701499577">
                <text:p>451.3547014995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.9380214945068">
                <text:p>48.9380214945068</text:p>
              </table:table-cell>
              <table:table-cell office:value-type="float" office:value="462.372322732811">
                <text:p>462.3723227328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.7213793544898">
                <text:p>50.7213793544898</text:p>
              </table:table-cell>
              <table:table-cell office:value-type="float" office:value="473.973197843507">
                <text:p>473.9731978435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.8007658080213">
                <text:p>52.8007658080213</text:p>
              </table:table-cell>
              <table:table-cell office:value-type="float" office:value="494.054185212617">
                <text:p>494.0541852126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.4662546537768">
                <text:p>54.4662546537768</text:p>
              </table:table-cell>
              <table:table-cell office:value-type="float" office:value="485.413292630117">
                <text:p>485.4132926301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.1769820161225">
                <text:p>56.1769820161225</text:p>
              </table:table-cell>
              <table:table-cell office:value-type="float" office:value="550.053400836925">
                <text:p>550.053400836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.0344321937561">
                <text:p>58.0344321937561</text:p>
              </table:table-cell>
              <table:table-cell office:value-type="float" office:value="549.599068623374">
                <text:p>549.599068623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5809431150784">
                <text:p>59.5809431150784</text:p>
              </table:table-cell>
              <table:table-cell office:value-type="float" office:value="594.312779510059">
                <text:p>594.3127795100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.4374653636508">
                <text:p>61.4374653636508</text:p>
              </table:table-cell>
              <table:table-cell office:value-type="float" office:value="535.783890104875">
                <text:p>535.783890104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.0588841262878">
                <text:p>63.0588841262878</text:p>
              </table:table-cell>
              <table:table-cell office:value-type="float" office:value="648.537611762807">
                <text:p>648.5376117628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.0206959481846">
                <text:p>65.0206959481846</text:p>
              </table:table-cell>
              <table:table-cell office:value-type="float" office:value="607.49058060914">
                <text:p>607.490580609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.4772177412271">
                <text:p>66.4772177412271</text:p>
              </table:table-cell>
              <table:table-cell office:value-type="float" office:value="629.414144006662">
                <text:p>629.4141440066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.3603583786438">
                <text:p>68.3603583786438</text:p>
              </table:table-cell>
              <table:table-cell office:value-type="float" office:value="711.564607630016">
                <text:p>711.5646076300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.0535366871006">
                <text:p>70.0535366871006</text:p>
              </table:table-cell>
              <table:table-cell office:value-type="float" office:value="636.76763658517">
                <text:p>636.767636585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.7989718968136">
                <text:p>71.7989718968136</text:p>
              </table:table-cell>
              <table:table-cell office:value-type="float" office:value="679.625533374452">
                <text:p>679.62553337445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29cm" svg:y="3.954cm" style:legend-expansion="high" chart:style-name="ch2"/>
        <chart:plot-area chart:style-name="ch3" table:cell-range-address="Sheet1.E2:Sheet1.F6" svg:x="0.319cm" svg:y="0.18cm" svg:width="11.291cm" svg:height="8.645cm">
          <chartooo:coordinate-region svg:x="0.94cm" svg:y="0.379cm" svg:width="10.33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6" chart:class="chart:scatter">
            <chart:domain table:cell-range-address="Sheet1.E2:Sheet1.E6"/>
            <chart:regression-curve chart:style-name="ch7">
              <chart:equation chart:display-equation="true" chart:display-r-square="false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E2:Sheet1.E6</svg:desc>
                </draw:g>
              </table:table-cell>
              <table:table-cell office:value-type="float" office:value="1.88469">
                <text:p>1.88469</text:p>
                <draw:g>
                  <svg:desc>Sheet1.F2:Sheet1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3.84933">
                <text:p>3.849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5.56995">
                <text:p>5.56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7.714095">
                <text:p>7.714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9.47543">
                <text:p>9.4754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0.1_1'.A1:'0.1_1'.B42" svg:x="0.32cm" svg:y="0.18cm" svg:width="13.097cm" svg:height="8.64cm">
          <chartooo:coordinate-region svg:x="1.047cm" svg:y="0.38cm" svg:width="12.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1_1'.B1:'0.1_1'.B42" chart:class="chart:scatter">
            <chart:domain table:cell-range-address="'0.1_1'.A1:'0.1_1'.A42"/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5000114461346">
                <text:p>0.115000114461346</text:p>
                <draw:g>
                  <svg:desc>'0.1_1'.A1:'0.1_1'.A42</svg:desc>
                </draw:g>
              </table:table-cell>
              <table:table-cell office:value-type="float" office:value="0.5725727771931">
                <text:p>0.5725727771931</text:p>
                <draw:g>
                  <svg:desc>'0.1_1'.B1:'0.1_1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4392979826877">
                <text:p>3.04392979826877</text:p>
              </table:table-cell>
              <table:table-cell office:value-type="float" office:value="0.338895045048145">
                <text:p>0.338895045048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5729388301322">
                <text:p>5.75729388301322</text:p>
              </table:table-cell>
              <table:table-cell office:value-type="float" office:value="0.27006735531448">
                <text:p>0.27006735531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0548539854574">
                <text:p>8.40548539854574</text:p>
              </table:table-cell>
              <table:table-cell office:value-type="float" office:value="0.231527141284822">
                <text:p>0.231527141284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79902428929">
                <text:p>10.79902428929</text:p>
              </table:table-cell>
              <table:table-cell office:value-type="float" office:value="0.209847651296772">
                <text:p>0.209847651296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5192254815559">
                <text:p>13.5192254815559</text:p>
              </table:table-cell>
              <table:table-cell office:value-type="float" office:value="0.180032066945955">
                <text:p>0.1800320669459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44699221651">
                <text:p>16.244699221651</text:p>
              </table:table-cell>
              <table:table-cell office:value-type="float" office:value="0.173472871601213">
                <text:p>0.1734728716012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8247425607695">
                <text:p>18.8247425607695</text:p>
              </table:table-cell>
              <table:table-cell office:value-type="float" office:value="0.161558291595037">
                <text:p>0.161558291595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5085430533072">
                <text:p>21.5085430533072</text:p>
              </table:table-cell>
              <table:table-cell office:value-type="float" office:value="0.148086395721671">
                <text:p>0.1480863957216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8208309902848">
                <text:p>23.8208309902848</text:p>
              </table:table-cell>
              <table:table-cell office:value-type="float" office:value="0.139871135207342">
                <text:p>0.139871135207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5932306239639">
                <text:p>26.5932306239639</text:p>
              </table:table-cell>
              <table:table-cell office:value-type="float" office:value="0.136233702219229">
                <text:p>0.136233702219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.1219449761075">
                <text:p>29.1219449761075</text:p>
              </table:table-cell>
              <table:table-cell office:value-type="float" office:value="0.12872393384047">
                <text:p>0.12872393384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.1534181473974">
                <text:p>32.1534181473974</text:p>
              </table:table-cell>
              <table:table-cell office:value-type="float" office:value="0.130601865716439">
                <text:p>0.130601865716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5638748322551">
                <text:p>34.5638748322551</text:p>
              </table:table-cell>
              <table:table-cell office:value-type="float" office:value="0.121650357293057">
                <text:p>0.1216503572930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3573731928537">
                <text:p>37.3573731928537</text:p>
              </table:table-cell>
              <table:table-cell office:value-type="float" office:value="0.115742883210135">
                <text:p>0.115742883210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7971868115218">
                <text:p>39.7971868115218</text:p>
              </table:table-cell>
              <table:table-cell office:value-type="float" office:value="0.113356602283683">
                <text:p>0.1133566022836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4862625361639">
                <text:p>42.4862625361639</text:p>
              </table:table-cell>
              <table:table-cell office:value-type="float" office:value="0.109828913291576">
                <text:p>0.109828913291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.9674203848953">
                <text:p>44.9674203848953</text:p>
              </table:table-cell>
              <table:table-cell office:value-type="float" office:value="0.102508324981649">
                <text:p>0.102508324981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7812167806063">
                <text:p>47.7812167806063</text:p>
              </table:table-cell>
              <table:table-cell office:value-type="float" office:value="0.105868981577961">
                <text:p>0.1058689815779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.7120941490737">
                <text:p>50.7120941490737</text:p>
              </table:table-cell>
              <table:table-cell office:value-type="float" office:value="0.100753254363518">
                <text:p>0.100753254363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.0029771535513">
                <text:p>53.0029771535513</text:p>
              </table:table-cell>
              <table:table-cell office:value-type="float" office:value="0.0963566423362266">
                <text:p>0.09635664233622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6969866605489">
                <text:p>55.6969866605489</text:p>
              </table:table-cell>
              <table:table-cell office:value-type="float" office:value="0.0948252571918271">
                <text:p>0.09482525719182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.6315533771072">
                <text:p>58.6315533771072</text:p>
              </table:table-cell>
              <table:table-cell office:value-type="float" office:value="0.0939262239828316">
                <text:p>0.0939262239828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.8475547437447">
                <text:p>60.8475547437447</text:p>
              </table:table-cell>
              <table:table-cell office:value-type="float" office:value="0.0926997246195015">
                <text:p>0.0926997246195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.508492816731">
                <text:p>63.508492816731</text:p>
              </table:table-cell>
              <table:table-cell office:value-type="float" office:value="0.0956972993282211">
                <text:p>0.09569729932822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6.4267751681239">
                <text:p>66.4267751681239</text:p>
              </table:table-cell>
              <table:table-cell office:value-type="float" office:value="0.0907947061989448">
                <text:p>0.09079470619894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.1897689394255">
                <text:p>69.1897689394255</text:p>
              </table:table-cell>
              <table:table-cell office:value-type="float" office:value="0.0866286703325489">
                <text:p>0.0866286703325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.4158261118064">
                <text:p>71.4158261118064</text:p>
              </table:table-cell>
              <table:table-cell office:value-type="float" office:value="0.0825964818626675">
                <text:p>0.0825964818626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.4179190949463">
                <text:p>74.4179190949463</text:p>
              </table:table-cell>
              <table:table-cell office:value-type="float" office:value="0.0866628728839712">
                <text:p>0.0866628728839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.0948735716451">
                <text:p>77.0948735716451</text:p>
              </table:table-cell>
              <table:table-cell office:value-type="float" office:value="0.0820514284916716">
                <text:p>0.08205142849167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3828864039854">
                <text:p>79.3828864039854</text:p>
              </table:table-cell>
              <table:table-cell office:value-type="float" office:value="0.080124871076104">
                <text:p>0.0801248710761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.3089116046475">
                <text:p>82.3089116046475</text:p>
              </table:table-cell>
              <table:table-cell office:value-type="float" office:value="0.0816997596120829">
                <text:p>0.0816997596120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4.8825257545221">
                <text:p>84.8825257545221</text:p>
              </table:table-cell>
              <table:table-cell office:value-type="float" office:value="0.0764045407894782">
                <text:p>0.07640454078947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.5131769986944">
                <text:p>87.5131769986944</text:p>
              </table:table-cell>
              <table:table-cell office:value-type="float" office:value="0.0764633035146018">
                <text:p>0.07646330351460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.3883460467026">
                <text:p>90.3883460467026</text:p>
              </table:table-cell>
              <table:table-cell office:value-type="float" office:value="0.0760165487208641">
                <text:p>0.07601654872086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.5706069617539">
                <text:p>92.5706069617539</text:p>
              </table:table-cell>
              <table:table-cell office:value-type="float" office:value="0.0751059537941968">
                <text:p>0.07510595379419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.3350445078038">
                <text:p>95.3350445078038</text:p>
              </table:table-cell>
              <table:table-cell office:value-type="float" office:value="0.0777404475888375">
                <text:p>0.0777404475888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8.2051608306739">
                <text:p>98.2051608306739</text:p>
              </table:table-cell>
              <table:table-cell office:value-type="float" office:value="0.0729391607325688">
                <text:p>0.07293916073256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.662363019356">
                <text:p>100.662363019356</text:p>
              </table:table-cell>
              <table:table-cell office:value-type="float" office:value="0.0701443366960291">
                <text:p>0.07014433669602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84199819292">
                <text:p>103.284199819292</text:p>
              </table:table-cell>
              <table:table-cell office:value-type="float" office:value="0.0718085934027643">
                <text:p>0.07180859340276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6.131656636402">
                <text:p>106.131656636402</text:p>
              </table:table-cell>
              <table:table-cell office:value-type="float" office:value="0.0692351156641398">
                <text:p>0.06923511566413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8.884542732597">
                <text:p>108.884542732597</text:p>
              </table:table-cell>
              <table:table-cell office:value-type="float" office:value="0.0680943966432021">
                <text:p>0.06809439664320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legend chart:legend-position="end" svg:x="13.729cm" svg:y="4.204cm" style:legend-expansion="high" chart:style-name="ch2"/>
        <chart:plot-area chart:style-name="ch3" table:cell-range-address="'0.2_1'.A1:'0.2_1'.B42" svg:x="0.319cm" svg:y="0.18cm" svg:width="13.091cm" svg:height="8.646cm">
          <chartooo:coordinate-region svg:x="1.046cm" svg:y="0.38cm" svg:width="12.08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2_1'.B1:'0.2_1'.B42" chart:class="chart:scatter">
            <chart:domain table:cell-range-address="'0.2_1'.A1:'0.2_1'.A42"/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6614924431898">
                <text:p>0.146614924431898</text:p>
                <draw:g>
                  <svg:desc>'0.2_1'.A1:'0.2_1'.A42</svg:desc>
                </draw:g>
              </table:table-cell>
              <table:table-cell office:value-type="float" office:value="0.543580300991739">
                <text:p>0.543580300991739</text:p>
                <draw:g>
                  <svg:desc>'0.2_1'.B1:'0.2_1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5509065225605">
                <text:p>3.45509065225605</text:p>
              </table:table-cell>
              <table:table-cell office:value-type="float" office:value="0.251359835562945">
                <text:p>0.2513598355629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6262982100689">
                <text:p>5.96262982100689</text:p>
              </table:table-cell>
              <table:table-cell office:value-type="float" office:value="0.202661278418658">
                <text:p>0.202661278418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4992056600333">
                <text:p>9.04992056600333</text:p>
              </table:table-cell>
              <table:table-cell office:value-type="float" office:value="0.170596889747623">
                <text:p>0.170596889747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65089845562">
                <text:p>11.965089845562</text:p>
              </table:table-cell>
              <table:table-cell office:value-type="float" office:value="0.14471268430356">
                <text:p>0.14471268430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9396276313755">
                <text:p>14.9396276313755</text:p>
              </table:table-cell>
              <table:table-cell office:value-type="float" office:value="0.130029811214651">
                <text:p>0.130029811214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1282188941184">
                <text:p>18.1282188941184</text:p>
              </table:table-cell>
              <table:table-cell office:value-type="float" office:value="0.117174816177481">
                <text:p>0.1171748161774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2251689003125">
                <text:p>21.2251689003125</text:p>
              </table:table-cell>
              <table:table-cell office:value-type="float" office:value="0.109326154585762">
                <text:p>0.109326154585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961573199879">
                <text:p>23.961573199879</text:p>
              </table:table-cell>
              <table:table-cell office:value-type="float" office:value="0.106334517999713">
                <text:p>0.1063345179997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8491296334661">
                <text:p>26.8491296334661</text:p>
              </table:table-cell>
              <table:table-cell office:value-type="float" office:value="0.0971180213497739">
                <text:p>0.09711802134977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1139998832365">
                <text:p>30.1139998832365</text:p>
              </table:table-cell>
              <table:table-cell office:value-type="float" office:value="0.0927292678659546">
                <text:p>0.0927292678659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7327619112105">
                <text:p>32.7327619112105</text:p>
              </table:table-cell>
              <table:table-cell office:value-type="float" office:value="0.0891053797861951">
                <text:p>0.08910537978619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.9376835709063">
                <text:p>35.9376835709063</text:p>
              </table:table-cell>
              <table:table-cell office:value-type="float" office:value="0.086006773091149">
                <text:p>0.086006773091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7140791735092">
                <text:p>38.7140791735092</text:p>
              </table:table-cell>
              <table:table-cell office:value-type="float" office:value="0.0819835992021937">
                <text:p>0.08198359920219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6960718034431">
                <text:p>41.6960718034431</text:p>
              </table:table-cell>
              <table:table-cell office:value-type="float" office:value="0.0752829751326959">
                <text:p>0.07528297513269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6952605137517">
                <text:p>44.6952605137517</text:p>
              </table:table-cell>
              <table:table-cell office:value-type="float" office:value="0.0735585320855443">
                <text:p>0.07355853208554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0006146406415">
                <text:p>48.0006146406415</text:p>
              </table:table-cell>
              <table:table-cell office:value-type="float" office:value="0.075121548202903">
                <text:p>0.075121548202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.011152814583">
                <text:p>51.011152814583</text:p>
              </table:table-cell>
              <table:table-cell office:value-type="float" office:value="0.0729245235479916">
                <text:p>0.07292452354799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.0168998650596">
                <text:p>54.0168998650596</text:p>
              </table:table-cell>
              <table:table-cell office:value-type="float" office:value="0.0670115076440155">
                <text:p>0.06701150764401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6059957826779">
                <text:p>56.6059957826779</text:p>
              </table:table-cell>
              <table:table-cell office:value-type="float" office:value="0.0680008555905747">
                <text:p>0.06800085559057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5124068083694">
                <text:p>59.5124068083694</text:p>
              </table:table-cell>
              <table:table-cell office:value-type="float" office:value="0.0641638421873207">
                <text:p>0.06416384218732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9384334666324">
                <text:p>62.9384334666324</text:p>
              </table:table-cell>
              <table:table-cell office:value-type="float" office:value="0.0645255256897601">
                <text:p>0.06452552568976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.5247002016662">
                <text:p>65.5247002016662</text:p>
              </table:table-cell>
              <table:table-cell office:value-type="float" office:value="0.0632583269727665">
                <text:p>0.0632583269727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6961399495674">
                <text:p>68.6961399495674</text:p>
              </table:table-cell>
              <table:table-cell office:value-type="float" office:value="0.0617012116511101">
                <text:p>0.0617012116511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.4527955858828">
                <text:p>71.4527955858828</text:p>
              </table:table-cell>
              <table:table-cell office:value-type="float" office:value="0.0606083499199528">
                <text:p>0.06060834991995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.6695478504308">
                <text:p>74.6695478504308</text:p>
              </table:table-cell>
              <table:table-cell office:value-type="float" office:value="0.0601360751548774">
                <text:p>0.06013607515487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.4845255855388">
                <text:p>77.4845255855388</text:p>
              </table:table-cell>
              <table:table-cell office:value-type="float" office:value="0.0548892703093094">
                <text:p>0.05488927030930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.3712032289561">
                <text:p>80.3712032289561</text:p>
              </table:table-cell>
              <table:table-cell office:value-type="float" office:value="0.0584158235997108">
                <text:p>0.0584158235997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.3939468285885">
                <text:p>83.3939468285885</text:p>
              </table:table-cell>
              <table:table-cell office:value-type="float" office:value="0.0561488904063646">
                <text:p>0.05614889040636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.6250699319038">
                <text:p>86.6250699319038</text:p>
              </table:table-cell>
              <table:table-cell office:value-type="float" office:value="0.0542631747012091">
                <text:p>0.05426317470120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.6117484129404">
                <text:p>89.6117484129404</text:p>
              </table:table-cell>
              <table:table-cell office:value-type="float" office:value="0.0541800370234372">
                <text:p>0.05418003702343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.4578266084013">
                <text:p>92.4578266084013</text:p>
              </table:table-cell>
              <table:table-cell office:value-type="float" office:value="0.0533864942159608">
                <text:p>0.05338649421596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.2957647187209">
                <text:p>95.2957647187209</text:p>
              </table:table-cell>
              <table:table-cell office:value-type="float" office:value="0.0525526972136284">
                <text:p>0.05255269721362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.4759129912341">
                <text:p>98.4759129912341</text:p>
              </table:table-cell>
              <table:table-cell office:value-type="float" office:value="0.0517220960866077">
                <text:p>0.05172209608660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.586850226823">
                <text:p>101.586850226823</text:p>
              </table:table-cell>
              <table:table-cell office:value-type="float" office:value="0.0509127232133842">
                <text:p>0.05091272321338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.479545005548">
                <text:p>104.479545005548</text:p>
              </table:table-cell>
              <table:table-cell office:value-type="float" office:value="0.0500658213992501">
                <text:p>0.05006582139925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7.554517336987">
                <text:p>107.554517336987</text:p>
              </table:table-cell>
              <table:table-cell office:value-type="float" office:value="0.0494901006506592">
                <text:p>0.04949010065065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.55846753924">
                <text:p>110.55846753924</text:p>
              </table:table-cell>
              <table:table-cell office:value-type="float" office:value="0.0488737431222349">
                <text:p>0.04887374312223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3.12113365775">
                <text:p>113.12113365775</text:p>
              </table:table-cell>
              <table:table-cell office:value-type="float" office:value="0.0483345802939616">
                <text:p>0.04833458029396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6.242110497591">
                <text:p>116.242110497591</text:p>
              </table:table-cell>
              <table:table-cell office:value-type="float" office:value="0.0468089153252761">
                <text:p>0.04680891532527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9.448865154108">
                <text:p>119.448865154108</text:p>
              </table:table-cell>
              <table:table-cell office:value-type="float" office:value="0.0462256444387717">
                <text:p>0.04622564443877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2.247715285977">
                <text:p>122.247715285977</text:p>
              </table:table-cell>
              <table:table-cell office:value-type="float" office:value="0.0445860449078829">
                <text:p>0.04458604490788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legend chart:legend-position="end" svg:x="11.896cm" svg:y="3.955cm" style:legend-expansion="high" chart:style-name="ch2"/>
        <chart:plot-area chart:style-name="ch3" table:cell-range-address="'0.2_1'.A1:'0.2_1'.A42 '0.2_1'.C1:'0.2_1'.C42" svg:x="0.319cm" svg:y="0.18cm" svg:width="11.258cm" svg:height="8.646cm">
          <chartooo:coordinate-region svg:x="1.126cm" svg:y="0.38cm" svg:width="10.17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2_1'.C1:'0.2_1'.C42" chart:class="chart:scatter">
            <chart:domain table:cell-range-address="'0.2_1'.A1:'0.2_1'.A42"/>
            <chart:regression-curve chart:style-name="ch7">
              <chart:equation chart:display-equation="true" chart:display-r-square="false"/>
            </chart:regression-curve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6614924431898">
                <text:p>0.146614924431898</text:p>
                <draw:g>
                  <svg:desc>'0.2_1'.A1:'0.2_1'.A42</svg:desc>
                </draw:g>
              </table:table-cell>
              <table:table-cell office:value-type="float" office:value="3.38432903925433">
                <text:p>3.38432903925433</text:p>
                <draw:g>
                  <svg:desc>'0.2_1'.C1:'0.2_1'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5509065225605">
                <text:p>3.45509065225605</text:p>
              </table:table-cell>
              <table:table-cell office:value-type="float" office:value="15.8273509672649">
                <text:p>15.8273509672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6262982100689">
                <text:p>5.96262982100689</text:p>
              </table:table-cell>
              <table:table-cell office:value-type="float" office:value="24.3477281547203">
                <text:p>24.3477281547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4992056600333">
                <text:p>9.04992056600333</text:p>
              </table:table-cell>
              <table:table-cell office:value-type="float" office:value="34.3603660589124">
                <text:p>34.3603660589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65089845562">
                <text:p>11.965089845562</text:p>
              </table:table-cell>
              <table:table-cell office:value-type="float" office:value="47.7514761093482">
                <text:p>47.75147610934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9396276313755">
                <text:p>14.9396276313755</text:p>
              </table:table-cell>
              <table:table-cell office:value-type="float" office:value="59.1444688543869">
                <text:p>59.1444688543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1282188941184">
                <text:p>18.1282188941184</text:p>
              </table:table-cell>
              <table:table-cell office:value-type="float" office:value="72.8335432432344">
                <text:p>72.8335432432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2251689003125">
                <text:p>21.2251689003125</text:p>
              </table:table-cell>
              <table:table-cell office:value-type="float" office:value="83.666548774811">
                <text:p>83.666548774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961573199879">
                <text:p>23.961573199879</text:p>
              </table:table-cell>
              <table:table-cell office:value-type="float" office:value="88.4405564431844">
                <text:p>88.4405564431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8491296334661">
                <text:p>26.8491296334661</text:p>
              </table:table-cell>
              <table:table-cell office:value-type="float" office:value="106.023063460474">
                <text:p>106.0230634604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1139998832365">
                <text:p>30.1139998832365</text:p>
              </table:table-cell>
              <table:table-cell office:value-type="float" office:value="116.296417961639">
                <text:p>116.2964179616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7327619112105">
                <text:p>32.7327619112105</text:p>
              </table:table-cell>
              <table:table-cell office:value-type="float" office:value="125.948253270685">
                <text:p>125.9482532706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.9376835709063">
                <text:p>35.9376835709063</text:p>
              </table:table-cell>
              <table:table-cell office:value-type="float" office:value="135.186926021948">
                <text:p>135.186926021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.7140791735092">
                <text:p>38.7140791735092</text:p>
              </table:table-cell>
              <table:table-cell office:value-type="float" office:value="148.780508551811">
                <text:p>148.7805085518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6960718034431">
                <text:p>41.6960718034431</text:p>
              </table:table-cell>
              <table:table-cell office:value-type="float" office:value="176.443820311871">
                <text:p>176.443820311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6952605137517">
                <text:p>44.6952605137517</text:p>
              </table:table-cell>
              <table:table-cell office:value-type="float" office:value="184.81358521256">
                <text:p>184.81358521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0006146406415">
                <text:p>48.0006146406415</text:p>
              </table:table-cell>
              <table:table-cell office:value-type="float" office:value="177.202947030338">
                <text:p>177.202947030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.011152814583">
                <text:p>51.011152814583</text:p>
              </table:table-cell>
              <table:table-cell office:value-type="float" office:value="188.041107041381">
                <text:p>188.0411070413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.0168998650596">
                <text:p>54.0168998650596</text:p>
              </table:table-cell>
              <table:table-cell office:value-type="float" office:value="222.690259906066">
                <text:p>222.6902599060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6059957826779">
                <text:p>56.6059957826779</text:p>
              </table:table-cell>
              <table:table-cell office:value-type="float" office:value="216.257533747029">
                <text:p>216.2575337470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5124068083694">
                <text:p>59.5124068083694</text:p>
              </table:table-cell>
              <table:table-cell office:value-type="float" office:value="242.895392107846">
                <text:p>242.8953921078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9384334666324">
                <text:p>62.9384334666324</text:p>
              </table:table-cell>
              <table:table-cell office:value-type="float" office:value="240.180031330676">
                <text:p>240.180031330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.5247002016662">
                <text:p>65.5247002016662</text:p>
              </table:table-cell>
              <table:table-cell office:value-type="float" office:value="249.89904507197">
                <text:p>249.89904507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.6961399495674">
                <text:p>68.6961399495674</text:p>
              </table:table-cell>
              <table:table-cell office:value-type="float" office:value="262.671294834937">
                <text:p>262.6712948349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.4527955858828">
                <text:p>71.4527955858828</text:p>
              </table:table-cell>
              <table:table-cell office:value-type="float" office:value="272.229433396986">
                <text:p>272.229433396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.6695478504308">
                <text:p>74.6695478504308</text:p>
              </table:table-cell>
              <table:table-cell office:value-type="float" office:value="276.522095930378">
                <text:p>276.522095930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.4845255855388">
                <text:p>77.4845255855388</text:p>
              </table:table-cell>
              <table:table-cell office:value-type="float" office:value="331.91362864913">
                <text:p>331.913628649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.3712032289561">
                <text:p>80.3712032289561</text:p>
              </table:table-cell>
              <table:table-cell office:value-type="float" office:value="293.048155160975">
                <text:p>293.0481551609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3.3939468285885">
                <text:p>83.3939468285885</text:p>
              </table:table-cell>
              <table:table-cell office:value-type="float" office:value="317.188653548332">
                <text:p>317.1886535483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6.6250699319038">
                <text:p>86.6250699319038</text:p>
              </table:table-cell>
              <table:table-cell office:value-type="float" office:value="339.617141533044">
                <text:p>339.617141533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.6117484129404">
                <text:p>89.6117484129404</text:p>
              </table:table-cell>
              <table:table-cell office:value-type="float" office:value="340.660206281822">
                <text:p>340.660206281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.4578266084013">
                <text:p>92.4578266084013</text:p>
              </table:table-cell>
              <table:table-cell office:value-type="float" office:value="350.862695007095">
                <text:p>350.862695007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.2957647187209">
                <text:p>95.2957647187209</text:p>
              </table:table-cell>
              <table:table-cell office:value-type="float" office:value="362.084537193914">
                <text:p>362.0845371939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.4759129912341">
                <text:p>98.4759129912341</text:p>
              </table:table-cell>
              <table:table-cell office:value-type="float" office:value="373.807289773408">
                <text:p>373.807289773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.586850226823">
                <text:p>101.586850226823</text:p>
              </table:table-cell>
              <table:table-cell office:value-type="float" office:value="385.786783896122">
                <text:p>385.786783896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4.479545005548">
                <text:p>104.479545005548</text:p>
              </table:table-cell>
              <table:table-cell office:value-type="float" office:value="398.948933547007">
                <text:p>398.9489335470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7.554517336987">
                <text:p>107.554517336987</text:p>
              </table:table-cell>
              <table:table-cell office:value-type="float" office:value="408.284907142932">
                <text:p>408.2849071429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.55846753924">
                <text:p>110.55846753924</text:p>
              </table:table-cell>
              <table:table-cell office:value-type="float" office:value="418.647783548144">
                <text:p>418.6477835481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3.12113365775">
                <text:p>113.12113365775</text:p>
              </table:table-cell>
              <table:table-cell office:value-type="float" office:value="428.039744715011">
                <text:p>428.0397447150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6.242110497591">
                <text:p>116.242110497591</text:p>
              </table:table-cell>
              <table:table-cell office:value-type="float" office:value="456.397067003894">
                <text:p>456.3970670038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9.448865154108">
                <text:p>119.448865154108</text:p>
              </table:table-cell>
              <table:table-cell office:value-type="float" office:value="467.987282272954">
                <text:p>467.9872822729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2.247715285977">
                <text:p>122.247715285977</text:p>
              </table:table-cell>
              <table:table-cell office:value-type="float" office:value="503.039515531958">
                <text:p>503.0395155319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0.3_1'.A1:'0.3_1'.B42" svg:x="0.32cm" svg:y="0.18cm" svg:width="13.097cm" svg:height="8.64cm">
          <chartooo:coordinate-region svg:x="1.047cm" svg:y="0.38cm" svg:width="12.18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3_1'.B1:'0.3_1'.B42" chart:class="chart:scatter">
            <chart:domain table:cell-range-address="'0.3_1'.A1:'0.3_1'.A42"/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45671322099">
                <text:p>0.41945671322099</text:p>
                <draw:g>
                  <svg:desc>'0.3_1'.A1:'0.3_1'.A42</svg:desc>
                </draw:g>
              </table:table-cell>
              <table:table-cell office:value-type="float" office:value="0.448227107490664">
                <text:p>0.448227107490664</text:p>
                <draw:g>
                  <svg:desc>'0.3_1'.B1:'0.3_1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74378756364">
                <text:p>1.774378756364</text:p>
              </table:table-cell>
              <table:table-cell office:value-type="float" office:value="0.289029778010771">
                <text:p>0.2890297780107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7549233794104">
                <text:p>3.27549233794104</text:p>
              </table:table-cell>
              <table:table-cell office:value-type="float" office:value="0.215286826516609">
                <text:p>0.215286826516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4511481642451">
                <text:p>4.84511481642451</text:p>
              </table:table-cell>
              <table:table-cell office:value-type="float" office:value="0.178446523412268">
                <text:p>0.178446523412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57465438505838">
                <text:p>6.57465438505838</text:p>
              </table:table-cell>
              <table:table-cell office:value-type="float" office:value="0.156222115173453">
                <text:p>0.156222115173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92379892398312">
                <text:p>7.92379892398312</text:p>
              </table:table-cell>
              <table:table-cell office:value-type="float" office:value="0.144911694556028">
                <text:p>0.144911694556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61411927587221">
                <text:p>9.61411927587221</text:p>
              </table:table-cell>
              <table:table-cell office:value-type="float" office:value="0.126292900564726">
                <text:p>0.1262929005647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9901158989613">
                <text:p>10.9901158989613</text:p>
              </table:table-cell>
              <table:table-cell office:value-type="float" office:value="0.13374945364458">
                <text:p>0.13374945364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5214092242131">
                <text:p>12.5214092242131</text:p>
              </table:table-cell>
              <table:table-cell office:value-type="float" office:value="0.122543828050086">
                <text:p>0.1225438280500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2010806527078">
                <text:p>14.2010806527078</text:p>
              </table:table-cell>
              <table:table-cell office:value-type="float" office:value="0.155276354525338">
                <text:p>0.155276354525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3398836640631">
                <text:p>15.3398836640631</text:p>
              </table:table-cell>
              <table:table-cell office:value-type="float" office:value="0.133334183756047">
                <text:p>0.133334183756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.2308798797884">
                <text:p>17.2308798797884</text:p>
              </table:table-cell>
              <table:table-cell office:value-type="float" office:value="0.104559029243168">
                <text:p>0.104559029243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6372535606138">
                <text:p>18.6372535606138</text:p>
              </table:table-cell>
              <table:table-cell office:value-type="float" office:value="0.099237593956852">
                <text:p>0.099237593956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3268247794196">
                <text:p>20.3268247794196</text:p>
              </table:table-cell>
              <table:table-cell office:value-type="float" office:value="0.410003146965931">
                <text:p>0.4100031469659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5717378960218">
                <text:p>21.5717378960218</text:p>
              </table:table-cell>
              <table:table-cell office:value-type="float" office:value="0.133113445273928">
                <text:p>0.133113445273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1016504362982">
                <text:p>23.1016504362982</text:p>
              </table:table-cell>
              <table:table-cell office:value-type="float" office:value="0.0867108413937774">
                <text:p>0.08671084139377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83651282109">
                <text:p>24.83651282109</text:p>
              </table:table-cell>
              <table:table-cell office:value-type="float" office:value="0.562254996790598">
                <text:p>0.5622549967905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1736140769165">
                <text:p>26.1736140769165</text:p>
              </table:table-cell>
              <table:table-cell office:value-type="float" office:value="0.112057826323353">
                <text:p>0.1120578263233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8095332125345">
                <text:p>27.8095332125345</text:p>
              </table:table-cell>
              <table:table-cell office:value-type="float" office:value="0.0742334800789919">
                <text:p>0.07423348007899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.2358708943458">
                <text:p>29.2358708943458</text:p>
              </table:table-cell>
              <table:table-cell office:value-type="float" office:value="0.0775891265145645">
                <text:p>0.0775891265145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781478742187">
                <text:p>30.781478742187</text:p>
              </table:table-cell>
              <table:table-cell office:value-type="float" office:value="0.0777953998974827">
                <text:p>0.07779539989748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2623977218074">
                <text:p>32.2623977218074</text:p>
              </table:table-cell>
              <table:table-cell office:value-type="float" office:value="0.0735231891967924">
                <text:p>0.0735231891967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0261571805895">
                <text:p>34.0261571805895</text:p>
              </table:table-cell>
              <table:table-cell office:value-type="float" office:value="0.0715151339426093">
                <text:p>0.07151513394260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.3932812210194">
                <text:p>35.3932812210194</text:p>
              </table:table-cell>
              <table:table-cell office:value-type="float" office:value="0.071210455791317">
                <text:p>0.071210455791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.0667617479297">
                <text:p>37.0667617479297</text:p>
              </table:table-cell>
              <table:table-cell office:value-type="float" office:value="0.0649700804850331">
                <text:p>0.06497008048503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3731240316348">
                <text:p>38.3731240316348</text:p>
              </table:table-cell>
              <table:table-cell office:value-type="float" office:value="0.0726628569117665">
                <text:p>0.07266285691176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.9752310816915">
                <text:p>39.9752310816915</text:p>
              </table:table-cell>
              <table:table-cell office:value-type="float" office:value="0.0656726218036478">
                <text:p>0.0656726218036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7322273074462">
                <text:p>41.7322273074462</text:p>
              </table:table-cell>
              <table:table-cell office:value-type="float" office:value="0.0633954381501101">
                <text:p>0.0633954381501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.8993759373218">
                <text:p>42.8993759373218</text:p>
              </table:table-cell>
              <table:table-cell office:value-type="float" office:value="0.063487184829955">
                <text:p>0.0634871848299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4056389518656">
                <text:p>44.4056389518656</text:p>
              </table:table-cell>
              <table:table-cell office:value-type="float" office:value="0.0646652266184627">
                <text:p>0.0646652266184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.2011159193053">
                <text:p>46.2011159193053</text:p>
              </table:table-cell>
              <table:table-cell office:value-type="float" office:value="0.0712351430373027">
                <text:p>0.07123514303730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.9092079955621">
                <text:p>47.9092079955621</text:p>
              </table:table-cell>
              <table:table-cell office:value-type="float" office:value="0.0591415212493104">
                <text:p>0.05914152124931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.153156547008">
                <text:p>49.153156547008</text:p>
              </table:table-cell>
              <table:table-cell office:value-type="float" office:value="0.0623828171029198">
                <text:p>0.0623828171029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.5403107033887">
                <text:p>50.5403107033887</text:p>
              </table:table-cell>
              <table:table-cell office:value-type="float" office:value="0.0588136189308534">
                <text:p>0.0588136189308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2712696996691">
                <text:p>52.2712696996691</text:p>
              </table:table-cell>
              <table:table-cell office:value-type="float" office:value="0.0582108591269013">
                <text:p>0.05821085912690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8286141190489">
                <text:p>53.8286141190489</text:p>
              </table:table-cell>
              <table:table-cell office:value-type="float" office:value="0.0857846132511869">
                <text:p>0.08578461325118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5.1769043254779">
                <text:p>55.1769043254779</text:p>
              </table:table-cell>
              <table:table-cell office:value-type="float" office:value="0.0563608571153941">
                <text:p>0.05636085711539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.6457912446404">
                <text:p>56.6457912446404</text:p>
              </table:table-cell>
              <table:table-cell office:value-type="float" office:value="0.0562690629687149">
                <text:p>0.05626906296871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.5876855434058">
                <text:p>58.5876855434058</text:p>
              </table:table-cell>
              <table:table-cell office:value-type="float" office:value="0.154014560011004">
                <text:p>0.1540145600110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.9778203117342">
                <text:p>59.9778203117342</text:p>
              </table:table-cell>
              <table:table-cell office:value-type="float" office:value="0.165198067084929">
                <text:p>0.1651980670849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1.52639773901">
                <text:p>61.52639773901</text:p>
              </table:table-cell>
              <table:table-cell office:value-type="float" office:value="0.0531496288940589">
                <text:p>0.05314962889405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.7839336668215">
                <text:p>62.7839336668215</text:p>
              </table:table-cell>
              <table:table-cell office:value-type="float" office:value="0.0530847653537924">
                <text:p>0.05308476535379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scatter" chart:style-name="ch1">
        <chart:legend chart:legend-position="end" svg:x="13.75cm" svg:y="4.203cm" style:legend-expansion="high" chart:style-name="ch2"/>
        <chart:plot-area chart:style-name="ch3" table:cell-range-address="'0.3_2'.A1:'0.3_2'.B42" svg:x="0.32cm" svg:y="0.18cm" svg:width="13.11cm" svg:height="8.645cm">
          <chartooo:coordinate-region svg:x="1.232cm" svg:y="0.379cm" svg:width="11.91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3_2'.B1:'0.3_2'.B42" chart:class="chart:scatter">
            <chart:domain table:cell-range-address="'0.3_2'.A1:'0.3_2'.A42"/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1035659367087">
                <text:p>0.341035659367087</text:p>
                <draw:g>
                  <svg:desc>'0.3_2'.A1:'0.3_2'.A42</svg:desc>
                </draw:g>
              </table:table-cell>
              <table:table-cell office:value-type="float" office:value="0.446519956466979">
                <text:p>0.446519956466979</text:p>
                <draw:g>
                  <svg:desc>'0.3_2'.B1:'0.3_2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47835405194">
                <text:p>2.447835405194</text:p>
              </table:table-cell>
              <table:table-cell office:value-type="float" office:value="0.247733589407725">
                <text:p>0.247733589407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9733880571405">
                <text:p>4.69733880571405</text:p>
              </table:table-cell>
              <table:table-cell office:value-type="float" office:value="0.18559300489782">
                <text:p>0.185593004897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9713478255719">
                <text:p>6.59713478255719</text:p>
              </table:table-cell>
              <table:table-cell office:value-type="float" office:value="0.157673889763764">
                <text:p>0.157673889763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935109973023">
                <text:p>8.6935109973023</text:p>
              </table:table-cell>
              <table:table-cell office:value-type="float" office:value="0.139002743838465">
                <text:p>0.139002743838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6712912751377">
                <text:p>10.6712912751377</text:p>
              </table:table-cell>
              <table:table-cell office:value-type="float" office:value="0.126518828907335">
                <text:p>0.126518828907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0935187177067">
                <text:p>13.0935187177067</text:p>
              </table:table-cell>
              <table:table-cell office:value-type="float" office:value="0.115106191615004">
                <text:p>0.115106191615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75471654623">
                <text:p>15.175471654623</text:p>
              </table:table-cell>
              <table:table-cell office:value-type="float" office:value="0.102001782633858">
                <text:p>0.102001782633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933728587437">
                <text:p>16.933728587437</text:p>
              </table:table-cell>
              <table:table-cell office:value-type="float" office:value="0.100070620565539">
                <text:p>0.1000706205655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3968019632989">
                <text:p>19.3968019632989</text:p>
              </table:table-cell>
              <table:table-cell office:value-type="float" office:value="0.0943591584198937">
                <text:p>0.09435915841989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2987459206966">
                <text:p>21.2987459206966</text:p>
              </table:table-cell>
              <table:table-cell office:value-type="float" office:value="0.0900898769047703">
                <text:p>0.09008987690477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543017053119">
                <text:p>23.543017053119</text:p>
              </table:table-cell>
              <table:table-cell office:value-type="float" office:value="0.0861597896116277">
                <text:p>0.0861597896116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4397926938959">
                <text:p>25.4397926938959</text:p>
              </table:table-cell>
              <table:table-cell office:value-type="float" office:value="0.082666473968592">
                <text:p>0.082666473968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5927163564747">
                <text:p>27.5927163564747</text:p>
              </table:table-cell>
              <table:table-cell office:value-type="float" office:value="0.0784157911361717">
                <text:p>0.07841579113617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8867798066763">
                <text:p>29.8867798066763</text:p>
              </table:table-cell>
              <table:table-cell office:value-type="float" office:value="0.0806716864963958">
                <text:p>0.08067168649639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7088425532263">
                <text:p>31.7088425532263</text:p>
              </table:table-cell>
              <table:table-cell office:value-type="float" office:value="0.0714672804623587">
                <text:p>0.07146728046235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9171580432982">
                <text:p>33.9171580432982</text:p>
              </table:table-cell>
              <table:table-cell office:value-type="float" office:value="0.0717197594724739">
                <text:p>0.0717197594724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0079902085895">
                <text:p>36.0079902085895</text:p>
              </table:table-cell>
              <table:table-cell office:value-type="float" office:value="0.0692196586693175">
                <text:p>0.0692196586693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0509207169373">
                <text:p>38.0509207169373</text:p>
              </table:table-cell>
              <table:table-cell office:value-type="float" office:value="0.0645666911423091">
                <text:p>0.0645666911423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365027058619">
                <text:p>40.365027058619</text:p>
              </table:table-cell>
              <table:table-cell office:value-type="float" office:value="0.0680033889891582">
                <text:p>0.0680033889891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.1475011909516">
                <text:p>42.1475011909516</text:p>
              </table:table-cell>
              <table:table-cell office:value-type="float" office:value="0.0637690033658192">
                <text:p>0.06376900336581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6373883208835">
                <text:p>44.6373883208835</text:p>
              </table:table-cell>
              <table:table-cell office:value-type="float" office:value="0.0626180110153795">
                <text:p>0.06261801101537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.3873736204976">
                <text:p>46.3873736204976</text:p>
              </table:table-cell>
              <table:table-cell office:value-type="float" office:value="0.0599083239319244">
                <text:p>0.05990832393192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819716488709">
                <text:p>48.819716488709</text:p>
              </table:table-cell>
              <table:table-cell office:value-type="float" office:value="0.0610404249542707">
                <text:p>0.06104042495427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6997909668743">
                <text:p>50.6997909668743</text:p>
              </table:table-cell>
              <table:table-cell office:value-type="float" office:value="0.0588928187350612">
                <text:p>0.05889281873506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.0446862968939">
                <text:p>53.0446862968939</text:p>
              </table:table-cell>
              <table:table-cell office:value-type="float" office:value="0.0565435166149875">
                <text:p>0.0565435166149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8361773114584">
                <text:p>54.8361773114584</text:p>
              </table:table-cell>
              <table:table-cell office:value-type="float" office:value="0.0564632762773843">
                <text:p>0.05646327627738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.1376653705729">
                <text:p>57.1376653705729</text:p>
              </table:table-cell>
              <table:table-cell office:value-type="float" office:value="0.0524284738760848">
                <text:p>0.0524284738760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.2138477402931">
                <text:p>59.2138477402931</text:p>
              </table:table-cell>
              <table:table-cell office:value-type="float" office:value="0.0544325993416925">
                <text:p>0.05443259934169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.5014156073635">
                <text:p>61.5014156073635</text:p>
              </table:table-cell>
              <table:table-cell office:value-type="float" office:value="0.0515573999444695">
                <text:p>0.05155739994446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.4246431988481">
                <text:p>63.4246431988481</text:p>
              </table:table-cell>
              <table:table-cell office:value-type="float" office:value="0.0524018415198613">
                <text:p>0.05240184151986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.6593427176908">
                <text:p>65.6593427176908</text:p>
              </table:table-cell>
              <table:table-cell office:value-type="float" office:value="0.0492546386047074">
                <text:p>0.04925463860470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.819807778069">
                <text:p>67.819807778069</text:p>
              </table:table-cell>
              <table:table-cell office:value-type="float" office:value="0.0508909955085332">
                <text:p>0.05089099550853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.7742184168708">
                <text:p>69.7742184168708</text:p>
              </table:table-cell>
              <table:table-cell office:value-type="float" office:value="0.0500696843410726">
                <text:p>0.05006968434107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.1274454065869">
                <text:p>72.1274454065869</text:p>
              </table:table-cell>
              <table:table-cell office:value-type="float" office:value="0.0514535844657398">
                <text:p>0.05145358446573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.885506400361">
                <text:p>73.885506400361</text:p>
              </table:table-cell>
              <table:table-cell office:value-type="float" office:value="0.0489933276729978">
                <text:p>0.04899332767299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.2842342737592">
                <text:p>76.2842342737592</text:p>
              </table:table-cell>
              <table:table-cell office:value-type="float" office:value="0.0479862292351704">
                <text:p>0.04798622923517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.321150754427">
                <text:p>78.321150754427</text:p>
              </table:table-cell>
              <table:table-cell office:value-type="float" office:value="0.047380933136071">
                <text:p>0.0473809331360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.2488709433406">
                <text:p>80.2488709433406</text:p>
              </table:table-cell>
              <table:table-cell office:value-type="float" office:value="0.0492342881823429">
                <text:p>0.0492342881823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.2030007247078">
                <text:p>82.2030007247078</text:p>
              </table:table-cell>
              <table:table-cell office:value-type="float" office:value="0.0445446364495271">
                <text:p>0.04454463644952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.7753519303018">
                <text:p>84.7753519303018</text:p>
              </table:table-cell>
              <table:table-cell office:value-type="float" office:value="0.0460845842016061">
                <text:p>0.04608458420160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7875306130625">
                <text:p>86.7875306130625</text:p>
              </table:table-cell>
              <table:table-cell office:value-type="float" office:value="0.0477295049046951">
                <text:p>0.04772950490469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legend chart:legend-position="end" svg:x="11.89cm" svg:y="3.955cm" style:legend-expansion="high" chart:style-name="ch2"/>
        <chart:plot-area chart:style-name="ch3" table:cell-range-address="'0.3_2'.A1:'0.3_2'.A42 '0.3_2'.C1:'0.3_2'.C42" svg:x="0.319cm" svg:y="0.18cm" svg:width="11.252cm" svg:height="8.646cm">
          <chartooo:coordinate-region svg:x="1.126cm" svg:y="0.38cm" svg:width="10.16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3_2'.C1:'0.3_2'.C42" chart:class="chart:scatter">
            <chart:domain table:cell-range-address="'0.3_2'.A1:'0.3_2'.A42"/>
            <chart:regression-curve chart:style-name="ch7">
              <chart:equation chart:display-equation="true" chart:display-r-square="false"/>
            </chart:regression-curve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1035659367087">
                <text:p>0.341035659367087</text:p>
                <draw:g>
                  <svg:desc>'0.3_2'.A1:'0.3_2'.A42</svg:desc>
                </draw:g>
              </table:table-cell>
              <table:table-cell office:value-type="float" office:value="5.01554640019915">
                <text:p>5.01554640019915</text:p>
                <draw:g>
                  <svg:desc>'0.3_2'.C1:'0.3_2'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47835405194">
                <text:p>2.447835405194</text:p>
              </table:table-cell>
              <table:table-cell office:value-type="float" office:value="16.2940937082831">
                <text:p>16.2940937082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9733880571405">
                <text:p>4.69733880571405</text:p>
              </table:table-cell>
              <table:table-cell office:value-type="float" office:value="29.0319891718226">
                <text:p>29.03198917182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9713478255719">
                <text:p>6.59713478255719</text:p>
              </table:table-cell>
              <table:table-cell office:value-type="float" office:value="40.2235536406575">
                <text:p>40.2235536406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935109973023">
                <text:p>8.6935109973023</text:p>
              </table:table-cell>
              <table:table-cell office:value-type="float" office:value="51.7551121307806">
                <text:p>51.7551121307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6712912751377">
                <text:p>10.6712912751377</text:p>
              </table:table-cell>
              <table:table-cell office:value-type="float" office:value="62.4726133023087">
                <text:p>62.47261330230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0935187177067">
                <text:p>13.0935187177067</text:p>
              </table:table-cell>
              <table:table-cell office:value-type="float" office:value="75.4749144945751">
                <text:p>75.4749144945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175471654623">
                <text:p>15.175471654623</text:p>
              </table:table-cell>
              <table:table-cell office:value-type="float" office:value="96.1135185804725">
                <text:p>96.1135185804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933728587437">
                <text:p>16.933728587437</text:p>
              </table:table-cell>
              <table:table-cell office:value-type="float" office:value="99.8589083460941">
                <text:p>99.8589083460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3968019632989">
                <text:p>19.3968019632989</text:p>
              </table:table-cell>
              <table:table-cell office:value-type="float" office:value="112.313479601357">
                <text:p>112.3134796013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.2987459206966">
                <text:p>21.2987459206966</text:p>
              </table:table-cell>
              <table:table-cell office:value-type="float" office:value="123.210583119774">
                <text:p>123.2105831197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.543017053119">
                <text:p>23.543017053119</text:p>
              </table:table-cell>
              <table:table-cell office:value-type="float" office:value="134.707178694348">
                <text:p>134.7071786943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4397926938959">
                <text:p>25.4397926938959</text:p>
              </table:table-cell>
              <table:table-cell office:value-type="float" office:value="146.33262809896">
                <text:p>146.33262809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5927163564747">
                <text:p>27.5927163564747</text:p>
              </table:table-cell>
              <table:table-cell office:value-type="float" office:value="162.627109565024">
                <text:p>162.627109565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8867798066763">
                <text:p>29.8867798066763</text:p>
              </table:table-cell>
              <table:table-cell office:value-type="float" office:value="153.658902691987">
                <text:p>153.6589026919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7088425532263">
                <text:p>31.7088425532263</text:p>
              </table:table-cell>
              <table:table-cell office:value-type="float" office:value="195.787737384252">
                <text:p>195.7877373842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9171580432982">
                <text:p>33.9171580432982</text:p>
              </table:table-cell>
              <table:table-cell office:value-type="float" office:value="194.411679101853">
                <text:p>194.411679101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0079902085895">
                <text:p>36.0079902085895</text:p>
              </table:table-cell>
              <table:table-cell office:value-type="float" office:value="208.708959618477">
                <text:p>208.708959618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.0509207169373">
                <text:p>38.0509207169373</text:p>
              </table:table-cell>
              <table:table-cell office:value-type="float" office:value="239.873868271422">
                <text:p>239.873868271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365027058619">
                <text:p>40.365027058619</text:p>
              </table:table-cell>
              <table:table-cell office:value-type="float" office:value="216.24142112874">
                <text:p>216.241421128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.1475011909516">
                <text:p>42.1475011909516</text:p>
              </table:table-cell>
              <table:table-cell office:value-type="float" office:value="245.912576995292">
                <text:p>245.9125769952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.6373883208835">
                <text:p>44.6373883208835</text:p>
              </table:table-cell>
              <table:table-cell office:value-type="float" office:value="255.035984965862">
                <text:p>255.0359849658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.3873736204976">
                <text:p>46.3873736204976</text:p>
              </table:table-cell>
              <table:table-cell office:value-type="float" office:value="278.628579717426">
                <text:p>278.6285797174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819716488709">
                <text:p>48.819716488709</text:p>
              </table:table-cell>
              <table:table-cell office:value-type="float" office:value="268.389117987231">
                <text:p>268.3891179872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6997909668743">
                <text:p>50.6997909668743</text:p>
              </table:table-cell>
              <table:table-cell office:value-type="float" office:value="288.320364178305">
                <text:p>288.320364178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.0446862968939">
                <text:p>53.0446862968939</text:p>
              </table:table-cell>
              <table:table-cell office:value-type="float" office:value="312.776683115059">
                <text:p>312.7766831150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8361773114584">
                <text:p>54.8361773114584</text:p>
              </table:table-cell>
              <table:table-cell office:value-type="float" office:value="313.666292832317">
                <text:p>313.6662928323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.1376653705729">
                <text:p>57.1376653705729</text:p>
              </table:table-cell>
              <table:table-cell office:value-type="float" office:value="363.802406629894">
                <text:p>363.8024066298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.2138477402931">
                <text:p>59.2138477402931</text:p>
              </table:table-cell>
              <table:table-cell office:value-type="float" office:value="337.506275424969">
                <text:p>337.5062754249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.5014156073635">
                <text:p>61.5014156073635</text:p>
              </table:table-cell>
              <table:table-cell office:value-type="float" office:value="376.199301407458">
                <text:p>376.1993014074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.4246431988481">
                <text:p>63.4246431988481</text:p>
              </table:table-cell>
              <table:table-cell office:value-type="float" office:value="364.172293531634">
                <text:p>364.1722935316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.6593427176908">
                <text:p>65.6593427176908</text:p>
              </table:table-cell>
              <table:table-cell office:value-type="float" office:value="412.197853848217">
                <text:p>412.1978538482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.819807778069">
                <text:p>67.819807778069</text:p>
              </table:table-cell>
              <table:table-cell office:value-type="float" office:value="386.11627443481">
                <text:p>386.116274434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.7742184168708">
                <text:p>69.7742184168708</text:p>
              </table:table-cell>
              <table:table-cell office:value-type="float" office:value="398.887377054646">
                <text:p>398.8873770546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2.1274454065869">
                <text:p>72.1274454065869</text:p>
              </table:table-cell>
              <table:table-cell office:value-type="float" office:value="377.718912179438">
                <text:p>377.7189121794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.885506400361">
                <text:p>73.885506400361</text:p>
              </table:table-cell>
              <table:table-cell office:value-type="float" office:value="416.606578723241">
                <text:p>416.6065787232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6.2842342737592">
                <text:p>76.2842342737592</text:p>
              </table:table-cell>
              <table:table-cell office:value-type="float" office:value="434.276922257642">
                <text:p>434.2769222576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8.321150754427">
                <text:p>78.321150754427</text:p>
              </table:table-cell>
              <table:table-cell office:value-type="float" office:value="445.443658741079">
                <text:p>445.4436587410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.2488709433406">
                <text:p>80.2488709433406</text:p>
              </table:table-cell>
              <table:table-cell office:value-type="float" office:value="412.538678682183">
                <text:p>412.5386786821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2.2030007247078">
                <text:p>82.2030007247078</text:p>
              </table:table-cell>
              <table:table-cell office:value-type="float" office:value="503.975195975775">
                <text:p>503.975195975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.7753519303018">
                <text:p>84.7753519303018</text:p>
              </table:table-cell>
              <table:table-cell office:value-type="float" office:value="470.856590084213">
                <text:p>470.8565900842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7875306130625">
                <text:p>86.7875306130625</text:p>
              </table:table-cell>
              <table:table-cell office:value-type="float" office:value="438.961206681165">
                <text:p>438.9612066811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0.4_1'.A1:'0.4_1'.B42" svg:x="0.32cm" svg:y="0.18cm" svg:width="13.097cm" svg:height="8.64cm">
          <chartooo:coordinate-region svg:x="1.047cm" svg:y="0.38cm" svg:width="12.0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4_1'.B1:'0.4_1'.B42" chart:class="chart:scatter">
            <chart:domain table:cell-range-address="'0.4_1'.A1:'0.4_1'.A42"/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0464324865625">
                <text:p>0.0620464324865625</text:p>
                <draw:g>
                  <svg:desc>'0.4_1'.A1:'0.4_1'.A42</svg:desc>
                </draw:g>
              </table:table-cell>
              <table:table-cell office:value-type="float" office:value="0.563280090797872">
                <text:p>0.563280090797872</text:p>
                <draw:g>
                  <svg:desc>'0.4_1'.B1:'0.4_1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1703982026105">
                <text:p>3.01703982026105</text:p>
              </table:table-cell>
              <table:table-cell office:value-type="float" office:value="0.199636496830351">
                <text:p>0.199636496830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5149341786009">
                <text:p>5.45149341786009</text:p>
              </table:table-cell>
              <table:table-cell office:value-type="float" office:value="0.142897191168258">
                <text:p>0.142897191168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88194264527775">
                <text:p>7.88194264527775</text:p>
              </table:table-cell>
              <table:table-cell office:value-type="float" office:value="0.127004127592861">
                <text:p>0.127004127592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645917907979">
                <text:p>10.4645917907979</text:p>
              </table:table-cell>
              <table:table-cell office:value-type="float" office:value="0.110720637248821">
                <text:p>0.110720637248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0577930592216">
                <text:p>13.0577930592216</text:p>
              </table:table-cell>
              <table:table-cell office:value-type="float" office:value="0.0968978771316291">
                <text:p>0.0968978771316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5035247894771">
                <text:p>15.5035247894771</text:p>
              </table:table-cell>
              <table:table-cell office:value-type="float" office:value="0.0899371268866769">
                <text:p>0.0899371268866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988667406267">
                <text:p>18.3988667406267</text:p>
              </table:table-cell>
              <table:table-cell office:value-type="float" office:value="0.0841127120253557">
                <text:p>0.08411271202535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7561089504583">
                <text:p>20.7561089504583</text:p>
              </table:table-cell>
              <table:table-cell office:value-type="float" office:value="0.0805841030053427">
                <text:p>0.0805841030053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5680386810301">
                <text:p>23.5680386810301</text:p>
              </table:table-cell>
              <table:table-cell office:value-type="float" office:value="0.0741412552647924">
                <text:p>0.0741412552647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7374847469068">
                <text:p>25.7374847469068</text:p>
              </table:table-cell>
              <table:table-cell office:value-type="float" office:value="0.0705265487673472">
                <text:p>0.0705265487673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6792272101445">
                <text:p>28.6792272101445</text:p>
              </table:table-cell>
              <table:table-cell office:value-type="float" office:value="0.0715032196220396">
                <text:p>0.0715032196220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2195273404322">
                <text:p>31.2195273404322</text:p>
              </table:table-cell>
              <table:table-cell office:value-type="float" office:value="0.0672521049112055">
                <text:p>0.06725210491120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4052728675807">
                <text:p>33.4052728675807</text:p>
              </table:table-cell>
              <table:table-cell office:value-type="float" office:value="0.062526267302126">
                <text:p>0.062526267302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0784055084982">
                <text:p>36.0784055084982</text:p>
              </table:table-cell>
              <table:table-cell office:value-type="float" office:value="0.0604480929181585">
                <text:p>0.06044809291815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9819338083796">
                <text:p>38.9819338083796</text:p>
              </table:table-cell>
              <table:table-cell office:value-type="float" office:value="0.0604863096754325">
                <text:p>0.0604863096754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.3965777494632">
                <text:p>41.3965777494632</text:p>
              </table:table-cell>
              <table:table-cell office:value-type="float" office:value="0.0573728583064765">
                <text:p>0.05737285830647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8448620588736">
                <text:p>43.8448620588736</text:p>
              </table:table-cell>
              <table:table-cell office:value-type="float" office:value="0.05599363368443">
                <text:p>0.055993633684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5074694664467">
                <text:p>46.5074694664467</text:p>
              </table:table-cell>
              <table:table-cell office:value-type="float" office:value="0.0551557054723808">
                <text:p>0.0551557054723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1575762436432">
                <text:p>49.1575762436432</text:p>
              </table:table-cell>
              <table:table-cell office:value-type="float" office:value="0.0517580417354244">
                <text:p>0.05175804173542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.4035005060635">
                <text:p>51.4035005060635</text:p>
              </table:table-cell>
              <table:table-cell office:value-type="float" office:value="0.0493796188692249">
                <text:p>0.04937961886922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2986751332012">
                <text:p>54.2986751332012</text:p>
              </table:table-cell>
              <table:table-cell office:value-type="float" office:value="0.049269257177513">
                <text:p>0.049269257177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8212518915842">
                <text:p>56.8212518915842</text:p>
              </table:table-cell>
              <table:table-cell office:value-type="float" office:value="0.0479200805178359">
                <text:p>0.04792008051783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.2158390980411">
                <text:p>59.2158390980411</text:p>
              </table:table-cell>
              <table:table-cell office:value-type="float" office:value="0.0471799996654934">
                <text:p>0.04717999966549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.0676581937941">
                <text:p>62.0676581937941</text:p>
              </table:table-cell>
              <table:table-cell office:value-type="float" office:value="0.0444866156728613">
                <text:p>0.04448661567286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.5241794768453">
                <text:p>64.5241794768453</text:p>
              </table:table-cell>
              <table:table-cell office:value-type="float" office:value="0.0452015198165969">
                <text:p>0.04520151981659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.936199872893">
                <text:p>66.936199872893</text:p>
              </table:table-cell>
              <table:table-cell office:value-type="float" office:value="0.0440800680913892">
                <text:p>0.04408006809138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.3359272809012">
                <text:p>69.3359272809012</text:p>
              </table:table-cell>
              <table:table-cell office:value-type="float" office:value="0.0436298411689442">
                <text:p>0.0436298411689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.9354652558461">
                <text:p>71.9354652558461</text:p>
              </table:table-cell>
              <table:table-cell office:value-type="float" office:value="0.0418796947730587">
                <text:p>0.0418796947730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.8635811981733">
                <text:p>74.8635811981733</text:p>
              </table:table-cell>
              <table:table-cell office:value-type="float" office:value="0.0401535520259608">
                <text:p>0.04015355202596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.2303858154175">
                <text:p>77.2303858154175</text:p>
              </table:table-cell>
              <table:table-cell office:value-type="float" office:value="0.0412972912447678">
                <text:p>0.04129729124476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.7371169470696">
                <text:p>79.7371169470696</text:p>
              </table:table-cell>
              <table:table-cell office:value-type="float" office:value="0.0414256411889506">
                <text:p>0.04142564118895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.2554360168289">
                <text:p>82.2554360168289</text:p>
              </table:table-cell>
              <table:table-cell office:value-type="float" office:value="0.0423845194275202">
                <text:p>0.04238451942752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.019209903953">
                <text:p>85.019209903953</text:p>
              </table:table-cell>
              <table:table-cell office:value-type="float" office:value="0.0374488978093719">
                <text:p>0.03744889780937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.5165947925159">
                <text:p>87.5165947925159</text:p>
              </table:table-cell>
              <table:table-cell office:value-type="float" office:value="0.0388586642740266">
                <text:p>0.03885866427402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.150974909992">
                <text:p>90.150974909992</text:p>
              </table:table-cell>
              <table:table-cell office:value-type="float" office:value="0.038267888299291">
                <text:p>0.038267888299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.7392062341963">
                <text:p>92.7392062341963</text:p>
              </table:table-cell>
              <table:table-cell office:value-type="float" office:value="0.0364812960813199">
                <text:p>0.0364812960813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2625989192077">
                <text:p>95.2625989192077</text:p>
              </table:table-cell>
              <table:table-cell office:value-type="float" office:value="0.0372109568140678">
                <text:p>0.03721095681406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.7182016823499">
                <text:p>97.7182016823499</text:p>
              </table:table-cell>
              <table:table-cell office:value-type="float" office:value="0.0367256013861484">
                <text:p>0.0367256013861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.144564284163">
                <text:p>100.144564284163</text:p>
              </table:table-cell>
              <table:table-cell office:value-type="float" office:value="0.036328527536877">
                <text:p>0.0363285275368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082624016635">
                <text:p>103.082624016635</text:p>
              </table:table-cell>
              <table:table-cell office:value-type="float" office:value="0.0350786375917501">
                <text:p>0.03507863759175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5.716585350961">
                <text:p>105.716585350961</text:p>
              </table:table-cell>
              <table:table-cell office:value-type="float" office:value="0.0351769727897683">
                <text:p>0.03517697278976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'0.4_1'.A1:'0.4_1'.A42 '0.4_1'.C1:'0.4_1'.C42" svg:x="0.32cm" svg:y="0.18cm" svg:width="11.264cm" svg:height="8.64cm">
          <chartooo:coordinate-region svg:x="1.127cm" svg:y="0.379cm" svg:width="10.17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4_1'.C1:'0.4_1'.C42" chart:class="chart:scatter">
            <chart:domain table:cell-range-address="'0.4_1'.A1:'0.4_1'.A42"/>
            <chart:regression-curve chart:style-name="ch7">
              <chart:equation chart:display-equation="true" chart:display-r-square="false"/>
            </chart:regression-curve>
            <chart:data-point chart:repeated="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0464324865625">
                <text:p>0.0620464324865625</text:p>
                <draw:g>
                  <svg:desc>'0.4_1'.A1:'0.4_1'.A42</svg:desc>
                </draw:g>
              </table:table-cell>
              <table:table-cell office:value-type="float" office:value="3.15174590595339">
                <text:p>3.15174590595339</text:p>
                <draw:g>
                  <svg:desc>'0.4_1'.C1:'0.4_1'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1703982026105">
                <text:p>3.01703982026105</text:p>
              </table:table-cell>
              <table:table-cell office:value-type="float" office:value="25.0911241464603">
                <text:p>25.0911241464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45149341786009">
                <text:p>5.45149341786009</text:p>
              </table:table-cell>
              <table:table-cell office:value-type="float" office:value="48.9725384069139">
                <text:p>48.9725384069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88194264527775">
                <text:p>7.88194264527775</text:p>
              </table:table-cell>
              <table:table-cell office:value-type="float" office:value="61.9960940979837">
                <text:p>61.99609409798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645917907979">
                <text:p>10.4645917907979</text:p>
              </table:table-cell>
              <table:table-cell office:value-type="float" office:value="81.5723260791004">
                <text:p>81.5723260791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0577930592216">
                <text:p>13.0577930592216</text:p>
              </table:table-cell>
              <table:table-cell office:value-type="float" office:value="106.505362532901">
                <text:p>106.505362532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5035247894771">
                <text:p>15.5035247894771</text:p>
              </table:table-cell>
              <table:table-cell office:value-type="float" office:value="123.629462437725">
                <text:p>123.629462437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988667406267">
                <text:p>18.3988667406267</text:p>
              </table:table-cell>
              <table:table-cell office:value-type="float" office:value="141.34378855757">
                <text:p>141.343788557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7561089504583">
                <text:p>20.7561089504583</text:p>
              </table:table-cell>
              <table:table-cell office:value-type="float" office:value="153.993095072033">
                <text:p>153.993095072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5680386810301">
                <text:p>23.5680386810301</text:p>
              </table:table-cell>
              <table:table-cell office:value-type="float" office:value="181.919867342407">
                <text:p>181.919867342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7374847469068">
                <text:p>25.7374847469068</text:p>
              </table:table-cell>
              <table:table-cell office:value-type="float" office:value="201.045675509192">
                <text:p>201.0456755091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6792272101445">
                <text:p>28.6792272101445</text:p>
              </table:table-cell>
              <table:table-cell office:value-type="float" office:value="195.590972023062">
                <text:p>195.5909720230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2195273404322">
                <text:p>31.2195273404322</text:p>
              </table:table-cell>
              <table:table-cell office:value-type="float" office:value="221.099742314043">
                <text:p>221.0997423140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4052728675807">
                <text:p>33.4052728675807</text:p>
              </table:table-cell>
              <table:table-cell office:value-type="float" office:value="255.784953838858">
                <text:p>255.7849538388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0784055084982">
                <text:p>36.0784055084982</text:p>
              </table:table-cell>
              <table:table-cell office:value-type="float" office:value="273.674789276015">
                <text:p>273.674789276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.9819338083796">
                <text:p>38.9819338083796</text:p>
              </table:table-cell>
              <table:table-cell office:value-type="float" office:value="273.329069428559">
                <text:p>273.3290694285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.3965777494632">
                <text:p>41.3965777494632</text:p>
              </table:table-cell>
              <table:table-cell office:value-type="float" office:value="303.799480021829">
                <text:p>303.7994800218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8448620588736">
                <text:p>43.8448620588736</text:p>
              </table:table-cell>
              <table:table-cell office:value-type="float" office:value="318.950066068682">
                <text:p>318.9500660686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.5074694664467">
                <text:p>46.5074694664467</text:p>
              </table:table-cell>
              <table:table-cell office:value-type="float" office:value="328.714689657446">
                <text:p>328.7146896574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1575762436432">
                <text:p>49.1575762436432</text:p>
              </table:table-cell>
              <table:table-cell office:value-type="float" office:value="373.288256238002">
                <text:p>373.288256238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.4035005060635">
                <text:p>51.4035005060635</text:p>
              </table:table-cell>
              <table:table-cell office:value-type="float" office:value="410.113941355648">
                <text:p>410.1139413556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2986751332012">
                <text:p>54.2986751332012</text:p>
              </table:table-cell>
              <table:table-cell office:value-type="float" office:value="411.953285501167">
                <text:p>411.953285501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8212518915842">
                <text:p>56.8212518915842</text:p>
              </table:table-cell>
              <table:table-cell office:value-type="float" office:value="435.476698564189">
                <text:p>435.4766985641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.2158390980411">
                <text:p>59.2158390980411</text:p>
              </table:table-cell>
              <table:table-cell office:value-type="float" office:value="449.24591117942">
                <text:p>449.24591117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.0676581937941">
                <text:p>62.0676581937941</text:p>
              </table:table-cell>
              <table:table-cell office:value-type="float" office:value="505.290652337799">
                <text:p>505.2906523377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.5241794768453">
                <text:p>64.5241794768453</text:p>
              </table:table-cell>
              <table:table-cell office:value-type="float" office:value="489.433762858111">
                <text:p>489.4337628581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.936199872893">
                <text:p>66.936199872893</text:p>
              </table:table-cell>
              <table:table-cell office:value-type="float" office:value="514.654158830786">
                <text:p>514.6541588307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.3359272809012">
                <text:p>69.3359272809012</text:p>
              </table:table-cell>
              <table:table-cell office:value-type="float" office:value="525.330645091494">
                <text:p>525.3306450914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.9354652558461">
                <text:p>71.9354652558461</text:p>
              </table:table-cell>
              <table:table-cell office:value-type="float" office:value="570.155061912275">
                <text:p>570.155061912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.8635811981733">
                <text:p>74.8635811981733</text:p>
              </table:table-cell>
              <table:table-cell office:value-type="float" office:value="620.228989171121">
                <text:p>620.2289891711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.2303858154175">
                <text:p>77.2303858154175</text:p>
              </table:table-cell>
              <table:table-cell office:value-type="float" office:value="586.349915573009">
                <text:p>586.3499155730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.7371169470696">
                <text:p>79.7371169470696</text:p>
              </table:table-cell>
              <table:table-cell office:value-type="float" office:value="582.722143493626">
                <text:p>582.7221434936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.2554360168289">
                <text:p>82.2554360168289</text:p>
              </table:table-cell>
              <table:table-cell office:value-type="float" office:value="556.654178415909">
                <text:p>556.654178415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.019209903953">
                <text:p>85.019209903953</text:p>
              </table:table-cell>
              <table:table-cell office:value-type="float" office:value="713.053177859905">
                <text:p>713.0531778599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.5165947925159">
                <text:p>87.5165947925159</text:p>
              </table:table-cell>
              <table:table-cell office:value-type="float" office:value="662.253502412275">
                <text:p>662.2535024122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.150974909992">
                <text:p>90.150974909992</text:p>
              </table:table-cell>
              <table:table-cell office:value-type="float" office:value="682.858948145008">
                <text:p>682.8589481450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.7392062341963">
                <text:p>92.7392062341963</text:p>
              </table:table-cell>
              <table:table-cell office:value-type="float" office:value="751.379741465482">
                <text:p>751.3797414654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.2625989192077">
                <text:p>95.2625989192077</text:p>
              </table:table-cell>
              <table:table-cell office:value-type="float" office:value="722.201399100041">
                <text:p>722.2013991000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.7182016823499">
                <text:p>97.7182016823499</text:p>
              </table:table-cell>
              <table:table-cell office:value-type="float" office:value="741.416364820034">
                <text:p>741.4163648200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.144564284163">
                <text:p>100.144564284163</text:p>
              </table:table-cell>
              <table:table-cell office:value-type="float" office:value="757.712425363644">
                <text:p>757.712425363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082624016635">
                <text:p>103.082624016635</text:p>
              </table:table-cell>
              <table:table-cell office:value-type="float" office:value="812.670630417505">
                <text:p>812.6706304175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5.716585350961">
                <text:p>105.716585350961</text:p>
              </table:table-cell>
              <table:table-cell office:value-type="float" office:value="808.133433304139">
                <text:p>808.1334333041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0.5_1'.A1:'0.5_1'.B42" svg:x="0.32cm" svg:y="0.18cm" svg:width="13.097cm" svg:height="8.64cm">
          <chartooo:coordinate-region svg:x="1.232cm" svg:y="0.379cm" svg:width="11.99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5_1'.B1:'0.5_1'.B42" chart:class="chart:scatter">
            <chart:domain table:cell-range-address="'0.5_1'.A1:'0.5_1'.A42"/>
            <chart:data-point chart:repeated="4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8422657909613">
                <text:p>0.268422657909613</text:p>
                <draw:g>
                  <svg:desc>'0.5_1'.A1:'0.5_1'.A42</svg:desc>
                </draw:g>
              </table:table-cell>
              <table:table-cell office:value-type="float" office:value="0.449833182673794">
                <text:p>0.449833182673794</text:p>
                <draw:g>
                  <svg:desc>'0.5_1'.B1:'0.5_1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122628553246">
                <text:p>2.2122628553246</text:p>
              </table:table-cell>
              <table:table-cell office:value-type="float" office:value="0.210340629176716">
                <text:p>0.210340629176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1772810628948">
                <text:p>3.91772810628948</text:p>
              </table:table-cell>
              <table:table-cell office:value-type="float" office:value="0.15752409807018">
                <text:p>0.15752409807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32942739595751">
                <text:p>5.32942739595751</text:p>
              </table:table-cell>
              <table:table-cell office:value-type="float" office:value="0.139797123938672">
                <text:p>0.139797123938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3915062290281">
                <text:p>7.13915062290281</text:p>
              </table:table-cell>
              <table:table-cell office:value-type="float" office:value="0.12335052009659">
                <text:p>0.12335052009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96547785296498">
                <text:p>8.96547785296498</text:p>
              </table:table-cell>
              <table:table-cell office:value-type="float" office:value="0.102609954783359">
                <text:p>0.102609954783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809441531671">
                <text:p>10.5809441531671</text:p>
              </table:table-cell>
              <table:table-cell office:value-type="float" office:value="0.0986594005123615">
                <text:p>0.0986594005123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6024049694178">
                <text:p>12.6024049694178</text:p>
              </table:table-cell>
              <table:table-cell office:value-type="float" office:value="0.0907194721918569">
                <text:p>0.09071947219185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2819850360334">
                <text:p>14.2819850360334</text:p>
              </table:table-cell>
              <table:table-cell office:value-type="float" office:value="0.0891146134669948">
                <text:p>0.0891146134669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964480793296">
                <text:p>16.0964480793296</text:p>
              </table:table-cell>
              <table:table-cell office:value-type="float" office:value="0.0827484187676389">
                <text:p>0.08274841876763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.6597979780732">
                <text:p>17.6597979780732</text:p>
              </table:table-cell>
              <table:table-cell office:value-type="float" office:value="0.071939626206003">
                <text:p>0.071939626206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4755781841973">
                <text:p>19.4755781841973</text:p>
              </table:table-cell>
              <table:table-cell office:value-type="float" office:value="0.0712296940148244">
                <text:p>0.07122969401482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.055859838073">
                <text:p>21.055859838073</text:p>
              </table:table-cell>
              <table:table-cell office:value-type="float" office:value="0.0684107179119114">
                <text:p>0.0684107179119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.0394009961512">
                <text:p>23.0394009961512</text:p>
              </table:table-cell>
              <table:table-cell office:value-type="float" office:value="0.0681736073924025">
                <text:p>0.0681736073924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8421300890857">
                <text:p>24.8421300890857</text:p>
              </table:table-cell>
              <table:table-cell office:value-type="float" office:value="0.0640912245547136">
                <text:p>0.06409122455471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3241714191218">
                <text:p>26.3241714191218</text:p>
              </table:table-cell>
              <table:table-cell office:value-type="float" office:value="0.0621802248164204">
                <text:p>0.0621802248164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.3133363338614">
                <text:p>28.3133363338614</text:p>
              </table:table-cell>
              <table:table-cell office:value-type="float" office:value="0.0597843069627134">
                <text:p>0.0597843069627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9414751128023">
                <text:p>29.9414751128023</text:p>
              </table:table-cell>
              <table:table-cell office:value-type="float" office:value="0.0591818608959733">
                <text:p>0.05918186089597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5482180513206">
                <text:p>31.5482180513206</text:p>
              </table:table-cell>
              <table:table-cell office:value-type="float" office:value="0.0583874309346245">
                <text:p>0.0583874309346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.3392924856246">
                <text:p>33.3392924856246</text:p>
              </table:table-cell>
              <table:table-cell office:value-type="float" office:value="0.0561519503305297">
                <text:p>0.0561519503305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.1371830290578">
                <text:p>35.1371830290578</text:p>
              </table:table-cell>
              <table:table-cell office:value-type="float" office:value="0.0545358717390839">
                <text:p>0.05453587173908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7263779005434">
                <text:p>36.7263779005434</text:p>
              </table:table-cell>
              <table:table-cell office:value-type="float" office:value="0.0535710274219579">
                <text:p>0.05357102742195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.3816440763623">
                <text:p>38.3816440763623</text:p>
              </table:table-cell>
              <table:table-cell office:value-type="float" office:value="0.0523659776098942">
                <text:p>0.05236597760989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.1267110435106">
                <text:p>40.1267110435106</text:p>
              </table:table-cell>
              <table:table-cell office:value-type="float" office:value="0.0492956284649923">
                <text:p>0.04929562846499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.9784679516494">
                <text:p>41.9784679516494</text:p>
              </table:table-cell>
              <table:table-cell office:value-type="float" office:value="0.0502649724134706">
                <text:p>0.0502649724134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.9176141343431">
                <text:p>43.9176141343431</text:p>
              </table:table-cell>
              <table:table-cell office:value-type="float" office:value="0.0495098179526712">
                <text:p>0.04950981795267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.6694087239905">
                <text:p>45.6694087239905</text:p>
              </table:table-cell>
              <table:table-cell office:value-type="float" office:value="0.0481294937626962">
                <text:p>0.04812949376269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.5751308403748">
                <text:p>47.5751308403748</text:p>
              </table:table-cell>
              <table:table-cell office:value-type="float" office:value="0.0470696549527705">
                <text:p>0.04706965495277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8.9380214945068">
                <text:p>48.9380214945068</text:p>
              </table:table-cell>
              <table:table-cell office:value-type="float" office:value="0.0465054750670528">
                <text:p>0.04650547506705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.7213793544898">
                <text:p>50.7213793544898</text:p>
              </table:table-cell>
              <table:table-cell office:value-type="float" office:value="0.0459328198630634">
                <text:p>0.04593281986306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.8007658080213">
                <text:p>52.8007658080213</text:p>
              </table:table-cell>
              <table:table-cell office:value-type="float" office:value="0.0449896597513671">
                <text:p>0.04498965975136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.4662546537768">
                <text:p>54.4662546537768</text:p>
              </table:table-cell>
              <table:table-cell office:value-type="float" office:value="0.0453883262113085">
                <text:p>0.0453883262113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.1769820161225">
                <text:p>56.1769820161225</text:p>
              </table:table-cell>
              <table:table-cell office:value-type="float" office:value="0.0426380734042678">
                <text:p>0.04263807340426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.0344321937561">
                <text:p>58.0344321937561</text:p>
              </table:table-cell>
              <table:table-cell office:value-type="float" office:value="0.042655693383578">
                <text:p>0.0426556933835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5809431150784">
                <text:p>59.5809431150784</text:p>
              </table:table-cell>
              <table:table-cell office:value-type="float" office:value="0.0410196986490721">
                <text:p>0.0410196986490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.4374653636508">
                <text:p>61.4374653636508</text:p>
              </table:table-cell>
              <table:table-cell office:value-type="float" office:value="0.0432021314930445">
                <text:p>0.04320213149304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.0588841262878">
                <text:p>63.0588841262878</text:p>
              </table:table-cell>
              <table:table-cell office:value-type="float" office:value="0.0392674243772935">
                <text:p>0.03926742437729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.0206959481846">
                <text:p>65.0206959481846</text:p>
              </table:table-cell>
              <table:table-cell office:value-type="float" office:value="0.0405723558385384">
                <text:p>0.04057235583853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.4772177412271">
                <text:p>66.4772177412271</text:p>
              </table:table-cell>
              <table:table-cell office:value-type="float" office:value="0.0398594912264371">
                <text:p>0.03985949122643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.3603583786438">
                <text:p>68.3603583786438</text:p>
              </table:table-cell>
              <table:table-cell office:value-type="float" office:value="0.0374880482884208">
                <text:p>0.03748804828842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.0535366871006">
                <text:p>70.0535366871006</text:p>
              </table:table-cell>
              <table:table-cell office:value-type="float" office:value="0.0396286710751387">
                <text:p>0.03962867107513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.7989718968136">
                <text:p>71.7989718968136</text:p>
              </table:table-cell>
              <table:table-cell office:value-type="float" office:value="0.0383588127315123">
                <text:p>0.038358812731512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